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3cm"/>
    </style:style>
    <style:style style:name="co3" style:family="table-column">
      <style:table-column-properties fo:break-before="auto" style:column-width="9.8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A2]/16)" office:value-type="float" office:value="0" calcext:value-type="float">
            <text:p>0</text:p>
          </table:table-cell>
          <table:table-cell table:formula="of:=MOD([.A2];16)" office:value-type="float" office:value="0" calcext:value-type="float">
            <text:p>0</text:p>
          </table:table-cell>
          <table:table-cell table:formula="of:=&quot;convert -extract 256x464+&quot;&amp;([.C2]*256)&amp;&quot;+&quot;&amp;([.B2]*464)&amp;&quot; font.png font_&quot;&amp;[.A2]&amp;&quot;.png&quot;" office:value-type="string" office:string-value="convert -extract 256x464+0+0 font.png font_0.png" calcext:value-type="string">
            <text:p>convert -extract 256x464+0+0 font.png font_0.png</text:p>
          </table:table-cell>
          <table:table-cell table:formula="of:=&quot;convert -extract 256x464+&quot;&amp;([.C2]*256)&amp;&quot;+&quot;&amp;([.B2]*464)&amp;&quot; tiles.png tiles_&quot;&amp;[.A2]&amp;&quot;.png&quot;" office:value-type="string" office:string-value="convert -extract 256x464+0+0 tiles.png tiles_0.png" calcext:value-type="string">
            <text:p>convert -extract 256x464+0+0 tiles.png tiles_0.p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16)" office:value-type="float" office:value="0" calcext:value-type="float">
            <text:p>0</text:p>
          </table:table-cell>
          <table:table-cell table:formula="of:=MOD([.A3];16)" office:value-type="float" office:value="1" calcext:value-type="float">
            <text:p>1</text:p>
          </table:table-cell>
          <table:table-cell table:formula="of:=&quot;convert -extract 256x464+&quot;&amp;([.C3]*256)&amp;&quot;+&quot;&amp;([.B3]*464)&amp;&quot; font.png font_&quot;&amp;[.A3]&amp;&quot;.png&quot;" office:value-type="string" office:string-value="convert -extract 256x464+256+0 font.png font_1.png" calcext:value-type="string">
            <text:p>convert -extract 256x464+256+0 font.png font_1.png</text:p>
          </table:table-cell>
          <table:table-cell table:formula="of:=&quot;convert -extract 256x464+&quot;&amp;([.C3]*256)&amp;&quot;+&quot;&amp;([.B3]*464)&amp;&quot; tiles.png tiles_&quot;&amp;[.A3]&amp;&quot;.png&quot;" office:value-type="string" office:string-value="convert -extract 256x464+256+0 tiles.png tiles_1.png" calcext:value-type="string">
            <text:p>convert -extract 256x464+256+0 tiles.png tiles_1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16)" office:value-type="float" office:value="0" calcext:value-type="float">
            <text:p>0</text:p>
          </table:table-cell>
          <table:table-cell table:formula="of:=MOD([.A4];16)" office:value-type="float" office:value="2" calcext:value-type="float">
            <text:p>2</text:p>
          </table:table-cell>
          <table:table-cell table:formula="of:=&quot;convert -extract 256x464+&quot;&amp;([.C4]*256)&amp;&quot;+&quot;&amp;([.B4]*464)&amp;&quot; font.png font_&quot;&amp;[.A4]&amp;&quot;.png&quot;" office:value-type="string" office:string-value="convert -extract 256x464+512+0 font.png font_2.png" calcext:value-type="string">
            <text:p>convert -extract 256x464+512+0 font.png font_2.png</text:p>
          </table:table-cell>
          <table:table-cell table:formula="of:=&quot;convert -extract 256x464+&quot;&amp;([.C4]*256)&amp;&quot;+&quot;&amp;([.B4]*464)&amp;&quot; tiles.png tiles_&quot;&amp;[.A4]&amp;&quot;.png&quot;" office:value-type="string" office:string-value="convert -extract 256x464+512+0 tiles.png tiles_2.png" calcext:value-type="string">
            <text:p>convert -extract 256x464+512+0 tiles.png tiles_2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16)" office:value-type="float" office:value="0" calcext:value-type="float">
            <text:p>0</text:p>
          </table:table-cell>
          <table:table-cell table:formula="of:=MOD([.A5];16)" office:value-type="float" office:value="3" calcext:value-type="float">
            <text:p>3</text:p>
          </table:table-cell>
          <table:table-cell table:formula="of:=&quot;convert -extract 256x464+&quot;&amp;([.C5]*256)&amp;&quot;+&quot;&amp;([.B5]*464)&amp;&quot; font.png font_&quot;&amp;[.A5]&amp;&quot;.png&quot;" office:value-type="string" office:string-value="convert -extract 256x464+768+0 font.png font_3.png" calcext:value-type="string">
            <text:p>convert -extract 256x464+768+0 font.png font_3.png</text:p>
          </table:table-cell>
          <table:table-cell table:formula="of:=&quot;convert -extract 256x464+&quot;&amp;([.C5]*256)&amp;&quot;+&quot;&amp;([.B5]*464)&amp;&quot; tiles.png tiles_&quot;&amp;[.A5]&amp;&quot;.png&quot;" office:value-type="string" office:string-value="convert -extract 256x464+768+0 tiles.png tiles_3.png" calcext:value-type="string">
            <text:p>convert -extract 256x464+768+0 tiles.png tiles_3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16)" office:value-type="float" office:value="0" calcext:value-type="float">
            <text:p>0</text:p>
          </table:table-cell>
          <table:table-cell table:formula="of:=MOD([.A6];16)" office:value-type="float" office:value="4" calcext:value-type="float">
            <text:p>4</text:p>
          </table:table-cell>
          <table:table-cell table:formula="of:=&quot;convert -extract 256x464+&quot;&amp;([.C6]*256)&amp;&quot;+&quot;&amp;([.B6]*464)&amp;&quot; font.png font_&quot;&amp;[.A6]&amp;&quot;.png&quot;" office:value-type="string" office:string-value="convert -extract 256x464+1024+0 font.png font_4.png" calcext:value-type="string">
            <text:p>convert -extract 256x464+1024+0 font.png font_4.png</text:p>
          </table:table-cell>
          <table:table-cell table:formula="of:=&quot;convert -extract 256x464+&quot;&amp;([.C6]*256)&amp;&quot;+&quot;&amp;([.B6]*464)&amp;&quot; tiles.png tiles_&quot;&amp;[.A6]&amp;&quot;.png&quot;" office:value-type="string" office:string-value="convert -extract 256x464+1024+0 tiles.png tiles_4.png" calcext:value-type="string">
            <text:p>convert -extract 256x464+1024+0 tiles.png tiles_4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16)" office:value-type="float" office:value="0" calcext:value-type="float">
            <text:p>0</text:p>
          </table:table-cell>
          <table:table-cell table:formula="of:=MOD([.A7];16)" office:value-type="float" office:value="5" calcext:value-type="float">
            <text:p>5</text:p>
          </table:table-cell>
          <table:table-cell table:formula="of:=&quot;convert -extract 256x464+&quot;&amp;([.C7]*256)&amp;&quot;+&quot;&amp;([.B7]*464)&amp;&quot; font.png font_&quot;&amp;[.A7]&amp;&quot;.png&quot;" office:value-type="string" office:string-value="convert -extract 256x464+1280+0 font.png font_5.png" calcext:value-type="string">
            <text:p>convert -extract 256x464+1280+0 font.png font_5.png</text:p>
          </table:table-cell>
          <table:table-cell table:formula="of:=&quot;convert -extract 256x464+&quot;&amp;([.C7]*256)&amp;&quot;+&quot;&amp;([.B7]*464)&amp;&quot; tiles.png tiles_&quot;&amp;[.A7]&amp;&quot;.png&quot;" office:value-type="string" office:string-value="convert -extract 256x464+1280+0 tiles.png tiles_5.png" calcext:value-type="string">
            <text:p>convert -extract 256x464+1280+0 tiles.png tiles_5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16)" office:value-type="float" office:value="0" calcext:value-type="float">
            <text:p>0</text:p>
          </table:table-cell>
          <table:table-cell table:formula="of:=MOD([.A8];16)" office:value-type="float" office:value="6" calcext:value-type="float">
            <text:p>6</text:p>
          </table:table-cell>
          <table:table-cell table:formula="of:=&quot;convert -extract 256x464+&quot;&amp;([.C8]*256)&amp;&quot;+&quot;&amp;([.B8]*464)&amp;&quot; font.png font_&quot;&amp;[.A8]&amp;&quot;.png&quot;" office:value-type="string" office:string-value="convert -extract 256x464+1536+0 font.png font_6.png" calcext:value-type="string">
            <text:p>convert -extract 256x464+1536+0 font.png font_6.png</text:p>
          </table:table-cell>
          <table:table-cell table:formula="of:=&quot;convert -extract 256x464+&quot;&amp;([.C8]*256)&amp;&quot;+&quot;&amp;([.B8]*464)&amp;&quot; tiles.png tiles_&quot;&amp;[.A8]&amp;&quot;.png&quot;" office:value-type="string" office:string-value="convert -extract 256x464+1536+0 tiles.png tiles_6.png" calcext:value-type="string">
            <text:p>convert -extract 256x464+1536+0 tiles.png tiles_6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16)" office:value-type="float" office:value="0" calcext:value-type="float">
            <text:p>0</text:p>
          </table:table-cell>
          <table:table-cell table:formula="of:=MOD([.A9];16)" office:value-type="float" office:value="7" calcext:value-type="float">
            <text:p>7</text:p>
          </table:table-cell>
          <table:table-cell table:formula="of:=&quot;convert -extract 256x464+&quot;&amp;([.C9]*256)&amp;&quot;+&quot;&amp;([.B9]*464)&amp;&quot; font.png font_&quot;&amp;[.A9]&amp;&quot;.png&quot;" office:value-type="string" office:string-value="convert -extract 256x464+1792+0 font.png font_7.png" calcext:value-type="string">
            <text:p>convert -extract 256x464+1792+0 font.png font_7.png</text:p>
          </table:table-cell>
          <table:table-cell table:formula="of:=&quot;convert -extract 256x464+&quot;&amp;([.C9]*256)&amp;&quot;+&quot;&amp;([.B9]*464)&amp;&quot; tiles.png tiles_&quot;&amp;[.A9]&amp;&quot;.png&quot;" office:value-type="string" office:string-value="convert -extract 256x464+1792+0 tiles.png tiles_7.png" calcext:value-type="string">
            <text:p>convert -extract 256x464+1792+0 tiles.png tiles_7.p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16)" office:value-type="float" office:value="0" calcext:value-type="float">
            <text:p>0</text:p>
          </table:table-cell>
          <table:table-cell table:formula="of:=MOD([.A10];16)" office:value-type="float" office:value="8" calcext:value-type="float">
            <text:p>8</text:p>
          </table:table-cell>
          <table:table-cell table:formula="of:=&quot;convert -extract 256x464+&quot;&amp;([.C10]*256)&amp;&quot;+&quot;&amp;([.B10]*464)&amp;&quot; font.png font_&quot;&amp;[.A10]&amp;&quot;.png&quot;" office:value-type="string" office:string-value="convert -extract 256x464+2048+0 font.png font_8.png" calcext:value-type="string">
            <text:p>convert -extract 256x464+2048+0 font.png font_8.png</text:p>
          </table:table-cell>
          <table:table-cell table:formula="of:=&quot;convert -extract 256x464+&quot;&amp;([.C10]*256)&amp;&quot;+&quot;&amp;([.B10]*464)&amp;&quot; tiles.png tiles_&quot;&amp;[.A10]&amp;&quot;.png&quot;" office:value-type="string" office:string-value="convert -extract 256x464+2048+0 tiles.png tiles_8.png" calcext:value-type="string">
            <text:p>convert -extract 256x464+2048+0 tiles.png tiles_8.p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16)" office:value-type="float" office:value="0" calcext:value-type="float">
            <text:p>0</text:p>
          </table:table-cell>
          <table:table-cell table:formula="of:=MOD([.A11];16)" office:value-type="float" office:value="9" calcext:value-type="float">
            <text:p>9</text:p>
          </table:table-cell>
          <table:table-cell table:formula="of:=&quot;convert -extract 256x464+&quot;&amp;([.C11]*256)&amp;&quot;+&quot;&amp;([.B11]*464)&amp;&quot; font.png font_&quot;&amp;[.A11]&amp;&quot;.png&quot;" office:value-type="string" office:string-value="convert -extract 256x464+2304+0 font.png font_9.png" calcext:value-type="string">
            <text:p>convert -extract 256x464+2304+0 font.png font_9.png</text:p>
          </table:table-cell>
          <table:table-cell table:formula="of:=&quot;convert -extract 256x464+&quot;&amp;([.C11]*256)&amp;&quot;+&quot;&amp;([.B11]*464)&amp;&quot; tiles.png tiles_&quot;&amp;[.A11]&amp;&quot;.png&quot;" office:value-type="string" office:string-value="convert -extract 256x464+2304+0 tiles.png tiles_9.png" calcext:value-type="string">
            <text:p>convert -extract 256x464+2304+0 tiles.png tiles_9.p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16)" office:value-type="float" office:value="0" calcext:value-type="float">
            <text:p>0</text:p>
          </table:table-cell>
          <table:table-cell table:formula="of:=MOD([.A12];16)" office:value-type="float" office:value="10" calcext:value-type="float">
            <text:p>10</text:p>
          </table:table-cell>
          <table:table-cell table:formula="of:=&quot;convert -extract 256x464+&quot;&amp;([.C12]*256)&amp;&quot;+&quot;&amp;([.B12]*464)&amp;&quot; font.png font_&quot;&amp;[.A12]&amp;&quot;.png&quot;" office:value-type="string" office:string-value="convert -extract 256x464+2560+0 font.png font_10.png" calcext:value-type="string">
            <text:p>convert -extract 256x464+2560+0 font.png font_10.png</text:p>
          </table:table-cell>
          <table:table-cell table:formula="of:=&quot;convert -extract 256x464+&quot;&amp;([.C12]*256)&amp;&quot;+&quot;&amp;([.B12]*464)&amp;&quot; tiles.png tiles_&quot;&amp;[.A12]&amp;&quot;.png&quot;" office:value-type="string" office:string-value="convert -extract 256x464+2560+0 tiles.png tiles_10.png" calcext:value-type="string">
            <text:p>convert -extract 256x464+2560+0 tiles.png tiles_10.p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16)" office:value-type="float" office:value="0" calcext:value-type="float">
            <text:p>0</text:p>
          </table:table-cell>
          <table:table-cell table:formula="of:=MOD([.A13];16)" office:value-type="float" office:value="11" calcext:value-type="float">
            <text:p>11</text:p>
          </table:table-cell>
          <table:table-cell table:formula="of:=&quot;convert -extract 256x464+&quot;&amp;([.C13]*256)&amp;&quot;+&quot;&amp;([.B13]*464)&amp;&quot; font.png font_&quot;&amp;[.A13]&amp;&quot;.png&quot;" office:value-type="string" office:string-value="convert -extract 256x464+2816+0 font.png font_11.png" calcext:value-type="string">
            <text:p>convert -extract 256x464+2816+0 font.png font_11.png</text:p>
          </table:table-cell>
          <table:table-cell table:formula="of:=&quot;convert -extract 256x464+&quot;&amp;([.C13]*256)&amp;&quot;+&quot;&amp;([.B13]*464)&amp;&quot; tiles.png tiles_&quot;&amp;[.A13]&amp;&quot;.png&quot;" office:value-type="string" office:string-value="convert -extract 256x464+2816+0 tiles.png tiles_11.png" calcext:value-type="string">
            <text:p>convert -extract 256x464+2816+0 tiles.png tiles_11.p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16)" office:value-type="float" office:value="0" calcext:value-type="float">
            <text:p>0</text:p>
          </table:table-cell>
          <table:table-cell table:formula="of:=MOD([.A14];16)" office:value-type="float" office:value="12" calcext:value-type="float">
            <text:p>12</text:p>
          </table:table-cell>
          <table:table-cell table:formula="of:=&quot;convert -extract 256x464+&quot;&amp;([.C14]*256)&amp;&quot;+&quot;&amp;([.B14]*464)&amp;&quot; font.png font_&quot;&amp;[.A14]&amp;&quot;.png&quot;" office:value-type="string" office:string-value="convert -extract 256x464+3072+0 font.png font_12.png" calcext:value-type="string">
            <text:p>convert -extract 256x464+3072+0 font.png font_12.png</text:p>
          </table:table-cell>
          <table:table-cell table:formula="of:=&quot;convert -extract 256x464+&quot;&amp;([.C14]*256)&amp;&quot;+&quot;&amp;([.B14]*464)&amp;&quot; tiles.png tiles_&quot;&amp;[.A14]&amp;&quot;.png&quot;" office:value-type="string" office:string-value="convert -extract 256x464+3072+0 tiles.png tiles_12.png" calcext:value-type="string">
            <text:p>convert -extract 256x464+3072+0 tiles.png tiles_12.p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16)" office:value-type="float" office:value="0" calcext:value-type="float">
            <text:p>0</text:p>
          </table:table-cell>
          <table:table-cell table:formula="of:=MOD([.A15];16)" office:value-type="float" office:value="13" calcext:value-type="float">
            <text:p>13</text:p>
          </table:table-cell>
          <table:table-cell table:formula="of:=&quot;convert -extract 256x464+&quot;&amp;([.C15]*256)&amp;&quot;+&quot;&amp;([.B15]*464)&amp;&quot; font.png font_&quot;&amp;[.A15]&amp;&quot;.png&quot;" office:value-type="string" office:string-value="convert -extract 256x464+3328+0 font.png font_13.png" calcext:value-type="string">
            <text:p>convert -extract 256x464+3328+0 font.png font_13.png</text:p>
          </table:table-cell>
          <table:table-cell table:formula="of:=&quot;convert -extract 256x464+&quot;&amp;([.C15]*256)&amp;&quot;+&quot;&amp;([.B15]*464)&amp;&quot; tiles.png tiles_&quot;&amp;[.A15]&amp;&quot;.png&quot;" office:value-type="string" office:string-value="convert -extract 256x464+3328+0 tiles.png tiles_13.png" calcext:value-type="string">
            <text:p>convert -extract 256x464+3328+0 tiles.png tiles_13.p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16)" office:value-type="float" office:value="0" calcext:value-type="float">
            <text:p>0</text:p>
          </table:table-cell>
          <table:table-cell table:formula="of:=MOD([.A16];16)" office:value-type="float" office:value="14" calcext:value-type="float">
            <text:p>14</text:p>
          </table:table-cell>
          <table:table-cell table:formula="of:=&quot;convert -extract 256x464+&quot;&amp;([.C16]*256)&amp;&quot;+&quot;&amp;([.B16]*464)&amp;&quot; font.png font_&quot;&amp;[.A16]&amp;&quot;.png&quot;" office:value-type="string" office:string-value="convert -extract 256x464+3584+0 font.png font_14.png" calcext:value-type="string">
            <text:p>convert -extract 256x464+3584+0 font.png font_14.png</text:p>
          </table:table-cell>
          <table:table-cell table:formula="of:=&quot;convert -extract 256x464+&quot;&amp;([.C16]*256)&amp;&quot;+&quot;&amp;([.B16]*464)&amp;&quot; tiles.png tiles_&quot;&amp;[.A16]&amp;&quot;.png&quot;" office:value-type="string" office:string-value="convert -extract 256x464+3584+0 tiles.png tiles_14.png" calcext:value-type="string">
            <text:p>convert -extract 256x464+3584+0 tiles.png tiles_14.p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16)" office:value-type="float" office:value="0" calcext:value-type="float">
            <text:p>0</text:p>
          </table:table-cell>
          <table:table-cell table:formula="of:=MOD([.A17];16)" office:value-type="float" office:value="15" calcext:value-type="float">
            <text:p>15</text:p>
          </table:table-cell>
          <table:table-cell table:formula="of:=&quot;convert -extract 256x464+&quot;&amp;([.C17]*256)&amp;&quot;+&quot;&amp;([.B17]*464)&amp;&quot; font.png font_&quot;&amp;[.A17]&amp;&quot;.png&quot;" office:value-type="string" office:string-value="convert -extract 256x464+3840+0 font.png font_15.png" calcext:value-type="string">
            <text:p>convert -extract 256x464+3840+0 font.png font_15.png</text:p>
          </table:table-cell>
          <table:table-cell table:formula="of:=&quot;convert -extract 256x464+&quot;&amp;([.C17]*256)&amp;&quot;+&quot;&amp;([.B17]*464)&amp;&quot; tiles.png tiles_&quot;&amp;[.A17]&amp;&quot;.png&quot;" office:value-type="string" office:string-value="convert -extract 256x464+3840+0 tiles.png tiles_15.png" calcext:value-type="string">
            <text:p>convert -extract 256x464+3840+0 tiles.png tiles_15.p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16)" office:value-type="float" office:value="1" calcext:value-type="float">
            <text:p>1</text:p>
          </table:table-cell>
          <table:table-cell table:formula="of:=MOD([.A18];16)" office:value-type="float" office:value="0" calcext:value-type="float">
            <text:p>0</text:p>
          </table:table-cell>
          <table:table-cell table:formula="of:=&quot;convert -extract 256x464+&quot;&amp;([.C18]*256)&amp;&quot;+&quot;&amp;([.B18]*464)&amp;&quot; font.png font_&quot;&amp;[.A18]&amp;&quot;.png&quot;" office:value-type="string" office:string-value="convert -extract 256x464+0+464 font.png font_16.png" calcext:value-type="string">
            <text:p>convert -extract 256x464+0+464 font.png font_16.png</text:p>
          </table:table-cell>
          <table:table-cell table:formula="of:=&quot;convert -extract 256x464+&quot;&amp;([.C18]*256)&amp;&quot;+&quot;&amp;([.B18]*464)&amp;&quot; tiles.png tiles_&quot;&amp;[.A18]&amp;&quot;.png&quot;" office:value-type="string" office:string-value="convert -extract 256x464+0+464 tiles.png tiles_16.png" calcext:value-type="string">
            <text:p>convert -extract 256x464+0+464 tiles.png tiles_16.p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16)" office:value-type="float" office:value="1" calcext:value-type="float">
            <text:p>1</text:p>
          </table:table-cell>
          <table:table-cell table:formula="of:=MOD([.A19];16)" office:value-type="float" office:value="1" calcext:value-type="float">
            <text:p>1</text:p>
          </table:table-cell>
          <table:table-cell table:formula="of:=&quot;convert -extract 256x464+&quot;&amp;([.C19]*256)&amp;&quot;+&quot;&amp;([.B19]*464)&amp;&quot; font.png font_&quot;&amp;[.A19]&amp;&quot;.png&quot;" office:value-type="string" office:string-value="convert -extract 256x464+256+464 font.png font_17.png" calcext:value-type="string">
            <text:p>convert -extract 256x464+256+464 font.png font_17.png</text:p>
          </table:table-cell>
          <table:table-cell table:formula="of:=&quot;convert -extract 256x464+&quot;&amp;([.C19]*256)&amp;&quot;+&quot;&amp;([.B19]*464)&amp;&quot; tiles.png tiles_&quot;&amp;[.A19]&amp;&quot;.png&quot;" office:value-type="string" office:string-value="convert -extract 256x464+256+464 tiles.png tiles_17.png" calcext:value-type="string">
            <text:p>convert -extract 256x464+256+464 tiles.png tiles_17.p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16)" office:value-type="float" office:value="1" calcext:value-type="float">
            <text:p>1</text:p>
          </table:table-cell>
          <table:table-cell table:formula="of:=MOD([.A20];16)" office:value-type="float" office:value="2" calcext:value-type="float">
            <text:p>2</text:p>
          </table:table-cell>
          <table:table-cell table:formula="of:=&quot;convert -extract 256x464+&quot;&amp;([.C20]*256)&amp;&quot;+&quot;&amp;([.B20]*464)&amp;&quot; font.png font_&quot;&amp;[.A20]&amp;&quot;.png&quot;" office:value-type="string" office:string-value="convert -extract 256x464+512+464 font.png font_18.png" calcext:value-type="string">
            <text:p>convert -extract 256x464+512+464 font.png font_18.png</text:p>
          </table:table-cell>
          <table:table-cell table:formula="of:=&quot;convert -extract 256x464+&quot;&amp;([.C20]*256)&amp;&quot;+&quot;&amp;([.B20]*464)&amp;&quot; tiles.png tiles_&quot;&amp;[.A20]&amp;&quot;.png&quot;" office:value-type="string" office:string-value="convert -extract 256x464+512+464 tiles.png tiles_18.png" calcext:value-type="string">
            <text:p>convert -extract 256x464+512+464 tiles.png tiles_18.p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16)" office:value-type="float" office:value="1" calcext:value-type="float">
            <text:p>1</text:p>
          </table:table-cell>
          <table:table-cell table:formula="of:=MOD([.A21];16)" office:value-type="float" office:value="3" calcext:value-type="float">
            <text:p>3</text:p>
          </table:table-cell>
          <table:table-cell table:formula="of:=&quot;convert -extract 256x464+&quot;&amp;([.C21]*256)&amp;&quot;+&quot;&amp;([.B21]*464)&amp;&quot; font.png font_&quot;&amp;[.A21]&amp;&quot;.png&quot;" office:value-type="string" office:string-value="convert -extract 256x464+768+464 font.png font_19.png" calcext:value-type="string">
            <text:p>convert -extract 256x464+768+464 font.png font_19.png</text:p>
          </table:table-cell>
          <table:table-cell table:formula="of:=&quot;convert -extract 256x464+&quot;&amp;([.C21]*256)&amp;&quot;+&quot;&amp;([.B21]*464)&amp;&quot; tiles.png tiles_&quot;&amp;[.A21]&amp;&quot;.png&quot;" office:value-type="string" office:string-value="convert -extract 256x464+768+464 tiles.png tiles_19.png" calcext:value-type="string">
            <text:p>convert -extract 256x464+768+464 tiles.png tiles_19.p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16)" office:value-type="float" office:value="1" calcext:value-type="float">
            <text:p>1</text:p>
          </table:table-cell>
          <table:table-cell table:formula="of:=MOD([.A22];16)" office:value-type="float" office:value="4" calcext:value-type="float">
            <text:p>4</text:p>
          </table:table-cell>
          <table:table-cell table:formula="of:=&quot;convert -extract 256x464+&quot;&amp;([.C22]*256)&amp;&quot;+&quot;&amp;([.B22]*464)&amp;&quot; font.png font_&quot;&amp;[.A22]&amp;&quot;.png&quot;" office:value-type="string" office:string-value="convert -extract 256x464+1024+464 font.png font_20.png" calcext:value-type="string">
            <text:p>convert -extract 256x464+1024+464 font.png font_20.png</text:p>
          </table:table-cell>
          <table:table-cell table:formula="of:=&quot;convert -extract 256x464+&quot;&amp;([.C22]*256)&amp;&quot;+&quot;&amp;([.B22]*464)&amp;&quot; tiles.png tiles_&quot;&amp;[.A22]&amp;&quot;.png&quot;" office:value-type="string" office:string-value="convert -extract 256x464+1024+464 tiles.png tiles_20.png" calcext:value-type="string">
            <text:p>convert -extract 256x464+1024+464 tiles.png tiles_20.p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16)" office:value-type="float" office:value="1" calcext:value-type="float">
            <text:p>1</text:p>
          </table:table-cell>
          <table:table-cell table:formula="of:=MOD([.A23];16)" office:value-type="float" office:value="5" calcext:value-type="float">
            <text:p>5</text:p>
          </table:table-cell>
          <table:table-cell table:formula="of:=&quot;convert -extract 256x464+&quot;&amp;([.C23]*256)&amp;&quot;+&quot;&amp;([.B23]*464)&amp;&quot; font.png font_&quot;&amp;[.A23]&amp;&quot;.png&quot;" office:value-type="string" office:string-value="convert -extract 256x464+1280+464 font.png font_21.png" calcext:value-type="string">
            <text:p>convert -extract 256x464+1280+464 font.png font_21.png</text:p>
          </table:table-cell>
          <table:table-cell table:formula="of:=&quot;convert -extract 256x464+&quot;&amp;([.C23]*256)&amp;&quot;+&quot;&amp;([.B23]*464)&amp;&quot; tiles.png tiles_&quot;&amp;[.A23]&amp;&quot;.png&quot;" office:value-type="string" office:string-value="convert -extract 256x464+1280+464 tiles.png tiles_21.png" calcext:value-type="string">
            <text:p>convert -extract 256x464+1280+464 tiles.png tiles_21.p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16)" office:value-type="float" office:value="1" calcext:value-type="float">
            <text:p>1</text:p>
          </table:table-cell>
          <table:table-cell table:formula="of:=MOD([.A24];16)" office:value-type="float" office:value="6" calcext:value-type="float">
            <text:p>6</text:p>
          </table:table-cell>
          <table:table-cell table:formula="of:=&quot;convert -extract 256x464+&quot;&amp;([.C24]*256)&amp;&quot;+&quot;&amp;([.B24]*464)&amp;&quot; font.png font_&quot;&amp;[.A24]&amp;&quot;.png&quot;" office:value-type="string" office:string-value="convert -extract 256x464+1536+464 font.png font_22.png" calcext:value-type="string">
            <text:p>convert -extract 256x464+1536+464 font.png font_22.png</text:p>
          </table:table-cell>
          <table:table-cell table:formula="of:=&quot;convert -extract 256x464+&quot;&amp;([.C24]*256)&amp;&quot;+&quot;&amp;([.B24]*464)&amp;&quot; tiles.png tiles_&quot;&amp;[.A24]&amp;&quot;.png&quot;" office:value-type="string" office:string-value="convert -extract 256x464+1536+464 tiles.png tiles_22.png" calcext:value-type="string">
            <text:p>convert -extract 256x464+1536+464 tiles.png tiles_22.p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16)" office:value-type="float" office:value="1" calcext:value-type="float">
            <text:p>1</text:p>
          </table:table-cell>
          <table:table-cell table:formula="of:=MOD([.A25];16)" office:value-type="float" office:value="7" calcext:value-type="float">
            <text:p>7</text:p>
          </table:table-cell>
          <table:table-cell table:formula="of:=&quot;convert -extract 256x464+&quot;&amp;([.C25]*256)&amp;&quot;+&quot;&amp;([.B25]*464)&amp;&quot; font.png font_&quot;&amp;[.A25]&amp;&quot;.png&quot;" office:value-type="string" office:string-value="convert -extract 256x464+1792+464 font.png font_23.png" calcext:value-type="string">
            <text:p>convert -extract 256x464+1792+464 font.png font_23.png</text:p>
          </table:table-cell>
          <table:table-cell table:formula="of:=&quot;convert -extract 256x464+&quot;&amp;([.C25]*256)&amp;&quot;+&quot;&amp;([.B25]*464)&amp;&quot; tiles.png tiles_&quot;&amp;[.A25]&amp;&quot;.png&quot;" office:value-type="string" office:string-value="convert -extract 256x464+1792+464 tiles.png tiles_23.png" calcext:value-type="string">
            <text:p>convert -extract 256x464+1792+464 tiles.png tiles_23.p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16)" office:value-type="float" office:value="1" calcext:value-type="float">
            <text:p>1</text:p>
          </table:table-cell>
          <table:table-cell table:formula="of:=MOD([.A26];16)" office:value-type="float" office:value="8" calcext:value-type="float">
            <text:p>8</text:p>
          </table:table-cell>
          <table:table-cell table:formula="of:=&quot;convert -extract 256x464+&quot;&amp;([.C26]*256)&amp;&quot;+&quot;&amp;([.B26]*464)&amp;&quot; font.png font_&quot;&amp;[.A26]&amp;&quot;.png&quot;" office:value-type="string" office:string-value="convert -extract 256x464+2048+464 font.png font_24.png" calcext:value-type="string">
            <text:p>convert -extract 256x464+2048+464 font.png font_24.png</text:p>
          </table:table-cell>
          <table:table-cell table:formula="of:=&quot;convert -extract 256x464+&quot;&amp;([.C26]*256)&amp;&quot;+&quot;&amp;([.B26]*464)&amp;&quot; tiles.png tiles_&quot;&amp;[.A26]&amp;&quot;.png&quot;" office:value-type="string" office:string-value="convert -extract 256x464+2048+464 tiles.png tiles_24.png" calcext:value-type="string">
            <text:p>convert -extract 256x464+2048+464 tiles.png tiles_24.p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16)" office:value-type="float" office:value="1" calcext:value-type="float">
            <text:p>1</text:p>
          </table:table-cell>
          <table:table-cell table:formula="of:=MOD([.A27];16)" office:value-type="float" office:value="9" calcext:value-type="float">
            <text:p>9</text:p>
          </table:table-cell>
          <table:table-cell table:formula="of:=&quot;convert -extract 256x464+&quot;&amp;([.C27]*256)&amp;&quot;+&quot;&amp;([.B27]*464)&amp;&quot; font.png font_&quot;&amp;[.A27]&amp;&quot;.png&quot;" office:value-type="string" office:string-value="convert -extract 256x464+2304+464 font.png font_25.png" calcext:value-type="string">
            <text:p>convert -extract 256x464+2304+464 font.png font_25.png</text:p>
          </table:table-cell>
          <table:table-cell table:formula="of:=&quot;convert -extract 256x464+&quot;&amp;([.C27]*256)&amp;&quot;+&quot;&amp;([.B27]*464)&amp;&quot; tiles.png tiles_&quot;&amp;[.A27]&amp;&quot;.png&quot;" office:value-type="string" office:string-value="convert -extract 256x464+2304+464 tiles.png tiles_25.png" calcext:value-type="string">
            <text:p>convert -extract 256x464+2304+464 tiles.png tiles_25.pn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16)" office:value-type="float" office:value="1" calcext:value-type="float">
            <text:p>1</text:p>
          </table:table-cell>
          <table:table-cell table:formula="of:=MOD([.A28];16)" office:value-type="float" office:value="10" calcext:value-type="float">
            <text:p>10</text:p>
          </table:table-cell>
          <table:table-cell table:formula="of:=&quot;convert -extract 256x464+&quot;&amp;([.C28]*256)&amp;&quot;+&quot;&amp;([.B28]*464)&amp;&quot; font.png font_&quot;&amp;[.A28]&amp;&quot;.png&quot;" office:value-type="string" office:string-value="convert -extract 256x464+2560+464 font.png font_26.png" calcext:value-type="string">
            <text:p>convert -extract 256x464+2560+464 font.png font_26.png</text:p>
          </table:table-cell>
          <table:table-cell table:formula="of:=&quot;convert -extract 256x464+&quot;&amp;([.C28]*256)&amp;&quot;+&quot;&amp;([.B28]*464)&amp;&quot; tiles.png tiles_&quot;&amp;[.A28]&amp;&quot;.png&quot;" office:value-type="string" office:string-value="convert -extract 256x464+2560+464 tiles.png tiles_26.png" calcext:value-type="string">
            <text:p>convert -extract 256x464+2560+464 tiles.png tiles_26.pn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16)" office:value-type="float" office:value="1" calcext:value-type="float">
            <text:p>1</text:p>
          </table:table-cell>
          <table:table-cell table:formula="of:=MOD([.A29];16)" office:value-type="float" office:value="11" calcext:value-type="float">
            <text:p>11</text:p>
          </table:table-cell>
          <table:table-cell table:formula="of:=&quot;convert -extract 256x464+&quot;&amp;([.C29]*256)&amp;&quot;+&quot;&amp;([.B29]*464)&amp;&quot; font.png font_&quot;&amp;[.A29]&amp;&quot;.png&quot;" office:value-type="string" office:string-value="convert -extract 256x464+2816+464 font.png font_27.png" calcext:value-type="string">
            <text:p>convert -extract 256x464+2816+464 font.png font_27.png</text:p>
          </table:table-cell>
          <table:table-cell table:formula="of:=&quot;convert -extract 256x464+&quot;&amp;([.C29]*256)&amp;&quot;+&quot;&amp;([.B29]*464)&amp;&quot; tiles.png tiles_&quot;&amp;[.A29]&amp;&quot;.png&quot;" office:value-type="string" office:string-value="convert -extract 256x464+2816+464 tiles.png tiles_27.png" calcext:value-type="string">
            <text:p>convert -extract 256x464+2816+464 tiles.png tiles_27.pn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16)" office:value-type="float" office:value="1" calcext:value-type="float">
            <text:p>1</text:p>
          </table:table-cell>
          <table:table-cell table:formula="of:=MOD([.A30];16)" office:value-type="float" office:value="12" calcext:value-type="float">
            <text:p>12</text:p>
          </table:table-cell>
          <table:table-cell table:formula="of:=&quot;convert -extract 256x464+&quot;&amp;([.C30]*256)&amp;&quot;+&quot;&amp;([.B30]*464)&amp;&quot; font.png font_&quot;&amp;[.A30]&amp;&quot;.png&quot;" office:value-type="string" office:string-value="convert -extract 256x464+3072+464 font.png font_28.png" calcext:value-type="string">
            <text:p>convert -extract 256x464+3072+464 font.png font_28.png</text:p>
          </table:table-cell>
          <table:table-cell table:formula="of:=&quot;convert -extract 256x464+&quot;&amp;([.C30]*256)&amp;&quot;+&quot;&amp;([.B30]*464)&amp;&quot; tiles.png tiles_&quot;&amp;[.A30]&amp;&quot;.png&quot;" office:value-type="string" office:string-value="convert -extract 256x464+3072+464 tiles.png tiles_28.png" calcext:value-type="string">
            <text:p>convert -extract 256x464+3072+464 tiles.png tiles_28.p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16)" office:value-type="float" office:value="1" calcext:value-type="float">
            <text:p>1</text:p>
          </table:table-cell>
          <table:table-cell table:formula="of:=MOD([.A31];16)" office:value-type="float" office:value="13" calcext:value-type="float">
            <text:p>13</text:p>
          </table:table-cell>
          <table:table-cell table:formula="of:=&quot;convert -extract 256x464+&quot;&amp;([.C31]*256)&amp;&quot;+&quot;&amp;([.B31]*464)&amp;&quot; font.png font_&quot;&amp;[.A31]&amp;&quot;.png&quot;" office:value-type="string" office:string-value="convert -extract 256x464+3328+464 font.png font_29.png" calcext:value-type="string">
            <text:p>convert -extract 256x464+3328+464 font.png font_29.png</text:p>
          </table:table-cell>
          <table:table-cell table:formula="of:=&quot;convert -extract 256x464+&quot;&amp;([.C31]*256)&amp;&quot;+&quot;&amp;([.B31]*464)&amp;&quot; tiles.png tiles_&quot;&amp;[.A31]&amp;&quot;.png&quot;" office:value-type="string" office:string-value="convert -extract 256x464+3328+464 tiles.png tiles_29.png" calcext:value-type="string">
            <text:p>convert -extract 256x464+3328+464 tiles.png tiles_29.p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16)" office:value-type="float" office:value="1" calcext:value-type="float">
            <text:p>1</text:p>
          </table:table-cell>
          <table:table-cell table:formula="of:=MOD([.A32];16)" office:value-type="float" office:value="14" calcext:value-type="float">
            <text:p>14</text:p>
          </table:table-cell>
          <table:table-cell table:formula="of:=&quot;convert -extract 256x464+&quot;&amp;([.C32]*256)&amp;&quot;+&quot;&amp;([.B32]*464)&amp;&quot; font.png font_&quot;&amp;[.A32]&amp;&quot;.png&quot;" office:value-type="string" office:string-value="convert -extract 256x464+3584+464 font.png font_30.png" calcext:value-type="string">
            <text:p>convert -extract 256x464+3584+464 font.png font_30.png</text:p>
          </table:table-cell>
          <table:table-cell table:formula="of:=&quot;convert -extract 256x464+&quot;&amp;([.C32]*256)&amp;&quot;+&quot;&amp;([.B32]*464)&amp;&quot; tiles.png tiles_&quot;&amp;[.A32]&amp;&quot;.png&quot;" office:value-type="string" office:string-value="convert -extract 256x464+3584+464 tiles.png tiles_30.png" calcext:value-type="string">
            <text:p>convert -extract 256x464+3584+464 tiles.png tiles_30.p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16)" office:value-type="float" office:value="1" calcext:value-type="float">
            <text:p>1</text:p>
          </table:table-cell>
          <table:table-cell table:formula="of:=MOD([.A33];16)" office:value-type="float" office:value="15" calcext:value-type="float">
            <text:p>15</text:p>
          </table:table-cell>
          <table:table-cell table:formula="of:=&quot;convert -extract 256x464+&quot;&amp;([.C33]*256)&amp;&quot;+&quot;&amp;([.B33]*464)&amp;&quot; font.png font_&quot;&amp;[.A33]&amp;&quot;.png&quot;" office:value-type="string" office:string-value="convert -extract 256x464+3840+464 font.png font_31.png" calcext:value-type="string">
            <text:p>convert -extract 256x464+3840+464 font.png font_31.png</text:p>
          </table:table-cell>
          <table:table-cell table:formula="of:=&quot;convert -extract 256x464+&quot;&amp;([.C33]*256)&amp;&quot;+&quot;&amp;([.B33]*464)&amp;&quot; tiles.png tiles_&quot;&amp;[.A33]&amp;&quot;.png&quot;" office:value-type="string" office:string-value="convert -extract 256x464+3840+464 tiles.png tiles_31.png" calcext:value-type="string">
            <text:p>convert -extract 256x464+3840+464 tiles.png tiles_31.p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16)" office:value-type="float" office:value="2" calcext:value-type="float">
            <text:p>2</text:p>
          </table:table-cell>
          <table:table-cell table:formula="of:=MOD([.A34];16)" office:value-type="float" office:value="0" calcext:value-type="float">
            <text:p>0</text:p>
          </table:table-cell>
          <table:table-cell table:formula="of:=&quot;convert -extract 256x464+&quot;&amp;([.C34]*256)&amp;&quot;+&quot;&amp;([.B34]*464)&amp;&quot; font.png font_&quot;&amp;[.A34]&amp;&quot;.png&quot;" office:value-type="string" office:string-value="convert -extract 256x464+0+928 font.png font_32.png" calcext:value-type="string">
            <text:p>convert -extract 256x464+0+928 font.png font_32.png</text:p>
          </table:table-cell>
          <table:table-cell table:formula="of:=&quot;convert -extract 256x464+&quot;&amp;([.C34]*256)&amp;&quot;+&quot;&amp;([.B34]*464)&amp;&quot; tiles.png tiles_&quot;&amp;[.A34]&amp;&quot;.png&quot;" office:value-type="string" office:string-value="convert -extract 256x464+0+928 tiles.png tiles_32.png" calcext:value-type="string">
            <text:p>convert -extract 256x464+0+928 tiles.png tiles_32.pn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16)" office:value-type="float" office:value="2" calcext:value-type="float">
            <text:p>2</text:p>
          </table:table-cell>
          <table:table-cell table:formula="of:=MOD([.A35];16)" office:value-type="float" office:value="1" calcext:value-type="float">
            <text:p>1</text:p>
          </table:table-cell>
          <table:table-cell table:formula="of:=&quot;convert -extract 256x464+&quot;&amp;([.C35]*256)&amp;&quot;+&quot;&amp;([.B35]*464)&amp;&quot; font.png font_&quot;&amp;[.A35]&amp;&quot;.png&quot;" office:value-type="string" office:string-value="convert -extract 256x464+256+928 font.png font_33.png" calcext:value-type="string">
            <text:p>convert -extract 256x464+256+928 font.png font_33.png</text:p>
          </table:table-cell>
          <table:table-cell table:formula="of:=&quot;convert -extract 256x464+&quot;&amp;([.C35]*256)&amp;&quot;+&quot;&amp;([.B35]*464)&amp;&quot; tiles.png tiles_&quot;&amp;[.A35]&amp;&quot;.png&quot;" office:value-type="string" office:string-value="convert -extract 256x464+256+928 tiles.png tiles_33.png" calcext:value-type="string">
            <text:p>convert -extract 256x464+256+928 tiles.png tiles_33.pn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16)" office:value-type="float" office:value="2" calcext:value-type="float">
            <text:p>2</text:p>
          </table:table-cell>
          <table:table-cell table:formula="of:=MOD([.A36];16)" office:value-type="float" office:value="2" calcext:value-type="float">
            <text:p>2</text:p>
          </table:table-cell>
          <table:table-cell table:formula="of:=&quot;convert -extract 256x464+&quot;&amp;([.C36]*256)&amp;&quot;+&quot;&amp;([.B36]*464)&amp;&quot; font.png font_&quot;&amp;[.A36]&amp;&quot;.png&quot;" office:value-type="string" office:string-value="convert -extract 256x464+512+928 font.png font_34.png" calcext:value-type="string">
            <text:p>convert -extract 256x464+512+928 font.png font_34.png</text:p>
          </table:table-cell>
          <table:table-cell table:formula="of:=&quot;convert -extract 256x464+&quot;&amp;([.C36]*256)&amp;&quot;+&quot;&amp;([.B36]*464)&amp;&quot; tiles.png tiles_&quot;&amp;[.A36]&amp;&quot;.png&quot;" office:value-type="string" office:string-value="convert -extract 256x464+512+928 tiles.png tiles_34.png" calcext:value-type="string">
            <text:p>convert -extract 256x464+512+928 tiles.png tiles_34.pn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16)" office:value-type="float" office:value="2" calcext:value-type="float">
            <text:p>2</text:p>
          </table:table-cell>
          <table:table-cell table:formula="of:=MOD([.A37];16)" office:value-type="float" office:value="3" calcext:value-type="float">
            <text:p>3</text:p>
          </table:table-cell>
          <table:table-cell table:formula="of:=&quot;convert -extract 256x464+&quot;&amp;([.C37]*256)&amp;&quot;+&quot;&amp;([.B37]*464)&amp;&quot; font.png font_&quot;&amp;[.A37]&amp;&quot;.png&quot;" office:value-type="string" office:string-value="convert -extract 256x464+768+928 font.png font_35.png" calcext:value-type="string">
            <text:p>convert -extract 256x464+768+928 font.png font_35.png</text:p>
          </table:table-cell>
          <table:table-cell table:formula="of:=&quot;convert -extract 256x464+&quot;&amp;([.C37]*256)&amp;&quot;+&quot;&amp;([.B37]*464)&amp;&quot; tiles.png tiles_&quot;&amp;[.A37]&amp;&quot;.png&quot;" office:value-type="string" office:string-value="convert -extract 256x464+768+928 tiles.png tiles_35.png" calcext:value-type="string">
            <text:p>convert -extract 256x464+768+928 tiles.png tiles_35.p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16)" office:value-type="float" office:value="2" calcext:value-type="float">
            <text:p>2</text:p>
          </table:table-cell>
          <table:table-cell table:formula="of:=MOD([.A38];16)" office:value-type="float" office:value="4" calcext:value-type="float">
            <text:p>4</text:p>
          </table:table-cell>
          <table:table-cell table:formula="of:=&quot;convert -extract 256x464+&quot;&amp;([.C38]*256)&amp;&quot;+&quot;&amp;([.B38]*464)&amp;&quot; font.png font_&quot;&amp;[.A38]&amp;&quot;.png&quot;" office:value-type="string" office:string-value="convert -extract 256x464+1024+928 font.png font_36.png" calcext:value-type="string">
            <text:p>convert -extract 256x464+1024+928 font.png font_36.png</text:p>
          </table:table-cell>
          <table:table-cell table:formula="of:=&quot;convert -extract 256x464+&quot;&amp;([.C38]*256)&amp;&quot;+&quot;&amp;([.B38]*464)&amp;&quot; tiles.png tiles_&quot;&amp;[.A38]&amp;&quot;.png&quot;" office:value-type="string" office:string-value="convert -extract 256x464+1024+928 tiles.png tiles_36.png" calcext:value-type="string">
            <text:p>convert -extract 256x464+1024+928 tiles.png tiles_36.p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16)" office:value-type="float" office:value="2" calcext:value-type="float">
            <text:p>2</text:p>
          </table:table-cell>
          <table:table-cell table:formula="of:=MOD([.A39];16)" office:value-type="float" office:value="5" calcext:value-type="float">
            <text:p>5</text:p>
          </table:table-cell>
          <table:table-cell table:formula="of:=&quot;convert -extract 256x464+&quot;&amp;([.C39]*256)&amp;&quot;+&quot;&amp;([.B39]*464)&amp;&quot; font.png font_&quot;&amp;[.A39]&amp;&quot;.png&quot;" office:value-type="string" office:string-value="convert -extract 256x464+1280+928 font.png font_37.png" calcext:value-type="string">
            <text:p>convert -extract 256x464+1280+928 font.png font_37.png</text:p>
          </table:table-cell>
          <table:table-cell table:formula="of:=&quot;convert -extract 256x464+&quot;&amp;([.C39]*256)&amp;&quot;+&quot;&amp;([.B39]*464)&amp;&quot; tiles.png tiles_&quot;&amp;[.A39]&amp;&quot;.png&quot;" office:value-type="string" office:string-value="convert -extract 256x464+1280+928 tiles.png tiles_37.png" calcext:value-type="string">
            <text:p>convert -extract 256x464+1280+928 tiles.png tiles_37.p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16)" office:value-type="float" office:value="2" calcext:value-type="float">
            <text:p>2</text:p>
          </table:table-cell>
          <table:table-cell table:formula="of:=MOD([.A40];16)" office:value-type="float" office:value="6" calcext:value-type="float">
            <text:p>6</text:p>
          </table:table-cell>
          <table:table-cell table:formula="of:=&quot;convert -extract 256x464+&quot;&amp;([.C40]*256)&amp;&quot;+&quot;&amp;([.B40]*464)&amp;&quot; font.png font_&quot;&amp;[.A40]&amp;&quot;.png&quot;" office:value-type="string" office:string-value="convert -extract 256x464+1536+928 font.png font_38.png" calcext:value-type="string">
            <text:p>convert -extract 256x464+1536+928 font.png font_38.png</text:p>
          </table:table-cell>
          <table:table-cell table:formula="of:=&quot;convert -extract 256x464+&quot;&amp;([.C40]*256)&amp;&quot;+&quot;&amp;([.B40]*464)&amp;&quot; tiles.png tiles_&quot;&amp;[.A40]&amp;&quot;.png&quot;" office:value-type="string" office:string-value="convert -extract 256x464+1536+928 tiles.png tiles_38.png" calcext:value-type="string">
            <text:p>convert -extract 256x464+1536+928 tiles.png tiles_38.pn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16)" office:value-type="float" office:value="2" calcext:value-type="float">
            <text:p>2</text:p>
          </table:table-cell>
          <table:table-cell table:formula="of:=MOD([.A41];16)" office:value-type="float" office:value="7" calcext:value-type="float">
            <text:p>7</text:p>
          </table:table-cell>
          <table:table-cell table:formula="of:=&quot;convert -extract 256x464+&quot;&amp;([.C41]*256)&amp;&quot;+&quot;&amp;([.B41]*464)&amp;&quot; font.png font_&quot;&amp;[.A41]&amp;&quot;.png&quot;" office:value-type="string" office:string-value="convert -extract 256x464+1792+928 font.png font_39.png" calcext:value-type="string">
            <text:p>convert -extract 256x464+1792+928 font.png font_39.png</text:p>
          </table:table-cell>
          <table:table-cell table:formula="of:=&quot;convert -extract 256x464+&quot;&amp;([.C41]*256)&amp;&quot;+&quot;&amp;([.B41]*464)&amp;&quot; tiles.png tiles_&quot;&amp;[.A41]&amp;&quot;.png&quot;" office:value-type="string" office:string-value="convert -extract 256x464+1792+928 tiles.png tiles_39.png" calcext:value-type="string">
            <text:p>convert -extract 256x464+1792+928 tiles.png tiles_39.pn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16)" office:value-type="float" office:value="2" calcext:value-type="float">
            <text:p>2</text:p>
          </table:table-cell>
          <table:table-cell table:formula="of:=MOD([.A42];16)" office:value-type="float" office:value="8" calcext:value-type="float">
            <text:p>8</text:p>
          </table:table-cell>
          <table:table-cell table:formula="of:=&quot;convert -extract 256x464+&quot;&amp;([.C42]*256)&amp;&quot;+&quot;&amp;([.B42]*464)&amp;&quot; font.png font_&quot;&amp;[.A42]&amp;&quot;.png&quot;" office:value-type="string" office:string-value="convert -extract 256x464+2048+928 font.png font_40.png" calcext:value-type="string">
            <text:p>convert -extract 256x464+2048+928 font.png font_40.png</text:p>
          </table:table-cell>
          <table:table-cell table:formula="of:=&quot;convert -extract 256x464+&quot;&amp;([.C42]*256)&amp;&quot;+&quot;&amp;([.B42]*464)&amp;&quot; tiles.png tiles_&quot;&amp;[.A42]&amp;&quot;.png&quot;" office:value-type="string" office:string-value="convert -extract 256x464+2048+928 tiles.png tiles_40.png" calcext:value-type="string">
            <text:p>convert -extract 256x464+2048+928 tiles.png tiles_40.pn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16)" office:value-type="float" office:value="2" calcext:value-type="float">
            <text:p>2</text:p>
          </table:table-cell>
          <table:table-cell table:formula="of:=MOD([.A43];16)" office:value-type="float" office:value="9" calcext:value-type="float">
            <text:p>9</text:p>
          </table:table-cell>
          <table:table-cell table:formula="of:=&quot;convert -extract 256x464+&quot;&amp;([.C43]*256)&amp;&quot;+&quot;&amp;([.B43]*464)&amp;&quot; font.png font_&quot;&amp;[.A43]&amp;&quot;.png&quot;" office:value-type="string" office:string-value="convert -extract 256x464+2304+928 font.png font_41.png" calcext:value-type="string">
            <text:p>convert -extract 256x464+2304+928 font.png font_41.png</text:p>
          </table:table-cell>
          <table:table-cell table:formula="of:=&quot;convert -extract 256x464+&quot;&amp;([.C43]*256)&amp;&quot;+&quot;&amp;([.B43]*464)&amp;&quot; tiles.png tiles_&quot;&amp;[.A43]&amp;&quot;.png&quot;" office:value-type="string" office:string-value="convert -extract 256x464+2304+928 tiles.png tiles_41.png" calcext:value-type="string">
            <text:p>convert -extract 256x464+2304+928 tiles.png tiles_41.p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16)" office:value-type="float" office:value="2" calcext:value-type="float">
            <text:p>2</text:p>
          </table:table-cell>
          <table:table-cell table:formula="of:=MOD([.A44];16)" office:value-type="float" office:value="10" calcext:value-type="float">
            <text:p>10</text:p>
          </table:table-cell>
          <table:table-cell table:formula="of:=&quot;convert -extract 256x464+&quot;&amp;([.C44]*256)&amp;&quot;+&quot;&amp;([.B44]*464)&amp;&quot; font.png font_&quot;&amp;[.A44]&amp;&quot;.png&quot;" office:value-type="string" office:string-value="convert -extract 256x464+2560+928 font.png font_42.png" calcext:value-type="string">
            <text:p>convert -extract 256x464+2560+928 font.png font_42.png</text:p>
          </table:table-cell>
          <table:table-cell table:formula="of:=&quot;convert -extract 256x464+&quot;&amp;([.C44]*256)&amp;&quot;+&quot;&amp;([.B44]*464)&amp;&quot; tiles.png tiles_&quot;&amp;[.A44]&amp;&quot;.png&quot;" office:value-type="string" office:string-value="convert -extract 256x464+2560+928 tiles.png tiles_42.png" calcext:value-type="string">
            <text:p>convert -extract 256x464+2560+928 tiles.png tiles_42.p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16)" office:value-type="float" office:value="2" calcext:value-type="float">
            <text:p>2</text:p>
          </table:table-cell>
          <table:table-cell table:formula="of:=MOD([.A45];16)" office:value-type="float" office:value="11" calcext:value-type="float">
            <text:p>11</text:p>
          </table:table-cell>
          <table:table-cell table:formula="of:=&quot;convert -extract 256x464+&quot;&amp;([.C45]*256)&amp;&quot;+&quot;&amp;([.B45]*464)&amp;&quot; font.png font_&quot;&amp;[.A45]&amp;&quot;.png&quot;" office:value-type="string" office:string-value="convert -extract 256x464+2816+928 font.png font_43.png" calcext:value-type="string">
            <text:p>convert -extract 256x464+2816+928 font.png font_43.png</text:p>
          </table:table-cell>
          <table:table-cell table:formula="of:=&quot;convert -extract 256x464+&quot;&amp;([.C45]*256)&amp;&quot;+&quot;&amp;([.B45]*464)&amp;&quot; tiles.png tiles_&quot;&amp;[.A45]&amp;&quot;.png&quot;" office:value-type="string" office:string-value="convert -extract 256x464+2816+928 tiles.png tiles_43.png" calcext:value-type="string">
            <text:p>convert -extract 256x464+2816+928 tiles.png tiles_43.pn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16)" office:value-type="float" office:value="2" calcext:value-type="float">
            <text:p>2</text:p>
          </table:table-cell>
          <table:table-cell table:formula="of:=MOD([.A46];16)" office:value-type="float" office:value="12" calcext:value-type="float">
            <text:p>12</text:p>
          </table:table-cell>
          <table:table-cell table:formula="of:=&quot;convert -extract 256x464+&quot;&amp;([.C46]*256)&amp;&quot;+&quot;&amp;([.B46]*464)&amp;&quot; font.png font_&quot;&amp;[.A46]&amp;&quot;.png&quot;" office:value-type="string" office:string-value="convert -extract 256x464+3072+928 font.png font_44.png" calcext:value-type="string">
            <text:p>convert -extract 256x464+3072+928 font.png font_44.png</text:p>
          </table:table-cell>
          <table:table-cell table:formula="of:=&quot;convert -extract 256x464+&quot;&amp;([.C46]*256)&amp;&quot;+&quot;&amp;([.B46]*464)&amp;&quot; tiles.png tiles_&quot;&amp;[.A46]&amp;&quot;.png&quot;" office:value-type="string" office:string-value="convert -extract 256x464+3072+928 tiles.png tiles_44.png" calcext:value-type="string">
            <text:p>convert -extract 256x464+3072+928 tiles.png tiles_44.pn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16)" office:value-type="float" office:value="2" calcext:value-type="float">
            <text:p>2</text:p>
          </table:table-cell>
          <table:table-cell table:formula="of:=MOD([.A47];16)" office:value-type="float" office:value="13" calcext:value-type="float">
            <text:p>13</text:p>
          </table:table-cell>
          <table:table-cell table:formula="of:=&quot;convert -extract 256x464+&quot;&amp;([.C47]*256)&amp;&quot;+&quot;&amp;([.B47]*464)&amp;&quot; font.png font_&quot;&amp;[.A47]&amp;&quot;.png&quot;" office:value-type="string" office:string-value="convert -extract 256x464+3328+928 font.png font_45.png" calcext:value-type="string">
            <text:p>convert -extract 256x464+3328+928 font.png font_45.png</text:p>
          </table:table-cell>
          <table:table-cell table:formula="of:=&quot;convert -extract 256x464+&quot;&amp;([.C47]*256)&amp;&quot;+&quot;&amp;([.B47]*464)&amp;&quot; tiles.png tiles_&quot;&amp;[.A47]&amp;&quot;.png&quot;" office:value-type="string" office:string-value="convert -extract 256x464+3328+928 tiles.png tiles_45.png" calcext:value-type="string">
            <text:p>convert -extract 256x464+3328+928 tiles.png tiles_45.p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16)" office:value-type="float" office:value="2" calcext:value-type="float">
            <text:p>2</text:p>
          </table:table-cell>
          <table:table-cell table:formula="of:=MOD([.A48];16)" office:value-type="float" office:value="14" calcext:value-type="float">
            <text:p>14</text:p>
          </table:table-cell>
          <table:table-cell table:formula="of:=&quot;convert -extract 256x464+&quot;&amp;([.C48]*256)&amp;&quot;+&quot;&amp;([.B48]*464)&amp;&quot; font.png font_&quot;&amp;[.A48]&amp;&quot;.png&quot;" office:value-type="string" office:string-value="convert -extract 256x464+3584+928 font.png font_46.png" calcext:value-type="string">
            <text:p>convert -extract 256x464+3584+928 font.png font_46.png</text:p>
          </table:table-cell>
          <table:table-cell table:formula="of:=&quot;convert -extract 256x464+&quot;&amp;([.C48]*256)&amp;&quot;+&quot;&amp;([.B48]*464)&amp;&quot; tiles.png tiles_&quot;&amp;[.A48]&amp;&quot;.png&quot;" office:value-type="string" office:string-value="convert -extract 256x464+3584+928 tiles.png tiles_46.png" calcext:value-type="string">
            <text:p>convert -extract 256x464+3584+928 tiles.png tiles_46.pn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16)" office:value-type="float" office:value="2" calcext:value-type="float">
            <text:p>2</text:p>
          </table:table-cell>
          <table:table-cell table:formula="of:=MOD([.A49];16)" office:value-type="float" office:value="15" calcext:value-type="float">
            <text:p>15</text:p>
          </table:table-cell>
          <table:table-cell table:formula="of:=&quot;convert -extract 256x464+&quot;&amp;([.C49]*256)&amp;&quot;+&quot;&amp;([.B49]*464)&amp;&quot; font.png font_&quot;&amp;[.A49]&amp;&quot;.png&quot;" office:value-type="string" office:string-value="convert -extract 256x464+3840+928 font.png font_47.png" calcext:value-type="string">
            <text:p>convert -extract 256x464+3840+928 font.png font_47.png</text:p>
          </table:table-cell>
          <table:table-cell table:formula="of:=&quot;convert -extract 256x464+&quot;&amp;([.C49]*256)&amp;&quot;+&quot;&amp;([.B49]*464)&amp;&quot; tiles.png tiles_&quot;&amp;[.A49]&amp;&quot;.png&quot;" office:value-type="string" office:string-value="convert -extract 256x464+3840+928 tiles.png tiles_47.png" calcext:value-type="string">
            <text:p>convert -extract 256x464+3840+928 tiles.png tiles_47.pn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16)" office:value-type="float" office:value="3" calcext:value-type="float">
            <text:p>3</text:p>
          </table:table-cell>
          <table:table-cell table:formula="of:=MOD([.A50];16)" office:value-type="float" office:value="0" calcext:value-type="float">
            <text:p>0</text:p>
          </table:table-cell>
          <table:table-cell table:formula="of:=&quot;convert -extract 256x464+&quot;&amp;([.C50]*256)&amp;&quot;+&quot;&amp;([.B50]*464)&amp;&quot; font.png font_&quot;&amp;[.A50]&amp;&quot;.png&quot;" office:value-type="string" office:string-value="convert -extract 256x464+0+1392 font.png font_48.png" calcext:value-type="string">
            <text:p>convert -extract 256x464+0+1392 font.png font_48.png</text:p>
          </table:table-cell>
          <table:table-cell table:formula="of:=&quot;convert -extract 256x464+&quot;&amp;([.C50]*256)&amp;&quot;+&quot;&amp;([.B50]*464)&amp;&quot; tiles.png tiles_&quot;&amp;[.A50]&amp;&quot;.png&quot;" office:value-type="string" office:string-value="convert -extract 256x464+0+1392 tiles.png tiles_48.png" calcext:value-type="string">
            <text:p>convert -extract 256x464+0+1392 tiles.png tiles_48.pn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16)" office:value-type="float" office:value="3" calcext:value-type="float">
            <text:p>3</text:p>
          </table:table-cell>
          <table:table-cell table:formula="of:=MOD([.A51];16)" office:value-type="float" office:value="1" calcext:value-type="float">
            <text:p>1</text:p>
          </table:table-cell>
          <table:table-cell table:formula="of:=&quot;convert -extract 256x464+&quot;&amp;([.C51]*256)&amp;&quot;+&quot;&amp;([.B51]*464)&amp;&quot; font.png font_&quot;&amp;[.A51]&amp;&quot;.png&quot;" office:value-type="string" office:string-value="convert -extract 256x464+256+1392 font.png font_49.png" calcext:value-type="string">
            <text:p>convert -extract 256x464+256+1392 font.png font_49.png</text:p>
          </table:table-cell>
          <table:table-cell table:formula="of:=&quot;convert -extract 256x464+&quot;&amp;([.C51]*256)&amp;&quot;+&quot;&amp;([.B51]*464)&amp;&quot; tiles.png tiles_&quot;&amp;[.A51]&amp;&quot;.png&quot;" office:value-type="string" office:string-value="convert -extract 256x464+256+1392 tiles.png tiles_49.png" calcext:value-type="string">
            <text:p>convert -extract 256x464+256+1392 tiles.png tiles_49.pn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16)" office:value-type="float" office:value="3" calcext:value-type="float">
            <text:p>3</text:p>
          </table:table-cell>
          <table:table-cell table:formula="of:=MOD([.A52];16)" office:value-type="float" office:value="2" calcext:value-type="float">
            <text:p>2</text:p>
          </table:table-cell>
          <table:table-cell table:formula="of:=&quot;convert -extract 256x464+&quot;&amp;([.C52]*256)&amp;&quot;+&quot;&amp;([.B52]*464)&amp;&quot; font.png font_&quot;&amp;[.A52]&amp;&quot;.png&quot;" office:value-type="string" office:string-value="convert -extract 256x464+512+1392 font.png font_50.png" calcext:value-type="string">
            <text:p>convert -extract 256x464+512+1392 font.png font_50.png</text:p>
          </table:table-cell>
          <table:table-cell table:formula="of:=&quot;convert -extract 256x464+&quot;&amp;([.C52]*256)&amp;&quot;+&quot;&amp;([.B52]*464)&amp;&quot; tiles.png tiles_&quot;&amp;[.A52]&amp;&quot;.png&quot;" office:value-type="string" office:string-value="convert -extract 256x464+512+1392 tiles.png tiles_50.png" calcext:value-type="string">
            <text:p>convert -extract 256x464+512+1392 tiles.png tiles_50.pn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A53]/16)" office:value-type="float" office:value="3" calcext:value-type="float">
            <text:p>3</text:p>
          </table:table-cell>
          <table:table-cell table:formula="of:=MOD([.A53];16)" office:value-type="float" office:value="3" calcext:value-type="float">
            <text:p>3</text:p>
          </table:table-cell>
          <table:table-cell table:formula="of:=&quot;convert -extract 256x464+&quot;&amp;([.C53]*256)&amp;&quot;+&quot;&amp;([.B53]*464)&amp;&quot; font.png font_&quot;&amp;[.A53]&amp;&quot;.png&quot;" office:value-type="string" office:string-value="convert -extract 256x464+768+1392 font.png font_51.png" calcext:value-type="string">
            <text:p>convert -extract 256x464+768+1392 font.png font_51.png</text:p>
          </table:table-cell>
          <table:table-cell table:formula="of:=&quot;convert -extract 256x464+&quot;&amp;([.C53]*256)&amp;&quot;+&quot;&amp;([.B53]*464)&amp;&quot; tiles.png tiles_&quot;&amp;[.A53]&amp;&quot;.png&quot;" office:value-type="string" office:string-value="convert -extract 256x464+768+1392 tiles.png tiles_51.png" calcext:value-type="string">
            <text:p>convert -extract 256x464+768+1392 tiles.png tiles_51.p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A54]/16)" office:value-type="float" office:value="3" calcext:value-type="float">
            <text:p>3</text:p>
          </table:table-cell>
          <table:table-cell table:formula="of:=MOD([.A54];16)" office:value-type="float" office:value="4" calcext:value-type="float">
            <text:p>4</text:p>
          </table:table-cell>
          <table:table-cell table:formula="of:=&quot;convert -extract 256x464+&quot;&amp;([.C54]*256)&amp;&quot;+&quot;&amp;([.B54]*464)&amp;&quot; font.png font_&quot;&amp;[.A54]&amp;&quot;.png&quot;" office:value-type="string" office:string-value="convert -extract 256x464+1024+1392 font.png font_52.png" calcext:value-type="string">
            <text:p>convert -extract 256x464+1024+1392 font.png font_52.png</text:p>
          </table:table-cell>
          <table:table-cell table:formula="of:=&quot;convert -extract 256x464+&quot;&amp;([.C54]*256)&amp;&quot;+&quot;&amp;([.B54]*464)&amp;&quot; tiles.png tiles_&quot;&amp;[.A54]&amp;&quot;.png&quot;" office:value-type="string" office:string-value="convert -extract 256x464+1024+1392 tiles.png tiles_52.png" calcext:value-type="string">
            <text:p>convert -extract 256x464+1024+1392 tiles.png tiles_52.p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A55]/16)" office:value-type="float" office:value="3" calcext:value-type="float">
            <text:p>3</text:p>
          </table:table-cell>
          <table:table-cell table:formula="of:=MOD([.A55];16)" office:value-type="float" office:value="5" calcext:value-type="float">
            <text:p>5</text:p>
          </table:table-cell>
          <table:table-cell table:formula="of:=&quot;convert -extract 256x464+&quot;&amp;([.C55]*256)&amp;&quot;+&quot;&amp;([.B55]*464)&amp;&quot; font.png font_&quot;&amp;[.A55]&amp;&quot;.png&quot;" office:value-type="string" office:string-value="convert -extract 256x464+1280+1392 font.png font_53.png" calcext:value-type="string">
            <text:p>convert -extract 256x464+1280+1392 font.png font_53.png</text:p>
          </table:table-cell>
          <table:table-cell table:formula="of:=&quot;convert -extract 256x464+&quot;&amp;([.C55]*256)&amp;&quot;+&quot;&amp;([.B55]*464)&amp;&quot; tiles.png tiles_&quot;&amp;[.A55]&amp;&quot;.png&quot;" office:value-type="string" office:string-value="convert -extract 256x464+1280+1392 tiles.png tiles_53.png" calcext:value-type="string">
            <text:p>convert -extract 256x464+1280+1392 tiles.png tiles_53.pn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A56]/16)" office:value-type="float" office:value="3" calcext:value-type="float">
            <text:p>3</text:p>
          </table:table-cell>
          <table:table-cell table:formula="of:=MOD([.A56];16)" office:value-type="float" office:value="6" calcext:value-type="float">
            <text:p>6</text:p>
          </table:table-cell>
          <table:table-cell table:formula="of:=&quot;convert -extract 256x464+&quot;&amp;([.C56]*256)&amp;&quot;+&quot;&amp;([.B56]*464)&amp;&quot; font.png font_&quot;&amp;[.A56]&amp;&quot;.png&quot;" office:value-type="string" office:string-value="convert -extract 256x464+1536+1392 font.png font_54.png" calcext:value-type="string">
            <text:p>convert -extract 256x464+1536+1392 font.png font_54.png</text:p>
          </table:table-cell>
          <table:table-cell table:formula="of:=&quot;convert -extract 256x464+&quot;&amp;([.C56]*256)&amp;&quot;+&quot;&amp;([.B56]*464)&amp;&quot; tiles.png tiles_&quot;&amp;[.A56]&amp;&quot;.png&quot;" office:value-type="string" office:string-value="convert -extract 256x464+1536+1392 tiles.png tiles_54.png" calcext:value-type="string">
            <text:p>convert -extract 256x464+1536+1392 tiles.png tiles_54.p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A57]/16)" office:value-type="float" office:value="3" calcext:value-type="float">
            <text:p>3</text:p>
          </table:table-cell>
          <table:table-cell table:formula="of:=MOD([.A57];16)" office:value-type="float" office:value="7" calcext:value-type="float">
            <text:p>7</text:p>
          </table:table-cell>
          <table:table-cell table:formula="of:=&quot;convert -extract 256x464+&quot;&amp;([.C57]*256)&amp;&quot;+&quot;&amp;([.B57]*464)&amp;&quot; font.png font_&quot;&amp;[.A57]&amp;&quot;.png&quot;" office:value-type="string" office:string-value="convert -extract 256x464+1792+1392 font.png font_55.png" calcext:value-type="string">
            <text:p>convert -extract 256x464+1792+1392 font.png font_55.png</text:p>
          </table:table-cell>
          <table:table-cell table:formula="of:=&quot;convert -extract 256x464+&quot;&amp;([.C57]*256)&amp;&quot;+&quot;&amp;([.B57]*464)&amp;&quot; tiles.png tiles_&quot;&amp;[.A57]&amp;&quot;.png&quot;" office:value-type="string" office:string-value="convert -extract 256x464+1792+1392 tiles.png tiles_55.png" calcext:value-type="string">
            <text:p>convert -extract 256x464+1792+1392 tiles.png tiles_55.pn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A58]/16)" office:value-type="float" office:value="3" calcext:value-type="float">
            <text:p>3</text:p>
          </table:table-cell>
          <table:table-cell table:formula="of:=MOD([.A58];16)" office:value-type="float" office:value="8" calcext:value-type="float">
            <text:p>8</text:p>
          </table:table-cell>
          <table:table-cell table:formula="of:=&quot;convert -extract 256x464+&quot;&amp;([.C58]*256)&amp;&quot;+&quot;&amp;([.B58]*464)&amp;&quot; font.png font_&quot;&amp;[.A58]&amp;&quot;.png&quot;" office:value-type="string" office:string-value="convert -extract 256x464+2048+1392 font.png font_56.png" calcext:value-type="string">
            <text:p>convert -extract 256x464+2048+1392 font.png font_56.png</text:p>
          </table:table-cell>
          <table:table-cell table:formula="of:=&quot;convert -extract 256x464+&quot;&amp;([.C58]*256)&amp;&quot;+&quot;&amp;([.B58]*464)&amp;&quot; tiles.png tiles_&quot;&amp;[.A58]&amp;&quot;.png&quot;" office:value-type="string" office:string-value="convert -extract 256x464+2048+1392 tiles.png tiles_56.png" calcext:value-type="string">
            <text:p>convert -extract 256x464+2048+1392 tiles.png tiles_56.p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A59]/16)" office:value-type="float" office:value="3" calcext:value-type="float">
            <text:p>3</text:p>
          </table:table-cell>
          <table:table-cell table:formula="of:=MOD([.A59];16)" office:value-type="float" office:value="9" calcext:value-type="float">
            <text:p>9</text:p>
          </table:table-cell>
          <table:table-cell table:formula="of:=&quot;convert -extract 256x464+&quot;&amp;([.C59]*256)&amp;&quot;+&quot;&amp;([.B59]*464)&amp;&quot; font.png font_&quot;&amp;[.A59]&amp;&quot;.png&quot;" office:value-type="string" office:string-value="convert -extract 256x464+2304+1392 font.png font_57.png" calcext:value-type="string">
            <text:p>convert -extract 256x464+2304+1392 font.png font_57.png</text:p>
          </table:table-cell>
          <table:table-cell table:formula="of:=&quot;convert -extract 256x464+&quot;&amp;([.C59]*256)&amp;&quot;+&quot;&amp;([.B59]*464)&amp;&quot; tiles.png tiles_&quot;&amp;[.A59]&amp;&quot;.png&quot;" office:value-type="string" office:string-value="convert -extract 256x464+2304+1392 tiles.png tiles_57.png" calcext:value-type="string">
            <text:p>convert -extract 256x464+2304+1392 tiles.png tiles_57.pn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A60]/16)" office:value-type="float" office:value="3" calcext:value-type="float">
            <text:p>3</text:p>
          </table:table-cell>
          <table:table-cell table:formula="of:=MOD([.A60];16)" office:value-type="float" office:value="10" calcext:value-type="float">
            <text:p>10</text:p>
          </table:table-cell>
          <table:table-cell table:formula="of:=&quot;convert -extract 256x464+&quot;&amp;([.C60]*256)&amp;&quot;+&quot;&amp;([.B60]*464)&amp;&quot; font.png font_&quot;&amp;[.A60]&amp;&quot;.png&quot;" office:value-type="string" office:string-value="convert -extract 256x464+2560+1392 font.png font_58.png" calcext:value-type="string">
            <text:p>convert -extract 256x464+2560+1392 font.png font_58.png</text:p>
          </table:table-cell>
          <table:table-cell table:formula="of:=&quot;convert -extract 256x464+&quot;&amp;([.C60]*256)&amp;&quot;+&quot;&amp;([.B60]*464)&amp;&quot; tiles.png tiles_&quot;&amp;[.A60]&amp;&quot;.png&quot;" office:value-type="string" office:string-value="convert -extract 256x464+2560+1392 tiles.png tiles_58.png" calcext:value-type="string">
            <text:p>convert -extract 256x464+2560+1392 tiles.png tiles_58.pn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A61]/16)" office:value-type="float" office:value="3" calcext:value-type="float">
            <text:p>3</text:p>
          </table:table-cell>
          <table:table-cell table:formula="of:=MOD([.A61];16)" office:value-type="float" office:value="11" calcext:value-type="float">
            <text:p>11</text:p>
          </table:table-cell>
          <table:table-cell table:formula="of:=&quot;convert -extract 256x464+&quot;&amp;([.C61]*256)&amp;&quot;+&quot;&amp;([.B61]*464)&amp;&quot; font.png font_&quot;&amp;[.A61]&amp;&quot;.png&quot;" office:value-type="string" office:string-value="convert -extract 256x464+2816+1392 font.png font_59.png" calcext:value-type="string">
            <text:p>convert -extract 256x464+2816+1392 font.png font_59.png</text:p>
          </table:table-cell>
          <table:table-cell table:formula="of:=&quot;convert -extract 256x464+&quot;&amp;([.C61]*256)&amp;&quot;+&quot;&amp;([.B61]*464)&amp;&quot; tiles.png tiles_&quot;&amp;[.A61]&amp;&quot;.png&quot;" office:value-type="string" office:string-value="convert -extract 256x464+2816+1392 tiles.png tiles_59.png" calcext:value-type="string">
            <text:p>convert -extract 256x464+2816+1392 tiles.png tiles_59.pn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A62]/16)" office:value-type="float" office:value="3" calcext:value-type="float">
            <text:p>3</text:p>
          </table:table-cell>
          <table:table-cell table:formula="of:=MOD([.A62];16)" office:value-type="float" office:value="12" calcext:value-type="float">
            <text:p>12</text:p>
          </table:table-cell>
          <table:table-cell table:formula="of:=&quot;convert -extract 256x464+&quot;&amp;([.C62]*256)&amp;&quot;+&quot;&amp;([.B62]*464)&amp;&quot; font.png font_&quot;&amp;[.A62]&amp;&quot;.png&quot;" office:value-type="string" office:string-value="convert -extract 256x464+3072+1392 font.png font_60.png" calcext:value-type="string">
            <text:p>convert -extract 256x464+3072+1392 font.png font_60.png</text:p>
          </table:table-cell>
          <table:table-cell table:formula="of:=&quot;convert -extract 256x464+&quot;&amp;([.C62]*256)&amp;&quot;+&quot;&amp;([.B62]*464)&amp;&quot; tiles.png tiles_&quot;&amp;[.A62]&amp;&quot;.png&quot;" office:value-type="string" office:string-value="convert -extract 256x464+3072+1392 tiles.png tiles_60.png" calcext:value-type="string">
            <text:p>convert -extract 256x464+3072+1392 tiles.png tiles_60.pn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A63]/16)" office:value-type="float" office:value="3" calcext:value-type="float">
            <text:p>3</text:p>
          </table:table-cell>
          <table:table-cell table:formula="of:=MOD([.A63];16)" office:value-type="float" office:value="13" calcext:value-type="float">
            <text:p>13</text:p>
          </table:table-cell>
          <table:table-cell table:formula="of:=&quot;convert -extract 256x464+&quot;&amp;([.C63]*256)&amp;&quot;+&quot;&amp;([.B63]*464)&amp;&quot; font.png font_&quot;&amp;[.A63]&amp;&quot;.png&quot;" office:value-type="string" office:string-value="convert -extract 256x464+3328+1392 font.png font_61.png" calcext:value-type="string">
            <text:p>convert -extract 256x464+3328+1392 font.png font_61.png</text:p>
          </table:table-cell>
          <table:table-cell table:formula="of:=&quot;convert -extract 256x464+&quot;&amp;([.C63]*256)&amp;&quot;+&quot;&amp;([.B63]*464)&amp;&quot; tiles.png tiles_&quot;&amp;[.A63]&amp;&quot;.png&quot;" office:value-type="string" office:string-value="convert -extract 256x464+3328+1392 tiles.png tiles_61.png" calcext:value-type="string">
            <text:p>convert -extract 256x464+3328+1392 tiles.png tiles_61.pn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A64]/16)" office:value-type="float" office:value="3" calcext:value-type="float">
            <text:p>3</text:p>
          </table:table-cell>
          <table:table-cell table:formula="of:=MOD([.A64];16)" office:value-type="float" office:value="14" calcext:value-type="float">
            <text:p>14</text:p>
          </table:table-cell>
          <table:table-cell table:formula="of:=&quot;convert -extract 256x464+&quot;&amp;([.C64]*256)&amp;&quot;+&quot;&amp;([.B64]*464)&amp;&quot; font.png font_&quot;&amp;[.A64]&amp;&quot;.png&quot;" office:value-type="string" office:string-value="convert -extract 256x464+3584+1392 font.png font_62.png" calcext:value-type="string">
            <text:p>convert -extract 256x464+3584+1392 font.png font_62.png</text:p>
          </table:table-cell>
          <table:table-cell table:formula="of:=&quot;convert -extract 256x464+&quot;&amp;([.C64]*256)&amp;&quot;+&quot;&amp;([.B64]*464)&amp;&quot; tiles.png tiles_&quot;&amp;[.A64]&amp;&quot;.png&quot;" office:value-type="string" office:string-value="convert -extract 256x464+3584+1392 tiles.png tiles_62.png" calcext:value-type="string">
            <text:p>convert -extract 256x464+3584+1392 tiles.png tiles_62.pn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A65]/16)" office:value-type="float" office:value="3" calcext:value-type="float">
            <text:p>3</text:p>
          </table:table-cell>
          <table:table-cell table:formula="of:=MOD([.A65];16)" office:value-type="float" office:value="15" calcext:value-type="float">
            <text:p>15</text:p>
          </table:table-cell>
          <table:table-cell table:formula="of:=&quot;convert -extract 256x464+&quot;&amp;([.C65]*256)&amp;&quot;+&quot;&amp;([.B65]*464)&amp;&quot; font.png font_&quot;&amp;[.A65]&amp;&quot;.png&quot;" office:value-type="string" office:string-value="convert -extract 256x464+3840+1392 font.png font_63.png" calcext:value-type="string">
            <text:p>convert -extract 256x464+3840+1392 font.png font_63.png</text:p>
          </table:table-cell>
          <table:table-cell table:formula="of:=&quot;convert -extract 256x464+&quot;&amp;([.C65]*256)&amp;&quot;+&quot;&amp;([.B65]*464)&amp;&quot; tiles.png tiles_&quot;&amp;[.A65]&amp;&quot;.png&quot;" office:value-type="string" office:string-value="convert -extract 256x464+3840+1392 tiles.png tiles_63.png" calcext:value-type="string">
            <text:p>convert -extract 256x464+3840+1392 tiles.png tiles_63.pn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A66]/16)" office:value-type="float" office:value="4" calcext:value-type="float">
            <text:p>4</text:p>
          </table:table-cell>
          <table:table-cell table:formula="of:=MOD([.A66];16)" office:value-type="float" office:value="0" calcext:value-type="float">
            <text:p>0</text:p>
          </table:table-cell>
          <table:table-cell table:formula="of:=&quot;convert -extract 256x464+&quot;&amp;([.C66]*256)&amp;&quot;+&quot;&amp;([.B66]*464)&amp;&quot; font.png font_&quot;&amp;[.A66]&amp;&quot;.png&quot;" office:value-type="string" office:string-value="convert -extract 256x464+0+1856 font.png font_64.png" calcext:value-type="string">
            <text:p>convert -extract 256x464+0+1856 font.png font_64.png</text:p>
          </table:table-cell>
          <table:table-cell table:formula="of:=&quot;convert -extract 256x464+&quot;&amp;([.C66]*256)&amp;&quot;+&quot;&amp;([.B66]*464)&amp;&quot; tiles.png tiles_&quot;&amp;[.A66]&amp;&quot;.png&quot;" office:value-type="string" office:string-value="convert -extract 256x464+0+1856 tiles.png tiles_64.png" calcext:value-type="string">
            <text:p>convert -extract 256x464+0+1856 tiles.png tiles_64.pn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A67]/16)" office:value-type="float" office:value="4" calcext:value-type="float">
            <text:p>4</text:p>
          </table:table-cell>
          <table:table-cell table:formula="of:=MOD([.A67];16)" office:value-type="float" office:value="1" calcext:value-type="float">
            <text:p>1</text:p>
          </table:table-cell>
          <table:table-cell table:formula="of:=&quot;convert -extract 256x464+&quot;&amp;([.C67]*256)&amp;&quot;+&quot;&amp;([.B67]*464)&amp;&quot; font.png font_&quot;&amp;[.A67]&amp;&quot;.png&quot;" office:value-type="string" office:string-value="convert -extract 256x464+256+1856 font.png font_65.png" calcext:value-type="string">
            <text:p>convert -extract 256x464+256+1856 font.png font_65.png</text:p>
          </table:table-cell>
          <table:table-cell table:formula="of:=&quot;convert -extract 256x464+&quot;&amp;([.C67]*256)&amp;&quot;+&quot;&amp;([.B67]*464)&amp;&quot; tiles.png tiles_&quot;&amp;[.A67]&amp;&quot;.png&quot;" office:value-type="string" office:string-value="convert -extract 256x464+256+1856 tiles.png tiles_65.png" calcext:value-type="string">
            <text:p>convert -extract 256x464+256+1856 tiles.png tiles_65.pn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A68]/16)" office:value-type="float" office:value="4" calcext:value-type="float">
            <text:p>4</text:p>
          </table:table-cell>
          <table:table-cell table:formula="of:=MOD([.A68];16)" office:value-type="float" office:value="2" calcext:value-type="float">
            <text:p>2</text:p>
          </table:table-cell>
          <table:table-cell table:formula="of:=&quot;convert -extract 256x464+&quot;&amp;([.C68]*256)&amp;&quot;+&quot;&amp;([.B68]*464)&amp;&quot; font.png font_&quot;&amp;[.A68]&amp;&quot;.png&quot;" office:value-type="string" office:string-value="convert -extract 256x464+512+1856 font.png font_66.png" calcext:value-type="string">
            <text:p>convert -extract 256x464+512+1856 font.png font_66.png</text:p>
          </table:table-cell>
          <table:table-cell table:formula="of:=&quot;convert -extract 256x464+&quot;&amp;([.C68]*256)&amp;&quot;+&quot;&amp;([.B68]*464)&amp;&quot; tiles.png tiles_&quot;&amp;[.A68]&amp;&quot;.png&quot;" office:value-type="string" office:string-value="convert -extract 256x464+512+1856 tiles.png tiles_66.png" calcext:value-type="string">
            <text:p>convert -extract 256x464+512+1856 tiles.png tiles_66.pn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A69]/16)" office:value-type="float" office:value="4" calcext:value-type="float">
            <text:p>4</text:p>
          </table:table-cell>
          <table:table-cell table:formula="of:=MOD([.A69];16)" office:value-type="float" office:value="3" calcext:value-type="float">
            <text:p>3</text:p>
          </table:table-cell>
          <table:table-cell table:formula="of:=&quot;convert -extract 256x464+&quot;&amp;([.C69]*256)&amp;&quot;+&quot;&amp;([.B69]*464)&amp;&quot; font.png font_&quot;&amp;[.A69]&amp;&quot;.png&quot;" office:value-type="string" office:string-value="convert -extract 256x464+768+1856 font.png font_67.png" calcext:value-type="string">
            <text:p>convert -extract 256x464+768+1856 font.png font_67.png</text:p>
          </table:table-cell>
          <table:table-cell table:formula="of:=&quot;convert -extract 256x464+&quot;&amp;([.C69]*256)&amp;&quot;+&quot;&amp;([.B69]*464)&amp;&quot; tiles.png tiles_&quot;&amp;[.A69]&amp;&quot;.png&quot;" office:value-type="string" office:string-value="convert -extract 256x464+768+1856 tiles.png tiles_67.png" calcext:value-type="string">
            <text:p>convert -extract 256x464+768+1856 tiles.png tiles_67.pn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A70]/16)" office:value-type="float" office:value="4" calcext:value-type="float">
            <text:p>4</text:p>
          </table:table-cell>
          <table:table-cell table:formula="of:=MOD([.A70];16)" office:value-type="float" office:value="4" calcext:value-type="float">
            <text:p>4</text:p>
          </table:table-cell>
          <table:table-cell table:formula="of:=&quot;convert -extract 256x464+&quot;&amp;([.C70]*256)&amp;&quot;+&quot;&amp;([.B70]*464)&amp;&quot; font.png font_&quot;&amp;[.A70]&amp;&quot;.png&quot;" office:value-type="string" office:string-value="convert -extract 256x464+1024+1856 font.png font_68.png" calcext:value-type="string">
            <text:p>convert -extract 256x464+1024+1856 font.png font_68.png</text:p>
          </table:table-cell>
          <table:table-cell table:formula="of:=&quot;convert -extract 256x464+&quot;&amp;([.C70]*256)&amp;&quot;+&quot;&amp;([.B70]*464)&amp;&quot; tiles.png tiles_&quot;&amp;[.A70]&amp;&quot;.png&quot;" office:value-type="string" office:string-value="convert -extract 256x464+1024+1856 tiles.png tiles_68.png" calcext:value-type="string">
            <text:p>convert -extract 256x464+1024+1856 tiles.png tiles_68.pn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A71]/16)" office:value-type="float" office:value="4" calcext:value-type="float">
            <text:p>4</text:p>
          </table:table-cell>
          <table:table-cell table:formula="of:=MOD([.A71];16)" office:value-type="float" office:value="5" calcext:value-type="float">
            <text:p>5</text:p>
          </table:table-cell>
          <table:table-cell table:formula="of:=&quot;convert -extract 256x464+&quot;&amp;([.C71]*256)&amp;&quot;+&quot;&amp;([.B71]*464)&amp;&quot; font.png font_&quot;&amp;[.A71]&amp;&quot;.png&quot;" office:value-type="string" office:string-value="convert -extract 256x464+1280+1856 font.png font_69.png" calcext:value-type="string">
            <text:p>convert -extract 256x464+1280+1856 font.png font_69.png</text:p>
          </table:table-cell>
          <table:table-cell table:formula="of:=&quot;convert -extract 256x464+&quot;&amp;([.C71]*256)&amp;&quot;+&quot;&amp;([.B71]*464)&amp;&quot; tiles.png tiles_&quot;&amp;[.A71]&amp;&quot;.png&quot;" office:value-type="string" office:string-value="convert -extract 256x464+1280+1856 tiles.png tiles_69.png" calcext:value-type="string">
            <text:p>convert -extract 256x464+1280+1856 tiles.png tiles_69.pn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A72]/16)" office:value-type="float" office:value="4" calcext:value-type="float">
            <text:p>4</text:p>
          </table:table-cell>
          <table:table-cell table:formula="of:=MOD([.A72];16)" office:value-type="float" office:value="6" calcext:value-type="float">
            <text:p>6</text:p>
          </table:table-cell>
          <table:table-cell table:formula="of:=&quot;convert -extract 256x464+&quot;&amp;([.C72]*256)&amp;&quot;+&quot;&amp;([.B72]*464)&amp;&quot; font.png font_&quot;&amp;[.A72]&amp;&quot;.png&quot;" office:value-type="string" office:string-value="convert -extract 256x464+1536+1856 font.png font_70.png" calcext:value-type="string">
            <text:p>convert -extract 256x464+1536+1856 font.png font_70.png</text:p>
          </table:table-cell>
          <table:table-cell table:formula="of:=&quot;convert -extract 256x464+&quot;&amp;([.C72]*256)&amp;&quot;+&quot;&amp;([.B72]*464)&amp;&quot; tiles.png tiles_&quot;&amp;[.A72]&amp;&quot;.png&quot;" office:value-type="string" office:string-value="convert -extract 256x464+1536+1856 tiles.png tiles_70.png" calcext:value-type="string">
            <text:p>convert -extract 256x464+1536+1856 tiles.png tiles_70.pn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A73]/16)" office:value-type="float" office:value="4" calcext:value-type="float">
            <text:p>4</text:p>
          </table:table-cell>
          <table:table-cell table:formula="of:=MOD([.A73];16)" office:value-type="float" office:value="7" calcext:value-type="float">
            <text:p>7</text:p>
          </table:table-cell>
          <table:table-cell table:formula="of:=&quot;convert -extract 256x464+&quot;&amp;([.C73]*256)&amp;&quot;+&quot;&amp;([.B73]*464)&amp;&quot; font.png font_&quot;&amp;[.A73]&amp;&quot;.png&quot;" office:value-type="string" office:string-value="convert -extract 256x464+1792+1856 font.png font_71.png" calcext:value-type="string">
            <text:p>convert -extract 256x464+1792+1856 font.png font_71.png</text:p>
          </table:table-cell>
          <table:table-cell table:formula="of:=&quot;convert -extract 256x464+&quot;&amp;([.C73]*256)&amp;&quot;+&quot;&amp;([.B73]*464)&amp;&quot; tiles.png tiles_&quot;&amp;[.A73]&amp;&quot;.png&quot;" office:value-type="string" office:string-value="convert -extract 256x464+1792+1856 tiles.png tiles_71.png" calcext:value-type="string">
            <text:p>convert -extract 256x464+1792+1856 tiles.png tiles_71.p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A74]/16)" office:value-type="float" office:value="4" calcext:value-type="float">
            <text:p>4</text:p>
          </table:table-cell>
          <table:table-cell table:formula="of:=MOD([.A74];16)" office:value-type="float" office:value="8" calcext:value-type="float">
            <text:p>8</text:p>
          </table:table-cell>
          <table:table-cell table:formula="of:=&quot;convert -extract 256x464+&quot;&amp;([.C74]*256)&amp;&quot;+&quot;&amp;([.B74]*464)&amp;&quot; font.png font_&quot;&amp;[.A74]&amp;&quot;.png&quot;" office:value-type="string" office:string-value="convert -extract 256x464+2048+1856 font.png font_72.png" calcext:value-type="string">
            <text:p>convert -extract 256x464+2048+1856 font.png font_72.png</text:p>
          </table:table-cell>
          <table:table-cell table:formula="of:=&quot;convert -extract 256x464+&quot;&amp;([.C74]*256)&amp;&quot;+&quot;&amp;([.B74]*464)&amp;&quot; tiles.png tiles_&quot;&amp;[.A74]&amp;&quot;.png&quot;" office:value-type="string" office:string-value="convert -extract 256x464+2048+1856 tiles.png tiles_72.png" calcext:value-type="string">
            <text:p>convert -extract 256x464+2048+1856 tiles.png tiles_72.pn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A75]/16)" office:value-type="float" office:value="4" calcext:value-type="float">
            <text:p>4</text:p>
          </table:table-cell>
          <table:table-cell table:formula="of:=MOD([.A75];16)" office:value-type="float" office:value="9" calcext:value-type="float">
            <text:p>9</text:p>
          </table:table-cell>
          <table:table-cell table:formula="of:=&quot;convert -extract 256x464+&quot;&amp;([.C75]*256)&amp;&quot;+&quot;&amp;([.B75]*464)&amp;&quot; font.png font_&quot;&amp;[.A75]&amp;&quot;.png&quot;" office:value-type="string" office:string-value="convert -extract 256x464+2304+1856 font.png font_73.png" calcext:value-type="string">
            <text:p>convert -extract 256x464+2304+1856 font.png font_73.png</text:p>
          </table:table-cell>
          <table:table-cell table:formula="of:=&quot;convert -extract 256x464+&quot;&amp;([.C75]*256)&amp;&quot;+&quot;&amp;([.B75]*464)&amp;&quot; tiles.png tiles_&quot;&amp;[.A75]&amp;&quot;.png&quot;" office:value-type="string" office:string-value="convert -extract 256x464+2304+1856 tiles.png tiles_73.png" calcext:value-type="string">
            <text:p>convert -extract 256x464+2304+1856 tiles.png tiles_73.pn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A76]/16)" office:value-type="float" office:value="4" calcext:value-type="float">
            <text:p>4</text:p>
          </table:table-cell>
          <table:table-cell table:formula="of:=MOD([.A76];16)" office:value-type="float" office:value="10" calcext:value-type="float">
            <text:p>10</text:p>
          </table:table-cell>
          <table:table-cell table:formula="of:=&quot;convert -extract 256x464+&quot;&amp;([.C76]*256)&amp;&quot;+&quot;&amp;([.B76]*464)&amp;&quot; font.png font_&quot;&amp;[.A76]&amp;&quot;.png&quot;" office:value-type="string" office:string-value="convert -extract 256x464+2560+1856 font.png font_74.png" calcext:value-type="string">
            <text:p>convert -extract 256x464+2560+1856 font.png font_74.png</text:p>
          </table:table-cell>
          <table:table-cell table:formula="of:=&quot;convert -extract 256x464+&quot;&amp;([.C76]*256)&amp;&quot;+&quot;&amp;([.B76]*464)&amp;&quot; tiles.png tiles_&quot;&amp;[.A76]&amp;&quot;.png&quot;" office:value-type="string" office:string-value="convert -extract 256x464+2560+1856 tiles.png tiles_74.png" calcext:value-type="string">
            <text:p>convert -extract 256x464+2560+1856 tiles.png tiles_74.pn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A77]/16)" office:value-type="float" office:value="4" calcext:value-type="float">
            <text:p>4</text:p>
          </table:table-cell>
          <table:table-cell table:formula="of:=MOD([.A77];16)" office:value-type="float" office:value="11" calcext:value-type="float">
            <text:p>11</text:p>
          </table:table-cell>
          <table:table-cell table:formula="of:=&quot;convert -extract 256x464+&quot;&amp;([.C77]*256)&amp;&quot;+&quot;&amp;([.B77]*464)&amp;&quot; font.png font_&quot;&amp;[.A77]&amp;&quot;.png&quot;" office:value-type="string" office:string-value="convert -extract 256x464+2816+1856 font.png font_75.png" calcext:value-type="string">
            <text:p>convert -extract 256x464+2816+1856 font.png font_75.png</text:p>
          </table:table-cell>
          <table:table-cell table:formula="of:=&quot;convert -extract 256x464+&quot;&amp;([.C77]*256)&amp;&quot;+&quot;&amp;([.B77]*464)&amp;&quot; tiles.png tiles_&quot;&amp;[.A77]&amp;&quot;.png&quot;" office:value-type="string" office:string-value="convert -extract 256x464+2816+1856 tiles.png tiles_75.png" calcext:value-type="string">
            <text:p>convert -extract 256x464+2816+1856 tiles.png tiles_75.pn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A78]/16)" office:value-type="float" office:value="4" calcext:value-type="float">
            <text:p>4</text:p>
          </table:table-cell>
          <table:table-cell table:formula="of:=MOD([.A78];16)" office:value-type="float" office:value="12" calcext:value-type="float">
            <text:p>12</text:p>
          </table:table-cell>
          <table:table-cell table:formula="of:=&quot;convert -extract 256x464+&quot;&amp;([.C78]*256)&amp;&quot;+&quot;&amp;([.B78]*464)&amp;&quot; font.png font_&quot;&amp;[.A78]&amp;&quot;.png&quot;" office:value-type="string" office:string-value="convert -extract 256x464+3072+1856 font.png font_76.png" calcext:value-type="string">
            <text:p>convert -extract 256x464+3072+1856 font.png font_76.png</text:p>
          </table:table-cell>
          <table:table-cell table:formula="of:=&quot;convert -extract 256x464+&quot;&amp;([.C78]*256)&amp;&quot;+&quot;&amp;([.B78]*464)&amp;&quot; tiles.png tiles_&quot;&amp;[.A78]&amp;&quot;.png&quot;" office:value-type="string" office:string-value="convert -extract 256x464+3072+1856 tiles.png tiles_76.png" calcext:value-type="string">
            <text:p>convert -extract 256x464+3072+1856 tiles.png tiles_76.pn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A79]/16)" office:value-type="float" office:value="4" calcext:value-type="float">
            <text:p>4</text:p>
          </table:table-cell>
          <table:table-cell table:formula="of:=MOD([.A79];16)" office:value-type="float" office:value="13" calcext:value-type="float">
            <text:p>13</text:p>
          </table:table-cell>
          <table:table-cell table:formula="of:=&quot;convert -extract 256x464+&quot;&amp;([.C79]*256)&amp;&quot;+&quot;&amp;([.B79]*464)&amp;&quot; font.png font_&quot;&amp;[.A79]&amp;&quot;.png&quot;" office:value-type="string" office:string-value="convert -extract 256x464+3328+1856 font.png font_77.png" calcext:value-type="string">
            <text:p>convert -extract 256x464+3328+1856 font.png font_77.png</text:p>
          </table:table-cell>
          <table:table-cell table:formula="of:=&quot;convert -extract 256x464+&quot;&amp;([.C79]*256)&amp;&quot;+&quot;&amp;([.B79]*464)&amp;&quot; tiles.png tiles_&quot;&amp;[.A79]&amp;&quot;.png&quot;" office:value-type="string" office:string-value="convert -extract 256x464+3328+1856 tiles.png tiles_77.png" calcext:value-type="string">
            <text:p>convert -extract 256x464+3328+1856 tiles.png tiles_77.p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A80]/16)" office:value-type="float" office:value="4" calcext:value-type="float">
            <text:p>4</text:p>
          </table:table-cell>
          <table:table-cell table:formula="of:=MOD([.A80];16)" office:value-type="float" office:value="14" calcext:value-type="float">
            <text:p>14</text:p>
          </table:table-cell>
          <table:table-cell table:formula="of:=&quot;convert -extract 256x464+&quot;&amp;([.C80]*256)&amp;&quot;+&quot;&amp;([.B80]*464)&amp;&quot; font.png font_&quot;&amp;[.A80]&amp;&quot;.png&quot;" office:value-type="string" office:string-value="convert -extract 256x464+3584+1856 font.png font_78.png" calcext:value-type="string">
            <text:p>convert -extract 256x464+3584+1856 font.png font_78.png</text:p>
          </table:table-cell>
          <table:table-cell table:formula="of:=&quot;convert -extract 256x464+&quot;&amp;([.C80]*256)&amp;&quot;+&quot;&amp;([.B80]*464)&amp;&quot; tiles.png tiles_&quot;&amp;[.A80]&amp;&quot;.png&quot;" office:value-type="string" office:string-value="convert -extract 256x464+3584+1856 tiles.png tiles_78.png" calcext:value-type="string">
            <text:p>convert -extract 256x464+3584+1856 tiles.png tiles_78.pn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A81]/16)" office:value-type="float" office:value="4" calcext:value-type="float">
            <text:p>4</text:p>
          </table:table-cell>
          <table:table-cell table:formula="of:=MOD([.A81];16)" office:value-type="float" office:value="15" calcext:value-type="float">
            <text:p>15</text:p>
          </table:table-cell>
          <table:table-cell table:formula="of:=&quot;convert -extract 256x464+&quot;&amp;([.C81]*256)&amp;&quot;+&quot;&amp;([.B81]*464)&amp;&quot; font.png font_&quot;&amp;[.A81]&amp;&quot;.png&quot;" office:value-type="string" office:string-value="convert -extract 256x464+3840+1856 font.png font_79.png" calcext:value-type="string">
            <text:p>convert -extract 256x464+3840+1856 font.png font_79.png</text:p>
          </table:table-cell>
          <table:table-cell table:formula="of:=&quot;convert -extract 256x464+&quot;&amp;([.C81]*256)&amp;&quot;+&quot;&amp;([.B81]*464)&amp;&quot; tiles.png tiles_&quot;&amp;[.A81]&amp;&quot;.png&quot;" office:value-type="string" office:string-value="convert -extract 256x464+3840+1856 tiles.png tiles_79.png" calcext:value-type="string">
            <text:p>convert -extract 256x464+3840+1856 tiles.png tiles_79.pn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A82]/16)" office:value-type="float" office:value="5" calcext:value-type="float">
            <text:p>5</text:p>
          </table:table-cell>
          <table:table-cell table:formula="of:=MOD([.A82];16)" office:value-type="float" office:value="0" calcext:value-type="float">
            <text:p>0</text:p>
          </table:table-cell>
          <table:table-cell table:formula="of:=&quot;convert -extract 256x464+&quot;&amp;([.C82]*256)&amp;&quot;+&quot;&amp;([.B82]*464)&amp;&quot; font.png font_&quot;&amp;[.A82]&amp;&quot;.png&quot;" office:value-type="string" office:string-value="convert -extract 256x464+0+2320 font.png font_80.png" calcext:value-type="string">
            <text:p>convert -extract 256x464+0+2320 font.png font_80.png</text:p>
          </table:table-cell>
          <table:table-cell table:formula="of:=&quot;convert -extract 256x464+&quot;&amp;([.C82]*256)&amp;&quot;+&quot;&amp;([.B82]*464)&amp;&quot; tiles.png tiles_&quot;&amp;[.A82]&amp;&quot;.png&quot;" office:value-type="string" office:string-value="convert -extract 256x464+0+2320 tiles.png tiles_80.png" calcext:value-type="string">
            <text:p>convert -extract 256x464+0+2320 tiles.png tiles_80.pn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A83]/16)" office:value-type="float" office:value="5" calcext:value-type="float">
            <text:p>5</text:p>
          </table:table-cell>
          <table:table-cell table:formula="of:=MOD([.A83];16)" office:value-type="float" office:value="1" calcext:value-type="float">
            <text:p>1</text:p>
          </table:table-cell>
          <table:table-cell table:formula="of:=&quot;convert -extract 256x464+&quot;&amp;([.C83]*256)&amp;&quot;+&quot;&amp;([.B83]*464)&amp;&quot; font.png font_&quot;&amp;[.A83]&amp;&quot;.png&quot;" office:value-type="string" office:string-value="convert -extract 256x464+256+2320 font.png font_81.png" calcext:value-type="string">
            <text:p>convert -extract 256x464+256+2320 font.png font_81.png</text:p>
          </table:table-cell>
          <table:table-cell table:formula="of:=&quot;convert -extract 256x464+&quot;&amp;([.C83]*256)&amp;&quot;+&quot;&amp;([.B83]*464)&amp;&quot; tiles.png tiles_&quot;&amp;[.A83]&amp;&quot;.png&quot;" office:value-type="string" office:string-value="convert -extract 256x464+256+2320 tiles.png tiles_81.png" calcext:value-type="string">
            <text:p>convert -extract 256x464+256+2320 tiles.png tiles_81.pn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A84]/16)" office:value-type="float" office:value="5" calcext:value-type="float">
            <text:p>5</text:p>
          </table:table-cell>
          <table:table-cell table:formula="of:=MOD([.A84];16)" office:value-type="float" office:value="2" calcext:value-type="float">
            <text:p>2</text:p>
          </table:table-cell>
          <table:table-cell table:formula="of:=&quot;convert -extract 256x464+&quot;&amp;([.C84]*256)&amp;&quot;+&quot;&amp;([.B84]*464)&amp;&quot; font.png font_&quot;&amp;[.A84]&amp;&quot;.png&quot;" office:value-type="string" office:string-value="convert -extract 256x464+512+2320 font.png font_82.png" calcext:value-type="string">
            <text:p>convert -extract 256x464+512+2320 font.png font_82.png</text:p>
          </table:table-cell>
          <table:table-cell table:formula="of:=&quot;convert -extract 256x464+&quot;&amp;([.C84]*256)&amp;&quot;+&quot;&amp;([.B84]*464)&amp;&quot; tiles.png tiles_&quot;&amp;[.A84]&amp;&quot;.png&quot;" office:value-type="string" office:string-value="convert -extract 256x464+512+2320 tiles.png tiles_82.png" calcext:value-type="string">
            <text:p>convert -extract 256x464+512+2320 tiles.png tiles_82.pn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A85]/16)" office:value-type="float" office:value="5" calcext:value-type="float">
            <text:p>5</text:p>
          </table:table-cell>
          <table:table-cell table:formula="of:=MOD([.A85];16)" office:value-type="float" office:value="3" calcext:value-type="float">
            <text:p>3</text:p>
          </table:table-cell>
          <table:table-cell table:formula="of:=&quot;convert -extract 256x464+&quot;&amp;([.C85]*256)&amp;&quot;+&quot;&amp;([.B85]*464)&amp;&quot; font.png font_&quot;&amp;[.A85]&amp;&quot;.png&quot;" office:value-type="string" office:string-value="convert -extract 256x464+768+2320 font.png font_83.png" calcext:value-type="string">
            <text:p>convert -extract 256x464+768+2320 font.png font_83.png</text:p>
          </table:table-cell>
          <table:table-cell table:formula="of:=&quot;convert -extract 256x464+&quot;&amp;([.C85]*256)&amp;&quot;+&quot;&amp;([.B85]*464)&amp;&quot; tiles.png tiles_&quot;&amp;[.A85]&amp;&quot;.png&quot;" office:value-type="string" office:string-value="convert -extract 256x464+768+2320 tiles.png tiles_83.png" calcext:value-type="string">
            <text:p>convert -extract 256x464+768+2320 tiles.png tiles_83.pn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A86]/16)" office:value-type="float" office:value="5" calcext:value-type="float">
            <text:p>5</text:p>
          </table:table-cell>
          <table:table-cell table:formula="of:=MOD([.A86];16)" office:value-type="float" office:value="4" calcext:value-type="float">
            <text:p>4</text:p>
          </table:table-cell>
          <table:table-cell table:formula="of:=&quot;convert -extract 256x464+&quot;&amp;([.C86]*256)&amp;&quot;+&quot;&amp;([.B86]*464)&amp;&quot; font.png font_&quot;&amp;[.A86]&amp;&quot;.png&quot;" office:value-type="string" office:string-value="convert -extract 256x464+1024+2320 font.png font_84.png" calcext:value-type="string">
            <text:p>convert -extract 256x464+1024+2320 font.png font_84.png</text:p>
          </table:table-cell>
          <table:table-cell table:formula="of:=&quot;convert -extract 256x464+&quot;&amp;([.C86]*256)&amp;&quot;+&quot;&amp;([.B86]*464)&amp;&quot; tiles.png tiles_&quot;&amp;[.A86]&amp;&quot;.png&quot;" office:value-type="string" office:string-value="convert -extract 256x464+1024+2320 tiles.png tiles_84.png" calcext:value-type="string">
            <text:p>convert -extract 256x464+1024+2320 tiles.png tiles_84.pn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A87]/16)" office:value-type="float" office:value="5" calcext:value-type="float">
            <text:p>5</text:p>
          </table:table-cell>
          <table:table-cell table:formula="of:=MOD([.A87];16)" office:value-type="float" office:value="5" calcext:value-type="float">
            <text:p>5</text:p>
          </table:table-cell>
          <table:table-cell table:formula="of:=&quot;convert -extract 256x464+&quot;&amp;([.C87]*256)&amp;&quot;+&quot;&amp;([.B87]*464)&amp;&quot; font.png font_&quot;&amp;[.A87]&amp;&quot;.png&quot;" office:value-type="string" office:string-value="convert -extract 256x464+1280+2320 font.png font_85.png" calcext:value-type="string">
            <text:p>convert -extract 256x464+1280+2320 font.png font_85.png</text:p>
          </table:table-cell>
          <table:table-cell table:formula="of:=&quot;convert -extract 256x464+&quot;&amp;([.C87]*256)&amp;&quot;+&quot;&amp;([.B87]*464)&amp;&quot; tiles.png tiles_&quot;&amp;[.A87]&amp;&quot;.png&quot;" office:value-type="string" office:string-value="convert -extract 256x464+1280+2320 tiles.png tiles_85.png" calcext:value-type="string">
            <text:p>convert -extract 256x464+1280+2320 tiles.png tiles_85.p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A88]/16)" office:value-type="float" office:value="5" calcext:value-type="float">
            <text:p>5</text:p>
          </table:table-cell>
          <table:table-cell table:formula="of:=MOD([.A88];16)" office:value-type="float" office:value="6" calcext:value-type="float">
            <text:p>6</text:p>
          </table:table-cell>
          <table:table-cell table:formula="of:=&quot;convert -extract 256x464+&quot;&amp;([.C88]*256)&amp;&quot;+&quot;&amp;([.B88]*464)&amp;&quot; font.png font_&quot;&amp;[.A88]&amp;&quot;.png&quot;" office:value-type="string" office:string-value="convert -extract 256x464+1536+2320 font.png font_86.png" calcext:value-type="string">
            <text:p>convert -extract 256x464+1536+2320 font.png font_86.png</text:p>
          </table:table-cell>
          <table:table-cell table:formula="of:=&quot;convert -extract 256x464+&quot;&amp;([.C88]*256)&amp;&quot;+&quot;&amp;([.B88]*464)&amp;&quot; tiles.png tiles_&quot;&amp;[.A88]&amp;&quot;.png&quot;" office:value-type="string" office:string-value="convert -extract 256x464+1536+2320 tiles.png tiles_86.png" calcext:value-type="string">
            <text:p>convert -extract 256x464+1536+2320 tiles.png tiles_86.pn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A89]/16)" office:value-type="float" office:value="5" calcext:value-type="float">
            <text:p>5</text:p>
          </table:table-cell>
          <table:table-cell table:formula="of:=MOD([.A89];16)" office:value-type="float" office:value="7" calcext:value-type="float">
            <text:p>7</text:p>
          </table:table-cell>
          <table:table-cell table:formula="of:=&quot;convert -extract 256x464+&quot;&amp;([.C89]*256)&amp;&quot;+&quot;&amp;([.B89]*464)&amp;&quot; font.png font_&quot;&amp;[.A89]&amp;&quot;.png&quot;" office:value-type="string" office:string-value="convert -extract 256x464+1792+2320 font.png font_87.png" calcext:value-type="string">
            <text:p>convert -extract 256x464+1792+2320 font.png font_87.png</text:p>
          </table:table-cell>
          <table:table-cell table:formula="of:=&quot;convert -extract 256x464+&quot;&amp;([.C89]*256)&amp;&quot;+&quot;&amp;([.B89]*464)&amp;&quot; tiles.png tiles_&quot;&amp;[.A89]&amp;&quot;.png&quot;" office:value-type="string" office:string-value="convert -extract 256x464+1792+2320 tiles.png tiles_87.png" calcext:value-type="string">
            <text:p>convert -extract 256x464+1792+2320 tiles.png tiles_87.pn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A90]/16)" office:value-type="float" office:value="5" calcext:value-type="float">
            <text:p>5</text:p>
          </table:table-cell>
          <table:table-cell table:formula="of:=MOD([.A90];16)" office:value-type="float" office:value="8" calcext:value-type="float">
            <text:p>8</text:p>
          </table:table-cell>
          <table:table-cell table:formula="of:=&quot;convert -extract 256x464+&quot;&amp;([.C90]*256)&amp;&quot;+&quot;&amp;([.B90]*464)&amp;&quot; font.png font_&quot;&amp;[.A90]&amp;&quot;.png&quot;" office:value-type="string" office:string-value="convert -extract 256x464+2048+2320 font.png font_88.png" calcext:value-type="string">
            <text:p>convert -extract 256x464+2048+2320 font.png font_88.png</text:p>
          </table:table-cell>
          <table:table-cell table:formula="of:=&quot;convert -extract 256x464+&quot;&amp;([.C90]*256)&amp;&quot;+&quot;&amp;([.B90]*464)&amp;&quot; tiles.png tiles_&quot;&amp;[.A90]&amp;&quot;.png&quot;" office:value-type="string" office:string-value="convert -extract 256x464+2048+2320 tiles.png tiles_88.png" calcext:value-type="string">
            <text:p>convert -extract 256x464+2048+2320 tiles.png tiles_88.pn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A91]/16)" office:value-type="float" office:value="5" calcext:value-type="float">
            <text:p>5</text:p>
          </table:table-cell>
          <table:table-cell table:formula="of:=MOD([.A91];16)" office:value-type="float" office:value="9" calcext:value-type="float">
            <text:p>9</text:p>
          </table:table-cell>
          <table:table-cell table:formula="of:=&quot;convert -extract 256x464+&quot;&amp;([.C91]*256)&amp;&quot;+&quot;&amp;([.B91]*464)&amp;&quot; font.png font_&quot;&amp;[.A91]&amp;&quot;.png&quot;" office:value-type="string" office:string-value="convert -extract 256x464+2304+2320 font.png font_89.png" calcext:value-type="string">
            <text:p>convert -extract 256x464+2304+2320 font.png font_89.png</text:p>
          </table:table-cell>
          <table:table-cell table:formula="of:=&quot;convert -extract 256x464+&quot;&amp;([.C91]*256)&amp;&quot;+&quot;&amp;([.B91]*464)&amp;&quot; tiles.png tiles_&quot;&amp;[.A91]&amp;&quot;.png&quot;" office:value-type="string" office:string-value="convert -extract 256x464+2304+2320 tiles.png tiles_89.png" calcext:value-type="string">
            <text:p>convert -extract 256x464+2304+2320 tiles.png tiles_89.pn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A92]/16)" office:value-type="float" office:value="5" calcext:value-type="float">
            <text:p>5</text:p>
          </table:table-cell>
          <table:table-cell table:formula="of:=MOD([.A92];16)" office:value-type="float" office:value="10" calcext:value-type="float">
            <text:p>10</text:p>
          </table:table-cell>
          <table:table-cell table:formula="of:=&quot;convert -extract 256x464+&quot;&amp;([.C92]*256)&amp;&quot;+&quot;&amp;([.B92]*464)&amp;&quot; font.png font_&quot;&amp;[.A92]&amp;&quot;.png&quot;" office:value-type="string" office:string-value="convert -extract 256x464+2560+2320 font.png font_90.png" calcext:value-type="string">
            <text:p>convert -extract 256x464+2560+2320 font.png font_90.png</text:p>
          </table:table-cell>
          <table:table-cell table:formula="of:=&quot;convert -extract 256x464+&quot;&amp;([.C92]*256)&amp;&quot;+&quot;&amp;([.B92]*464)&amp;&quot; tiles.png tiles_&quot;&amp;[.A92]&amp;&quot;.png&quot;" office:value-type="string" office:string-value="convert -extract 256x464+2560+2320 tiles.png tiles_90.png" calcext:value-type="string">
            <text:p>convert -extract 256x464+2560+2320 tiles.png tiles_90.pn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A93]/16)" office:value-type="float" office:value="5" calcext:value-type="float">
            <text:p>5</text:p>
          </table:table-cell>
          <table:table-cell table:formula="of:=MOD([.A93];16)" office:value-type="float" office:value="11" calcext:value-type="float">
            <text:p>11</text:p>
          </table:table-cell>
          <table:table-cell table:formula="of:=&quot;convert -extract 256x464+&quot;&amp;([.C93]*256)&amp;&quot;+&quot;&amp;([.B93]*464)&amp;&quot; font.png font_&quot;&amp;[.A93]&amp;&quot;.png&quot;" office:value-type="string" office:string-value="convert -extract 256x464+2816+2320 font.png font_91.png" calcext:value-type="string">
            <text:p>convert -extract 256x464+2816+2320 font.png font_91.png</text:p>
          </table:table-cell>
          <table:table-cell table:formula="of:=&quot;convert -extract 256x464+&quot;&amp;([.C93]*256)&amp;&quot;+&quot;&amp;([.B93]*464)&amp;&quot; tiles.png tiles_&quot;&amp;[.A93]&amp;&quot;.png&quot;" office:value-type="string" office:string-value="convert -extract 256x464+2816+2320 tiles.png tiles_91.png" calcext:value-type="string">
            <text:p>convert -extract 256x464+2816+2320 tiles.png tiles_91.pn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A94]/16)" office:value-type="float" office:value="5" calcext:value-type="float">
            <text:p>5</text:p>
          </table:table-cell>
          <table:table-cell table:formula="of:=MOD([.A94];16)" office:value-type="float" office:value="12" calcext:value-type="float">
            <text:p>12</text:p>
          </table:table-cell>
          <table:table-cell table:formula="of:=&quot;convert -extract 256x464+&quot;&amp;([.C94]*256)&amp;&quot;+&quot;&amp;([.B94]*464)&amp;&quot; font.png font_&quot;&amp;[.A94]&amp;&quot;.png&quot;" office:value-type="string" office:string-value="convert -extract 256x464+3072+2320 font.png font_92.png" calcext:value-type="string">
            <text:p>convert -extract 256x464+3072+2320 font.png font_92.png</text:p>
          </table:table-cell>
          <table:table-cell table:formula="of:=&quot;convert -extract 256x464+&quot;&amp;([.C94]*256)&amp;&quot;+&quot;&amp;([.B94]*464)&amp;&quot; tiles.png tiles_&quot;&amp;[.A94]&amp;&quot;.png&quot;" office:value-type="string" office:string-value="convert -extract 256x464+3072+2320 tiles.png tiles_92.png" calcext:value-type="string">
            <text:p>convert -extract 256x464+3072+2320 tiles.png tiles_92.p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A95]/16)" office:value-type="float" office:value="5" calcext:value-type="float">
            <text:p>5</text:p>
          </table:table-cell>
          <table:table-cell table:formula="of:=MOD([.A95];16)" office:value-type="float" office:value="13" calcext:value-type="float">
            <text:p>13</text:p>
          </table:table-cell>
          <table:table-cell table:formula="of:=&quot;convert -extract 256x464+&quot;&amp;([.C95]*256)&amp;&quot;+&quot;&amp;([.B95]*464)&amp;&quot; font.png font_&quot;&amp;[.A95]&amp;&quot;.png&quot;" office:value-type="string" office:string-value="convert -extract 256x464+3328+2320 font.png font_93.png" calcext:value-type="string">
            <text:p>convert -extract 256x464+3328+2320 font.png font_93.png</text:p>
          </table:table-cell>
          <table:table-cell table:formula="of:=&quot;convert -extract 256x464+&quot;&amp;([.C95]*256)&amp;&quot;+&quot;&amp;([.B95]*464)&amp;&quot; tiles.png tiles_&quot;&amp;[.A95]&amp;&quot;.png&quot;" office:value-type="string" office:string-value="convert -extract 256x464+3328+2320 tiles.png tiles_93.png" calcext:value-type="string">
            <text:p>convert -extract 256x464+3328+2320 tiles.png tiles_93.pn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A96]/16)" office:value-type="float" office:value="5" calcext:value-type="float">
            <text:p>5</text:p>
          </table:table-cell>
          <table:table-cell table:formula="of:=MOD([.A96];16)" office:value-type="float" office:value="14" calcext:value-type="float">
            <text:p>14</text:p>
          </table:table-cell>
          <table:table-cell table:formula="of:=&quot;convert -extract 256x464+&quot;&amp;([.C96]*256)&amp;&quot;+&quot;&amp;([.B96]*464)&amp;&quot; font.png font_&quot;&amp;[.A96]&amp;&quot;.png&quot;" office:value-type="string" office:string-value="convert -extract 256x464+3584+2320 font.png font_94.png" calcext:value-type="string">
            <text:p>convert -extract 256x464+3584+2320 font.png font_94.png</text:p>
          </table:table-cell>
          <table:table-cell table:formula="of:=&quot;convert -extract 256x464+&quot;&amp;([.C96]*256)&amp;&quot;+&quot;&amp;([.B96]*464)&amp;&quot; tiles.png tiles_&quot;&amp;[.A96]&amp;&quot;.png&quot;" office:value-type="string" office:string-value="convert -extract 256x464+3584+2320 tiles.png tiles_94.png" calcext:value-type="string">
            <text:p>convert -extract 256x464+3584+2320 tiles.png tiles_94.pn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A97]/16)" office:value-type="float" office:value="5" calcext:value-type="float">
            <text:p>5</text:p>
          </table:table-cell>
          <table:table-cell table:formula="of:=MOD([.A97];16)" office:value-type="float" office:value="15" calcext:value-type="float">
            <text:p>15</text:p>
          </table:table-cell>
          <table:table-cell table:formula="of:=&quot;convert -extract 256x464+&quot;&amp;([.C97]*256)&amp;&quot;+&quot;&amp;([.B97]*464)&amp;&quot; font.png font_&quot;&amp;[.A97]&amp;&quot;.png&quot;" office:value-type="string" office:string-value="convert -extract 256x464+3840+2320 font.png font_95.png" calcext:value-type="string">
            <text:p>convert -extract 256x464+3840+2320 font.png font_95.png</text:p>
          </table:table-cell>
          <table:table-cell table:formula="of:=&quot;convert -extract 256x464+&quot;&amp;([.C97]*256)&amp;&quot;+&quot;&amp;([.B97]*464)&amp;&quot; tiles.png tiles_&quot;&amp;[.A97]&amp;&quot;.png&quot;" office:value-type="string" office:string-value="convert -extract 256x464+3840+2320 tiles.png tiles_95.png" calcext:value-type="string">
            <text:p>convert -extract 256x464+3840+2320 tiles.png tiles_95.pn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A98]/16)" office:value-type="float" office:value="6" calcext:value-type="float">
            <text:p>6</text:p>
          </table:table-cell>
          <table:table-cell table:formula="of:=MOD([.A98];16)" office:value-type="float" office:value="0" calcext:value-type="float">
            <text:p>0</text:p>
          </table:table-cell>
          <table:table-cell table:formula="of:=&quot;convert -extract 256x464+&quot;&amp;([.C98]*256)&amp;&quot;+&quot;&amp;([.B98]*464)&amp;&quot; font.png font_&quot;&amp;[.A98]&amp;&quot;.png&quot;" office:value-type="string" office:string-value="convert -extract 256x464+0+2784 font.png font_96.png" calcext:value-type="string">
            <text:p>convert -extract 256x464+0+2784 font.png font_96.png</text:p>
          </table:table-cell>
          <table:table-cell table:formula="of:=&quot;convert -extract 256x464+&quot;&amp;([.C98]*256)&amp;&quot;+&quot;&amp;([.B98]*464)&amp;&quot; tiles.png tiles_&quot;&amp;[.A98]&amp;&quot;.png&quot;" office:value-type="string" office:string-value="convert -extract 256x464+0+2784 tiles.png tiles_96.png" calcext:value-type="string">
            <text:p>convert -extract 256x464+0+2784 tiles.png tiles_96.pn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A99]/16)" office:value-type="float" office:value="6" calcext:value-type="float">
            <text:p>6</text:p>
          </table:table-cell>
          <table:table-cell table:formula="of:=MOD([.A99];16)" office:value-type="float" office:value="1" calcext:value-type="float">
            <text:p>1</text:p>
          </table:table-cell>
          <table:table-cell table:formula="of:=&quot;convert -extract 256x464+&quot;&amp;([.C99]*256)&amp;&quot;+&quot;&amp;([.B99]*464)&amp;&quot; font.png font_&quot;&amp;[.A99]&amp;&quot;.png&quot;" office:value-type="string" office:string-value="convert -extract 256x464+256+2784 font.png font_97.png" calcext:value-type="string">
            <text:p>convert -extract 256x464+256+2784 font.png font_97.png</text:p>
          </table:table-cell>
          <table:table-cell table:formula="of:=&quot;convert -extract 256x464+&quot;&amp;([.C99]*256)&amp;&quot;+&quot;&amp;([.B99]*464)&amp;&quot; tiles.png tiles_&quot;&amp;[.A99]&amp;&quot;.png&quot;" office:value-type="string" office:string-value="convert -extract 256x464+256+2784 tiles.png tiles_97.png" calcext:value-type="string">
            <text:p>convert -extract 256x464+256+2784 tiles.png tiles_97.pn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A100]/16)" office:value-type="float" office:value="6" calcext:value-type="float">
            <text:p>6</text:p>
          </table:table-cell>
          <table:table-cell table:formula="of:=MOD([.A100];16)" office:value-type="float" office:value="2" calcext:value-type="float">
            <text:p>2</text:p>
          </table:table-cell>
          <table:table-cell table:formula="of:=&quot;convert -extract 256x464+&quot;&amp;([.C100]*256)&amp;&quot;+&quot;&amp;([.B100]*464)&amp;&quot; font.png font_&quot;&amp;[.A100]&amp;&quot;.png&quot;" office:value-type="string" office:string-value="convert -extract 256x464+512+2784 font.png font_98.png" calcext:value-type="string">
            <text:p>convert -extract 256x464+512+2784 font.png font_98.png</text:p>
          </table:table-cell>
          <table:table-cell table:formula="of:=&quot;convert -extract 256x464+&quot;&amp;([.C100]*256)&amp;&quot;+&quot;&amp;([.B100]*464)&amp;&quot; tiles.png tiles_&quot;&amp;[.A100]&amp;&quot;.png&quot;" office:value-type="string" office:string-value="convert -extract 256x464+512+2784 tiles.png tiles_98.png" calcext:value-type="string">
            <text:p>convert -extract 256x464+512+2784 tiles.png tiles_98.pn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A101]/16)" office:value-type="float" office:value="6" calcext:value-type="float">
            <text:p>6</text:p>
          </table:table-cell>
          <table:table-cell table:formula="of:=MOD([.A101];16)" office:value-type="float" office:value="3" calcext:value-type="float">
            <text:p>3</text:p>
          </table:table-cell>
          <table:table-cell table:formula="of:=&quot;convert -extract 256x464+&quot;&amp;([.C101]*256)&amp;&quot;+&quot;&amp;([.B101]*464)&amp;&quot; font.png font_&quot;&amp;[.A101]&amp;&quot;.png&quot;" office:value-type="string" office:string-value="convert -extract 256x464+768+2784 font.png font_99.png" calcext:value-type="string">
            <text:p>convert -extract 256x464+768+2784 font.png font_99.png</text:p>
          </table:table-cell>
          <table:table-cell table:formula="of:=&quot;convert -extract 256x464+&quot;&amp;([.C101]*256)&amp;&quot;+&quot;&amp;([.B101]*464)&amp;&quot; tiles.png tiles_&quot;&amp;[.A101]&amp;&quot;.png&quot;" office:value-type="string" office:string-value="convert -extract 256x464+768+2784 tiles.png tiles_99.png" calcext:value-type="string">
            <text:p>convert -extract 256x464+768+2784 tiles.png tiles_99.pn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A102]/16)" office:value-type="float" office:value="6" calcext:value-type="float">
            <text:p>6</text:p>
          </table:table-cell>
          <table:table-cell table:formula="of:=MOD([.A102];16)" office:value-type="float" office:value="4" calcext:value-type="float">
            <text:p>4</text:p>
          </table:table-cell>
          <table:table-cell table:formula="of:=&quot;convert -extract 256x464+&quot;&amp;([.C102]*256)&amp;&quot;+&quot;&amp;([.B102]*464)&amp;&quot; font.png font_&quot;&amp;[.A102]&amp;&quot;.png&quot;" office:value-type="string" office:string-value="convert -extract 256x464+1024+2784 font.png font_100.png" calcext:value-type="string">
            <text:p>convert -extract 256x464+1024+2784 font.png font_100.png</text:p>
          </table:table-cell>
          <table:table-cell table:formula="of:=&quot;convert -extract 256x464+&quot;&amp;([.C102]*256)&amp;&quot;+&quot;&amp;([.B102]*464)&amp;&quot; tiles.png tiles_&quot;&amp;[.A102]&amp;&quot;.png&quot;" office:value-type="string" office:string-value="convert -extract 256x464+1024+2784 tiles.png tiles_100.png" calcext:value-type="string">
            <text:p>convert -extract 256x464+1024+2784 tiles.png tiles_100.pn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A103]/16)" office:value-type="float" office:value="6" calcext:value-type="float">
            <text:p>6</text:p>
          </table:table-cell>
          <table:table-cell table:formula="of:=MOD([.A103];16)" office:value-type="float" office:value="5" calcext:value-type="float">
            <text:p>5</text:p>
          </table:table-cell>
          <table:table-cell table:formula="of:=&quot;convert -extract 256x464+&quot;&amp;([.C103]*256)&amp;&quot;+&quot;&amp;([.B103]*464)&amp;&quot; font.png font_&quot;&amp;[.A103]&amp;&quot;.png&quot;" office:value-type="string" office:string-value="convert -extract 256x464+1280+2784 font.png font_101.png" calcext:value-type="string">
            <text:p>convert -extract 256x464+1280+2784 font.png font_101.png</text:p>
          </table:table-cell>
          <table:table-cell table:formula="of:=&quot;convert -extract 256x464+&quot;&amp;([.C103]*256)&amp;&quot;+&quot;&amp;([.B103]*464)&amp;&quot; tiles.png tiles_&quot;&amp;[.A103]&amp;&quot;.png&quot;" office:value-type="string" office:string-value="convert -extract 256x464+1280+2784 tiles.png tiles_101.png" calcext:value-type="string">
            <text:p>convert -extract 256x464+1280+2784 tiles.png tiles_101.pn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A104]/16)" office:value-type="float" office:value="6" calcext:value-type="float">
            <text:p>6</text:p>
          </table:table-cell>
          <table:table-cell table:formula="of:=MOD([.A104];16)" office:value-type="float" office:value="6" calcext:value-type="float">
            <text:p>6</text:p>
          </table:table-cell>
          <table:table-cell table:formula="of:=&quot;convert -extract 256x464+&quot;&amp;([.C104]*256)&amp;&quot;+&quot;&amp;([.B104]*464)&amp;&quot; font.png font_&quot;&amp;[.A104]&amp;&quot;.png&quot;" office:value-type="string" office:string-value="convert -extract 256x464+1536+2784 font.png font_102.png" calcext:value-type="string">
            <text:p>convert -extract 256x464+1536+2784 font.png font_102.png</text:p>
          </table:table-cell>
          <table:table-cell table:formula="of:=&quot;convert -extract 256x464+&quot;&amp;([.C104]*256)&amp;&quot;+&quot;&amp;([.B104]*464)&amp;&quot; tiles.png tiles_&quot;&amp;[.A104]&amp;&quot;.png&quot;" office:value-type="string" office:string-value="convert -extract 256x464+1536+2784 tiles.png tiles_102.png" calcext:value-type="string">
            <text:p>convert -extract 256x464+1536+2784 tiles.png tiles_102.pn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A105]/16)" office:value-type="float" office:value="6" calcext:value-type="float">
            <text:p>6</text:p>
          </table:table-cell>
          <table:table-cell table:formula="of:=MOD([.A105];16)" office:value-type="float" office:value="7" calcext:value-type="float">
            <text:p>7</text:p>
          </table:table-cell>
          <table:table-cell table:formula="of:=&quot;convert -extract 256x464+&quot;&amp;([.C105]*256)&amp;&quot;+&quot;&amp;([.B105]*464)&amp;&quot; font.png font_&quot;&amp;[.A105]&amp;&quot;.png&quot;" office:value-type="string" office:string-value="convert -extract 256x464+1792+2784 font.png font_103.png" calcext:value-type="string">
            <text:p>convert -extract 256x464+1792+2784 font.png font_103.png</text:p>
          </table:table-cell>
          <table:table-cell table:formula="of:=&quot;convert -extract 256x464+&quot;&amp;([.C105]*256)&amp;&quot;+&quot;&amp;([.B105]*464)&amp;&quot; tiles.png tiles_&quot;&amp;[.A105]&amp;&quot;.png&quot;" office:value-type="string" office:string-value="convert -extract 256x464+1792+2784 tiles.png tiles_103.png" calcext:value-type="string">
            <text:p>convert -extract 256x464+1792+2784 tiles.png tiles_103.pn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A106]/16)" office:value-type="float" office:value="6" calcext:value-type="float">
            <text:p>6</text:p>
          </table:table-cell>
          <table:table-cell table:formula="of:=MOD([.A106];16)" office:value-type="float" office:value="8" calcext:value-type="float">
            <text:p>8</text:p>
          </table:table-cell>
          <table:table-cell table:formula="of:=&quot;convert -extract 256x464+&quot;&amp;([.C106]*256)&amp;&quot;+&quot;&amp;([.B106]*464)&amp;&quot; font.png font_&quot;&amp;[.A106]&amp;&quot;.png&quot;" office:value-type="string" office:string-value="convert -extract 256x464+2048+2784 font.png font_104.png" calcext:value-type="string">
            <text:p>convert -extract 256x464+2048+2784 font.png font_104.png</text:p>
          </table:table-cell>
          <table:table-cell table:formula="of:=&quot;convert -extract 256x464+&quot;&amp;([.C106]*256)&amp;&quot;+&quot;&amp;([.B106]*464)&amp;&quot; tiles.png tiles_&quot;&amp;[.A106]&amp;&quot;.png&quot;" office:value-type="string" office:string-value="convert -extract 256x464+2048+2784 tiles.png tiles_104.png" calcext:value-type="string">
            <text:p>convert -extract 256x464+2048+2784 tiles.png tiles_104.p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A107]/16)" office:value-type="float" office:value="6" calcext:value-type="float">
            <text:p>6</text:p>
          </table:table-cell>
          <table:table-cell table:formula="of:=MOD([.A107];16)" office:value-type="float" office:value="9" calcext:value-type="float">
            <text:p>9</text:p>
          </table:table-cell>
          <table:table-cell table:formula="of:=&quot;convert -extract 256x464+&quot;&amp;([.C107]*256)&amp;&quot;+&quot;&amp;([.B107]*464)&amp;&quot; font.png font_&quot;&amp;[.A107]&amp;&quot;.png&quot;" office:value-type="string" office:string-value="convert -extract 256x464+2304+2784 font.png font_105.png" calcext:value-type="string">
            <text:p>convert -extract 256x464+2304+2784 font.png font_105.png</text:p>
          </table:table-cell>
          <table:table-cell table:formula="of:=&quot;convert -extract 256x464+&quot;&amp;([.C107]*256)&amp;&quot;+&quot;&amp;([.B107]*464)&amp;&quot; tiles.png tiles_&quot;&amp;[.A107]&amp;&quot;.png&quot;" office:value-type="string" office:string-value="convert -extract 256x464+2304+2784 tiles.png tiles_105.png" calcext:value-type="string">
            <text:p>convert -extract 256x464+2304+2784 tiles.png tiles_105.pn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A108]/16)" office:value-type="float" office:value="6" calcext:value-type="float">
            <text:p>6</text:p>
          </table:table-cell>
          <table:table-cell table:formula="of:=MOD([.A108];16)" office:value-type="float" office:value="10" calcext:value-type="float">
            <text:p>10</text:p>
          </table:table-cell>
          <table:table-cell table:formula="of:=&quot;convert -extract 256x464+&quot;&amp;([.C108]*256)&amp;&quot;+&quot;&amp;([.B108]*464)&amp;&quot; font.png font_&quot;&amp;[.A108]&amp;&quot;.png&quot;" office:value-type="string" office:string-value="convert -extract 256x464+2560+2784 font.png font_106.png" calcext:value-type="string">
            <text:p>convert -extract 256x464+2560+2784 font.png font_106.png</text:p>
          </table:table-cell>
          <table:table-cell table:formula="of:=&quot;convert -extract 256x464+&quot;&amp;([.C108]*256)&amp;&quot;+&quot;&amp;([.B108]*464)&amp;&quot; tiles.png tiles_&quot;&amp;[.A108]&amp;&quot;.png&quot;" office:value-type="string" office:string-value="convert -extract 256x464+2560+2784 tiles.png tiles_106.png" calcext:value-type="string">
            <text:p>convert -extract 256x464+2560+2784 tiles.png tiles_106.pn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A109]/16)" office:value-type="float" office:value="6" calcext:value-type="float">
            <text:p>6</text:p>
          </table:table-cell>
          <table:table-cell table:formula="of:=MOD([.A109];16)" office:value-type="float" office:value="11" calcext:value-type="float">
            <text:p>11</text:p>
          </table:table-cell>
          <table:table-cell table:formula="of:=&quot;convert -extract 256x464+&quot;&amp;([.C109]*256)&amp;&quot;+&quot;&amp;([.B109]*464)&amp;&quot; font.png font_&quot;&amp;[.A109]&amp;&quot;.png&quot;" office:value-type="string" office:string-value="convert -extract 256x464+2816+2784 font.png font_107.png" calcext:value-type="string">
            <text:p>convert -extract 256x464+2816+2784 font.png font_107.png</text:p>
          </table:table-cell>
          <table:table-cell table:formula="of:=&quot;convert -extract 256x464+&quot;&amp;([.C109]*256)&amp;&quot;+&quot;&amp;([.B109]*464)&amp;&quot; tiles.png tiles_&quot;&amp;[.A109]&amp;&quot;.png&quot;" office:value-type="string" office:string-value="convert -extract 256x464+2816+2784 tiles.png tiles_107.png" calcext:value-type="string">
            <text:p>convert -extract 256x464+2816+2784 tiles.png tiles_107.pn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A110]/16)" office:value-type="float" office:value="6" calcext:value-type="float">
            <text:p>6</text:p>
          </table:table-cell>
          <table:table-cell table:formula="of:=MOD([.A110];16)" office:value-type="float" office:value="12" calcext:value-type="float">
            <text:p>12</text:p>
          </table:table-cell>
          <table:table-cell table:formula="of:=&quot;convert -extract 256x464+&quot;&amp;([.C110]*256)&amp;&quot;+&quot;&amp;([.B110]*464)&amp;&quot; font.png font_&quot;&amp;[.A110]&amp;&quot;.png&quot;" office:value-type="string" office:string-value="convert -extract 256x464+3072+2784 font.png font_108.png" calcext:value-type="string">
            <text:p>convert -extract 256x464+3072+2784 font.png font_108.png</text:p>
          </table:table-cell>
          <table:table-cell table:formula="of:=&quot;convert -extract 256x464+&quot;&amp;([.C110]*256)&amp;&quot;+&quot;&amp;([.B110]*464)&amp;&quot; tiles.png tiles_&quot;&amp;[.A110]&amp;&quot;.png&quot;" office:value-type="string" office:string-value="convert -extract 256x464+3072+2784 tiles.png tiles_108.png" calcext:value-type="string">
            <text:p>convert -extract 256x464+3072+2784 tiles.png tiles_108.pn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A111]/16)" office:value-type="float" office:value="6" calcext:value-type="float">
            <text:p>6</text:p>
          </table:table-cell>
          <table:table-cell table:formula="of:=MOD([.A111];16)" office:value-type="float" office:value="13" calcext:value-type="float">
            <text:p>13</text:p>
          </table:table-cell>
          <table:table-cell table:formula="of:=&quot;convert -extract 256x464+&quot;&amp;([.C111]*256)&amp;&quot;+&quot;&amp;([.B111]*464)&amp;&quot; font.png font_&quot;&amp;[.A111]&amp;&quot;.png&quot;" office:value-type="string" office:string-value="convert -extract 256x464+3328+2784 font.png font_109.png" calcext:value-type="string">
            <text:p>convert -extract 256x464+3328+2784 font.png font_109.png</text:p>
          </table:table-cell>
          <table:table-cell table:formula="of:=&quot;convert -extract 256x464+&quot;&amp;([.C111]*256)&amp;&quot;+&quot;&amp;([.B111]*464)&amp;&quot; tiles.png tiles_&quot;&amp;[.A111]&amp;&quot;.png&quot;" office:value-type="string" office:string-value="convert -extract 256x464+3328+2784 tiles.png tiles_109.png" calcext:value-type="string">
            <text:p>convert -extract 256x464+3328+2784 tiles.png tiles_109.pn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A112]/16)" office:value-type="float" office:value="6" calcext:value-type="float">
            <text:p>6</text:p>
          </table:table-cell>
          <table:table-cell table:formula="of:=MOD([.A112];16)" office:value-type="float" office:value="14" calcext:value-type="float">
            <text:p>14</text:p>
          </table:table-cell>
          <table:table-cell table:formula="of:=&quot;convert -extract 256x464+&quot;&amp;([.C112]*256)&amp;&quot;+&quot;&amp;([.B112]*464)&amp;&quot; font.png font_&quot;&amp;[.A112]&amp;&quot;.png&quot;" office:value-type="string" office:string-value="convert -extract 256x464+3584+2784 font.png font_110.png" calcext:value-type="string">
            <text:p>convert -extract 256x464+3584+2784 font.png font_110.png</text:p>
          </table:table-cell>
          <table:table-cell table:formula="of:=&quot;convert -extract 256x464+&quot;&amp;([.C112]*256)&amp;&quot;+&quot;&amp;([.B112]*464)&amp;&quot; tiles.png tiles_&quot;&amp;[.A112]&amp;&quot;.png&quot;" office:value-type="string" office:string-value="convert -extract 256x464+3584+2784 tiles.png tiles_110.png" calcext:value-type="string">
            <text:p>convert -extract 256x464+3584+2784 tiles.png tiles_110.pn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A113]/16)" office:value-type="float" office:value="6" calcext:value-type="float">
            <text:p>6</text:p>
          </table:table-cell>
          <table:table-cell table:formula="of:=MOD([.A113];16)" office:value-type="float" office:value="15" calcext:value-type="float">
            <text:p>15</text:p>
          </table:table-cell>
          <table:table-cell table:formula="of:=&quot;convert -extract 256x464+&quot;&amp;([.C113]*256)&amp;&quot;+&quot;&amp;([.B113]*464)&amp;&quot; font.png font_&quot;&amp;[.A113]&amp;&quot;.png&quot;" office:value-type="string" office:string-value="convert -extract 256x464+3840+2784 font.png font_111.png" calcext:value-type="string">
            <text:p>convert -extract 256x464+3840+2784 font.png font_111.png</text:p>
          </table:table-cell>
          <table:table-cell table:formula="of:=&quot;convert -extract 256x464+&quot;&amp;([.C113]*256)&amp;&quot;+&quot;&amp;([.B113]*464)&amp;&quot; tiles.png tiles_&quot;&amp;[.A113]&amp;&quot;.png&quot;" office:value-type="string" office:string-value="convert -extract 256x464+3840+2784 tiles.png tiles_111.png" calcext:value-type="string">
            <text:p>convert -extract 256x464+3840+2784 tiles.png tiles_111.pn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A114]/16)" office:value-type="float" office:value="7" calcext:value-type="float">
            <text:p>7</text:p>
          </table:table-cell>
          <table:table-cell table:formula="of:=MOD([.A114];16)" office:value-type="float" office:value="0" calcext:value-type="float">
            <text:p>0</text:p>
          </table:table-cell>
          <table:table-cell table:formula="of:=&quot;convert -extract 256x464+&quot;&amp;([.C114]*256)&amp;&quot;+&quot;&amp;([.B114]*464)&amp;&quot; font.png font_&quot;&amp;[.A114]&amp;&quot;.png&quot;" office:value-type="string" office:string-value="convert -extract 256x464+0+3248 font.png font_112.png" calcext:value-type="string">
            <text:p>convert -extract 256x464+0+3248 font.png font_112.png</text:p>
          </table:table-cell>
          <table:table-cell table:formula="of:=&quot;convert -extract 256x464+&quot;&amp;([.C114]*256)&amp;&quot;+&quot;&amp;([.B114]*464)&amp;&quot; tiles.png tiles_&quot;&amp;[.A114]&amp;&quot;.png&quot;" office:value-type="string" office:string-value="convert -extract 256x464+0+3248 tiles.png tiles_112.png" calcext:value-type="string">
            <text:p>convert -extract 256x464+0+3248 tiles.png tiles_112.pn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A115]/16)" office:value-type="float" office:value="7" calcext:value-type="float">
            <text:p>7</text:p>
          </table:table-cell>
          <table:table-cell table:formula="of:=MOD([.A115];16)" office:value-type="float" office:value="1" calcext:value-type="float">
            <text:p>1</text:p>
          </table:table-cell>
          <table:table-cell table:formula="of:=&quot;convert -extract 256x464+&quot;&amp;([.C115]*256)&amp;&quot;+&quot;&amp;([.B115]*464)&amp;&quot; font.png font_&quot;&amp;[.A115]&amp;&quot;.png&quot;" office:value-type="string" office:string-value="convert -extract 256x464+256+3248 font.png font_113.png" calcext:value-type="string">
            <text:p>convert -extract 256x464+256+3248 font.png font_113.png</text:p>
          </table:table-cell>
          <table:table-cell table:formula="of:=&quot;convert -extract 256x464+&quot;&amp;([.C115]*256)&amp;&quot;+&quot;&amp;([.B115]*464)&amp;&quot; tiles.png tiles_&quot;&amp;[.A115]&amp;&quot;.png&quot;" office:value-type="string" office:string-value="convert -extract 256x464+256+3248 tiles.png tiles_113.png" calcext:value-type="string">
            <text:p>convert -extract 256x464+256+3248 tiles.png tiles_113.pn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A116]/16)" office:value-type="float" office:value="7" calcext:value-type="float">
            <text:p>7</text:p>
          </table:table-cell>
          <table:table-cell table:formula="of:=MOD([.A116];16)" office:value-type="float" office:value="2" calcext:value-type="float">
            <text:p>2</text:p>
          </table:table-cell>
          <table:table-cell table:formula="of:=&quot;convert -extract 256x464+&quot;&amp;([.C116]*256)&amp;&quot;+&quot;&amp;([.B116]*464)&amp;&quot; font.png font_&quot;&amp;[.A116]&amp;&quot;.png&quot;" office:value-type="string" office:string-value="convert -extract 256x464+512+3248 font.png font_114.png" calcext:value-type="string">
            <text:p>convert -extract 256x464+512+3248 font.png font_114.png</text:p>
          </table:table-cell>
          <table:table-cell table:formula="of:=&quot;convert -extract 256x464+&quot;&amp;([.C116]*256)&amp;&quot;+&quot;&amp;([.B116]*464)&amp;&quot; tiles.png tiles_&quot;&amp;[.A116]&amp;&quot;.png&quot;" office:value-type="string" office:string-value="convert -extract 256x464+512+3248 tiles.png tiles_114.png" calcext:value-type="string">
            <text:p>convert -extract 256x464+512+3248 tiles.png tiles_114.pn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A117]/16)" office:value-type="float" office:value="7" calcext:value-type="float">
            <text:p>7</text:p>
          </table:table-cell>
          <table:table-cell table:formula="of:=MOD([.A117];16)" office:value-type="float" office:value="3" calcext:value-type="float">
            <text:p>3</text:p>
          </table:table-cell>
          <table:table-cell table:formula="of:=&quot;convert -extract 256x464+&quot;&amp;([.C117]*256)&amp;&quot;+&quot;&amp;([.B117]*464)&amp;&quot; font.png font_&quot;&amp;[.A117]&amp;&quot;.png&quot;" office:value-type="string" office:string-value="convert -extract 256x464+768+3248 font.png font_115.png" calcext:value-type="string">
            <text:p>convert -extract 256x464+768+3248 font.png font_115.png</text:p>
          </table:table-cell>
          <table:table-cell table:formula="of:=&quot;convert -extract 256x464+&quot;&amp;([.C117]*256)&amp;&quot;+&quot;&amp;([.B117]*464)&amp;&quot; tiles.png tiles_&quot;&amp;[.A117]&amp;&quot;.png&quot;" office:value-type="string" office:string-value="convert -extract 256x464+768+3248 tiles.png tiles_115.png" calcext:value-type="string">
            <text:p>convert -extract 256x464+768+3248 tiles.png tiles_115.pn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A118]/16)" office:value-type="float" office:value="7" calcext:value-type="float">
            <text:p>7</text:p>
          </table:table-cell>
          <table:table-cell table:formula="of:=MOD([.A118];16)" office:value-type="float" office:value="4" calcext:value-type="float">
            <text:p>4</text:p>
          </table:table-cell>
          <table:table-cell table:formula="of:=&quot;convert -extract 256x464+&quot;&amp;([.C118]*256)&amp;&quot;+&quot;&amp;([.B118]*464)&amp;&quot; font.png font_&quot;&amp;[.A118]&amp;&quot;.png&quot;" office:value-type="string" office:string-value="convert -extract 256x464+1024+3248 font.png font_116.png" calcext:value-type="string">
            <text:p>convert -extract 256x464+1024+3248 font.png font_116.png</text:p>
          </table:table-cell>
          <table:table-cell table:formula="of:=&quot;convert -extract 256x464+&quot;&amp;([.C118]*256)&amp;&quot;+&quot;&amp;([.B118]*464)&amp;&quot; tiles.png tiles_&quot;&amp;[.A118]&amp;&quot;.png&quot;" office:value-type="string" office:string-value="convert -extract 256x464+1024+3248 tiles.png tiles_116.png" calcext:value-type="string">
            <text:p>convert -extract 256x464+1024+3248 tiles.png tiles_116.pn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A119]/16)" office:value-type="float" office:value="7" calcext:value-type="float">
            <text:p>7</text:p>
          </table:table-cell>
          <table:table-cell table:formula="of:=MOD([.A119];16)" office:value-type="float" office:value="5" calcext:value-type="float">
            <text:p>5</text:p>
          </table:table-cell>
          <table:table-cell table:formula="of:=&quot;convert -extract 256x464+&quot;&amp;([.C119]*256)&amp;&quot;+&quot;&amp;([.B119]*464)&amp;&quot; font.png font_&quot;&amp;[.A119]&amp;&quot;.png&quot;" office:value-type="string" office:string-value="convert -extract 256x464+1280+3248 font.png font_117.png" calcext:value-type="string">
            <text:p>convert -extract 256x464+1280+3248 font.png font_117.png</text:p>
          </table:table-cell>
          <table:table-cell table:formula="of:=&quot;convert -extract 256x464+&quot;&amp;([.C119]*256)&amp;&quot;+&quot;&amp;([.B119]*464)&amp;&quot; tiles.png tiles_&quot;&amp;[.A119]&amp;&quot;.png&quot;" office:value-type="string" office:string-value="convert -extract 256x464+1280+3248 tiles.png tiles_117.png" calcext:value-type="string">
            <text:p>convert -extract 256x464+1280+3248 tiles.png tiles_117.pn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A120]/16)" office:value-type="float" office:value="7" calcext:value-type="float">
            <text:p>7</text:p>
          </table:table-cell>
          <table:table-cell table:formula="of:=MOD([.A120];16)" office:value-type="float" office:value="6" calcext:value-type="float">
            <text:p>6</text:p>
          </table:table-cell>
          <table:table-cell table:formula="of:=&quot;convert -extract 256x464+&quot;&amp;([.C120]*256)&amp;&quot;+&quot;&amp;([.B120]*464)&amp;&quot; font.png font_&quot;&amp;[.A120]&amp;&quot;.png&quot;" office:value-type="string" office:string-value="convert -extract 256x464+1536+3248 font.png font_118.png" calcext:value-type="string">
            <text:p>convert -extract 256x464+1536+3248 font.png font_118.png</text:p>
          </table:table-cell>
          <table:table-cell table:formula="of:=&quot;convert -extract 256x464+&quot;&amp;([.C120]*256)&amp;&quot;+&quot;&amp;([.B120]*464)&amp;&quot; tiles.png tiles_&quot;&amp;[.A120]&amp;&quot;.png&quot;" office:value-type="string" office:string-value="convert -extract 256x464+1536+3248 tiles.png tiles_118.png" calcext:value-type="string">
            <text:p>convert -extract 256x464+1536+3248 tiles.png tiles_118.pn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A121]/16)" office:value-type="float" office:value="7" calcext:value-type="float">
            <text:p>7</text:p>
          </table:table-cell>
          <table:table-cell table:formula="of:=MOD([.A121];16)" office:value-type="float" office:value="7" calcext:value-type="float">
            <text:p>7</text:p>
          </table:table-cell>
          <table:table-cell table:formula="of:=&quot;convert -extract 256x464+&quot;&amp;([.C121]*256)&amp;&quot;+&quot;&amp;([.B121]*464)&amp;&quot; font.png font_&quot;&amp;[.A121]&amp;&quot;.png&quot;" office:value-type="string" office:string-value="convert -extract 256x464+1792+3248 font.png font_119.png" calcext:value-type="string">
            <text:p>convert -extract 256x464+1792+3248 font.png font_119.png</text:p>
          </table:table-cell>
          <table:table-cell table:formula="of:=&quot;convert -extract 256x464+&quot;&amp;([.C121]*256)&amp;&quot;+&quot;&amp;([.B121]*464)&amp;&quot; tiles.png tiles_&quot;&amp;[.A121]&amp;&quot;.png&quot;" office:value-type="string" office:string-value="convert -extract 256x464+1792+3248 tiles.png tiles_119.png" calcext:value-type="string">
            <text:p>convert -extract 256x464+1792+3248 tiles.png tiles_119.pn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A122]/16)" office:value-type="float" office:value="7" calcext:value-type="float">
            <text:p>7</text:p>
          </table:table-cell>
          <table:table-cell table:formula="of:=MOD([.A122];16)" office:value-type="float" office:value="8" calcext:value-type="float">
            <text:p>8</text:p>
          </table:table-cell>
          <table:table-cell table:formula="of:=&quot;convert -extract 256x464+&quot;&amp;([.C122]*256)&amp;&quot;+&quot;&amp;([.B122]*464)&amp;&quot; font.png font_&quot;&amp;[.A122]&amp;&quot;.png&quot;" office:value-type="string" office:string-value="convert -extract 256x464+2048+3248 font.png font_120.png" calcext:value-type="string">
            <text:p>convert -extract 256x464+2048+3248 font.png font_120.png</text:p>
          </table:table-cell>
          <table:table-cell table:formula="of:=&quot;convert -extract 256x464+&quot;&amp;([.C122]*256)&amp;&quot;+&quot;&amp;([.B122]*464)&amp;&quot; tiles.png tiles_&quot;&amp;[.A122]&amp;&quot;.png&quot;" office:value-type="string" office:string-value="convert -extract 256x464+2048+3248 tiles.png tiles_120.png" calcext:value-type="string">
            <text:p>convert -extract 256x464+2048+3248 tiles.png tiles_120.pn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A123]/16)" office:value-type="float" office:value="7" calcext:value-type="float">
            <text:p>7</text:p>
          </table:table-cell>
          <table:table-cell table:formula="of:=MOD([.A123];16)" office:value-type="float" office:value="9" calcext:value-type="float">
            <text:p>9</text:p>
          </table:table-cell>
          <table:table-cell table:formula="of:=&quot;convert -extract 256x464+&quot;&amp;([.C123]*256)&amp;&quot;+&quot;&amp;([.B123]*464)&amp;&quot; font.png font_&quot;&amp;[.A123]&amp;&quot;.png&quot;" office:value-type="string" office:string-value="convert -extract 256x464+2304+3248 font.png font_121.png" calcext:value-type="string">
            <text:p>convert -extract 256x464+2304+3248 font.png font_121.png</text:p>
          </table:table-cell>
          <table:table-cell table:formula="of:=&quot;convert -extract 256x464+&quot;&amp;([.C123]*256)&amp;&quot;+&quot;&amp;([.B123]*464)&amp;&quot; tiles.png tiles_&quot;&amp;[.A123]&amp;&quot;.png&quot;" office:value-type="string" office:string-value="convert -extract 256x464+2304+3248 tiles.png tiles_121.png" calcext:value-type="string">
            <text:p>convert -extract 256x464+2304+3248 tiles.png tiles_121.p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A124]/16)" office:value-type="float" office:value="7" calcext:value-type="float">
            <text:p>7</text:p>
          </table:table-cell>
          <table:table-cell table:formula="of:=MOD([.A124];16)" office:value-type="float" office:value="10" calcext:value-type="float">
            <text:p>10</text:p>
          </table:table-cell>
          <table:table-cell table:formula="of:=&quot;convert -extract 256x464+&quot;&amp;([.C124]*256)&amp;&quot;+&quot;&amp;([.B124]*464)&amp;&quot; font.png font_&quot;&amp;[.A124]&amp;&quot;.png&quot;" office:value-type="string" office:string-value="convert -extract 256x464+2560+3248 font.png font_122.png" calcext:value-type="string">
            <text:p>convert -extract 256x464+2560+3248 font.png font_122.png</text:p>
          </table:table-cell>
          <table:table-cell table:formula="of:=&quot;convert -extract 256x464+&quot;&amp;([.C124]*256)&amp;&quot;+&quot;&amp;([.B124]*464)&amp;&quot; tiles.png tiles_&quot;&amp;[.A124]&amp;&quot;.png&quot;" office:value-type="string" office:string-value="convert -extract 256x464+2560+3248 tiles.png tiles_122.png" calcext:value-type="string">
            <text:p>convert -extract 256x464+2560+3248 tiles.png tiles_122.pn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A125]/16)" office:value-type="float" office:value="7" calcext:value-type="float">
            <text:p>7</text:p>
          </table:table-cell>
          <table:table-cell table:formula="of:=MOD([.A125];16)" office:value-type="float" office:value="11" calcext:value-type="float">
            <text:p>11</text:p>
          </table:table-cell>
          <table:table-cell table:formula="of:=&quot;convert -extract 256x464+&quot;&amp;([.C125]*256)&amp;&quot;+&quot;&amp;([.B125]*464)&amp;&quot; font.png font_&quot;&amp;[.A125]&amp;&quot;.png&quot;" office:value-type="string" office:string-value="convert -extract 256x464+2816+3248 font.png font_123.png" calcext:value-type="string">
            <text:p>convert -extract 256x464+2816+3248 font.png font_123.png</text:p>
          </table:table-cell>
          <table:table-cell table:formula="of:=&quot;convert -extract 256x464+&quot;&amp;([.C125]*256)&amp;&quot;+&quot;&amp;([.B125]*464)&amp;&quot; tiles.png tiles_&quot;&amp;[.A125]&amp;&quot;.png&quot;" office:value-type="string" office:string-value="convert -extract 256x464+2816+3248 tiles.png tiles_123.png" calcext:value-type="string">
            <text:p>convert -extract 256x464+2816+3248 tiles.png tiles_123.pn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A126]/16)" office:value-type="float" office:value="7" calcext:value-type="float">
            <text:p>7</text:p>
          </table:table-cell>
          <table:table-cell table:formula="of:=MOD([.A126];16)" office:value-type="float" office:value="12" calcext:value-type="float">
            <text:p>12</text:p>
          </table:table-cell>
          <table:table-cell table:formula="of:=&quot;convert -extract 256x464+&quot;&amp;([.C126]*256)&amp;&quot;+&quot;&amp;([.B126]*464)&amp;&quot; font.png font_&quot;&amp;[.A126]&amp;&quot;.png&quot;" office:value-type="string" office:string-value="convert -extract 256x464+3072+3248 font.png font_124.png" calcext:value-type="string">
            <text:p>convert -extract 256x464+3072+3248 font.png font_124.png</text:p>
          </table:table-cell>
          <table:table-cell table:formula="of:=&quot;convert -extract 256x464+&quot;&amp;([.C126]*256)&amp;&quot;+&quot;&amp;([.B126]*464)&amp;&quot; tiles.png tiles_&quot;&amp;[.A126]&amp;&quot;.png&quot;" office:value-type="string" office:string-value="convert -extract 256x464+3072+3248 tiles.png tiles_124.png" calcext:value-type="string">
            <text:p>convert -extract 256x464+3072+3248 tiles.png tiles_124.p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A127]/16)" office:value-type="float" office:value="7" calcext:value-type="float">
            <text:p>7</text:p>
          </table:table-cell>
          <table:table-cell table:formula="of:=MOD([.A127];16)" office:value-type="float" office:value="13" calcext:value-type="float">
            <text:p>13</text:p>
          </table:table-cell>
          <table:table-cell table:formula="of:=&quot;convert -extract 256x464+&quot;&amp;([.C127]*256)&amp;&quot;+&quot;&amp;([.B127]*464)&amp;&quot; font.png font_&quot;&amp;[.A127]&amp;&quot;.png&quot;" office:value-type="string" office:string-value="convert -extract 256x464+3328+3248 font.png font_125.png" calcext:value-type="string">
            <text:p>convert -extract 256x464+3328+3248 font.png font_125.png</text:p>
          </table:table-cell>
          <table:table-cell table:formula="of:=&quot;convert -extract 256x464+&quot;&amp;([.C127]*256)&amp;&quot;+&quot;&amp;([.B127]*464)&amp;&quot; tiles.png tiles_&quot;&amp;[.A127]&amp;&quot;.png&quot;" office:value-type="string" office:string-value="convert -extract 256x464+3328+3248 tiles.png tiles_125.png" calcext:value-type="string">
            <text:p>convert -extract 256x464+3328+3248 tiles.png tiles_125.p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A128]/16)" office:value-type="float" office:value="7" calcext:value-type="float">
            <text:p>7</text:p>
          </table:table-cell>
          <table:table-cell table:formula="of:=MOD([.A128];16)" office:value-type="float" office:value="14" calcext:value-type="float">
            <text:p>14</text:p>
          </table:table-cell>
          <table:table-cell table:formula="of:=&quot;convert -extract 256x464+&quot;&amp;([.C128]*256)&amp;&quot;+&quot;&amp;([.B128]*464)&amp;&quot; font.png font_&quot;&amp;[.A128]&amp;&quot;.png&quot;" office:value-type="string" office:string-value="convert -extract 256x464+3584+3248 font.png font_126.png" calcext:value-type="string">
            <text:p>convert -extract 256x464+3584+3248 font.png font_126.png</text:p>
          </table:table-cell>
          <table:table-cell table:formula="of:=&quot;convert -extract 256x464+&quot;&amp;([.C128]*256)&amp;&quot;+&quot;&amp;([.B128]*464)&amp;&quot; tiles.png tiles_&quot;&amp;[.A128]&amp;&quot;.png&quot;" office:value-type="string" office:string-value="convert -extract 256x464+3584+3248 tiles.png tiles_126.png" calcext:value-type="string">
            <text:p>convert -extract 256x464+3584+3248 tiles.png tiles_126.pn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A129]/16)" office:value-type="float" office:value="7" calcext:value-type="float">
            <text:p>7</text:p>
          </table:table-cell>
          <table:table-cell table:formula="of:=MOD([.A129];16)" office:value-type="float" office:value="15" calcext:value-type="float">
            <text:p>15</text:p>
          </table:table-cell>
          <table:table-cell table:formula="of:=&quot;convert -extract 256x464+&quot;&amp;([.C129]*256)&amp;&quot;+&quot;&amp;([.B129]*464)&amp;&quot; font.png font_&quot;&amp;[.A129]&amp;&quot;.png&quot;" office:value-type="string" office:string-value="convert -extract 256x464+3840+3248 font.png font_127.png" calcext:value-type="string">
            <text:p>convert -extract 256x464+3840+3248 font.png font_127.png</text:p>
          </table:table-cell>
          <table:table-cell table:formula="of:=&quot;convert -extract 256x464+&quot;&amp;([.C129]*256)&amp;&quot;+&quot;&amp;([.B129]*464)&amp;&quot; tiles.png tiles_&quot;&amp;[.A129]&amp;&quot;.png&quot;" office:value-type="string" office:string-value="convert -extract 256x464+3840+3248 tiles.png tiles_127.png" calcext:value-type="string">
            <text:p>convert -extract 256x464+3840+3248 tiles.png tiles_127.pn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A130]/16)" office:value-type="float" office:value="8" calcext:value-type="float">
            <text:p>8</text:p>
          </table:table-cell>
          <table:table-cell table:formula="of:=MOD([.A130];16)" office:value-type="float" office:value="0" calcext:value-type="float">
            <text:p>0</text:p>
          </table:table-cell>
          <table:table-cell table:formula="of:=&quot;convert -extract 256x464+&quot;&amp;([.C130]*256)&amp;&quot;+&quot;&amp;([.B130]*464)&amp;&quot; font.png font_&quot;&amp;[.A130]&amp;&quot;.png&quot;" office:value-type="string" office:string-value="convert -extract 256x464+0+3712 font.png font_128.png" calcext:value-type="string">
            <text:p>convert -extract 256x464+0+3712 font.png font_128.png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A131]/16)" office:value-type="float" office:value="8" calcext:value-type="float">
            <text:p>8</text:p>
          </table:table-cell>
          <table:table-cell table:formula="of:=MOD([.A131];16)" office:value-type="float" office:value="1" calcext:value-type="float">
            <text:p>1</text:p>
          </table:table-cell>
          <table:table-cell table:formula="of:=&quot;convert -extract 256x464+&quot;&amp;([.C131]*256)&amp;&quot;+&quot;&amp;([.B131]*464)&amp;&quot; font.png font_&quot;&amp;[.A131]&amp;&quot;.png&quot;" office:value-type="string" office:string-value="convert -extract 256x464+256+3712 font.png font_129.png" calcext:value-type="string">
            <text:p>convert -extract 256x464+256+3712 font.png font_129.png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A132]/16)" office:value-type="float" office:value="8" calcext:value-type="float">
            <text:p>8</text:p>
          </table:table-cell>
          <table:table-cell table:formula="of:=MOD([.A132];16)" office:value-type="float" office:value="2" calcext:value-type="float">
            <text:p>2</text:p>
          </table:table-cell>
          <table:table-cell table:formula="of:=&quot;convert -extract 256x464+&quot;&amp;([.C132]*256)&amp;&quot;+&quot;&amp;([.B132]*464)&amp;&quot; font.png font_&quot;&amp;[.A132]&amp;&quot;.png&quot;" office:value-type="string" office:string-value="convert -extract 256x464+512+3712 font.png font_130.png" calcext:value-type="string">
            <text:p>convert -extract 256x464+512+3712 font.png font_130.png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A133]/16)" office:value-type="float" office:value="8" calcext:value-type="float">
            <text:p>8</text:p>
          </table:table-cell>
          <table:table-cell table:formula="of:=MOD([.A133];16)" office:value-type="float" office:value="3" calcext:value-type="float">
            <text:p>3</text:p>
          </table:table-cell>
          <table:table-cell table:formula="of:=&quot;convert -extract 256x464+&quot;&amp;([.C133]*256)&amp;&quot;+&quot;&amp;([.B133]*464)&amp;&quot; font.png font_&quot;&amp;[.A133]&amp;&quot;.png&quot;" office:value-type="string" office:string-value="convert -extract 256x464+768+3712 font.png font_131.png" calcext:value-type="string">
            <text:p>convert -extract 256x464+768+3712 font.png font_131.png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A134]/16)" office:value-type="float" office:value="8" calcext:value-type="float">
            <text:p>8</text:p>
          </table:table-cell>
          <table:table-cell table:formula="of:=MOD([.A134];16)" office:value-type="float" office:value="4" calcext:value-type="float">
            <text:p>4</text:p>
          </table:table-cell>
          <table:table-cell table:formula="of:=&quot;convert -extract 256x464+&quot;&amp;([.C134]*256)&amp;&quot;+&quot;&amp;([.B134]*464)&amp;&quot; font.png font_&quot;&amp;[.A134]&amp;&quot;.png&quot;" office:value-type="string" office:string-value="convert -extract 256x464+1024+3712 font.png font_132.png" calcext:value-type="string">
            <text:p>convert -extract 256x464+1024+3712 font.png font_132.png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A135]/16)" office:value-type="float" office:value="8" calcext:value-type="float">
            <text:p>8</text:p>
          </table:table-cell>
          <table:table-cell table:formula="of:=MOD([.A135];16)" office:value-type="float" office:value="5" calcext:value-type="float">
            <text:p>5</text:p>
          </table:table-cell>
          <table:table-cell table:formula="of:=&quot;convert -extract 256x464+&quot;&amp;([.C135]*256)&amp;&quot;+&quot;&amp;([.B135]*464)&amp;&quot; font.png font_&quot;&amp;[.A135]&amp;&quot;.png&quot;" office:value-type="string" office:string-value="convert -extract 256x464+1280+3712 font.png font_133.png" calcext:value-type="string">
            <text:p>convert -extract 256x464+1280+3712 font.png font_133.png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A136]/16)" office:value-type="float" office:value="8" calcext:value-type="float">
            <text:p>8</text:p>
          </table:table-cell>
          <table:table-cell table:formula="of:=MOD([.A136];16)" office:value-type="float" office:value="6" calcext:value-type="float">
            <text:p>6</text:p>
          </table:table-cell>
          <table:table-cell table:formula="of:=&quot;convert -extract 256x464+&quot;&amp;([.C136]*256)&amp;&quot;+&quot;&amp;([.B136]*464)&amp;&quot; font.png font_&quot;&amp;[.A136]&amp;&quot;.png&quot;" office:value-type="string" office:string-value="convert -extract 256x464+1536+3712 font.png font_134.png" calcext:value-type="string">
            <text:p>convert -extract 256x464+1536+3712 font.png font_134.png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A137]/16)" office:value-type="float" office:value="8" calcext:value-type="float">
            <text:p>8</text:p>
          </table:table-cell>
          <table:table-cell table:formula="of:=MOD([.A137];16)" office:value-type="float" office:value="7" calcext:value-type="float">
            <text:p>7</text:p>
          </table:table-cell>
          <table:table-cell table:formula="of:=&quot;convert -extract 256x464+&quot;&amp;([.C137]*256)&amp;&quot;+&quot;&amp;([.B137]*464)&amp;&quot; font.png font_&quot;&amp;[.A137]&amp;&quot;.png&quot;" office:value-type="string" office:string-value="convert -extract 256x464+1792+3712 font.png font_135.png" calcext:value-type="string">
            <text:p>convert -extract 256x464+1792+3712 font.png font_135.png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A138]/16)" office:value-type="float" office:value="8" calcext:value-type="float">
            <text:p>8</text:p>
          </table:table-cell>
          <table:table-cell table:formula="of:=MOD([.A138];16)" office:value-type="float" office:value="8" calcext:value-type="float">
            <text:p>8</text:p>
          </table:table-cell>
          <table:table-cell table:formula="of:=&quot;convert -extract 256x464+&quot;&amp;([.C138]*256)&amp;&quot;+&quot;&amp;([.B138]*464)&amp;&quot; font.png font_&quot;&amp;[.A138]&amp;&quot;.png&quot;" office:value-type="string" office:string-value="convert -extract 256x464+2048+3712 font.png font_136.png" calcext:value-type="string">
            <text:p>convert -extract 256x464+2048+3712 font.png font_136.png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A139]/16)" office:value-type="float" office:value="8" calcext:value-type="float">
            <text:p>8</text:p>
          </table:table-cell>
          <table:table-cell table:formula="of:=MOD([.A139];16)" office:value-type="float" office:value="9" calcext:value-type="float">
            <text:p>9</text:p>
          </table:table-cell>
          <table:table-cell table:formula="of:=&quot;convert -extract 256x464+&quot;&amp;([.C139]*256)&amp;&quot;+&quot;&amp;([.B139]*464)&amp;&quot; font.png font_&quot;&amp;[.A139]&amp;&quot;.png&quot;" office:value-type="string" office:string-value="convert -extract 256x464+2304+3712 font.png font_137.png" calcext:value-type="string">
            <text:p>convert -extract 256x464+2304+3712 font.png font_137.png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A140]/16)" office:value-type="float" office:value="8" calcext:value-type="float">
            <text:p>8</text:p>
          </table:table-cell>
          <table:table-cell table:formula="of:=MOD([.A140];16)" office:value-type="float" office:value="10" calcext:value-type="float">
            <text:p>10</text:p>
          </table:table-cell>
          <table:table-cell table:formula="of:=&quot;convert -extract 256x464+&quot;&amp;([.C140]*256)&amp;&quot;+&quot;&amp;([.B140]*464)&amp;&quot; font.png font_&quot;&amp;[.A140]&amp;&quot;.png&quot;" office:value-type="string" office:string-value="convert -extract 256x464+2560+3712 font.png font_138.png" calcext:value-type="string">
            <text:p>convert -extract 256x464+2560+3712 font.png font_138.png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A141]/16)" office:value-type="float" office:value="8" calcext:value-type="float">
            <text:p>8</text:p>
          </table:table-cell>
          <table:table-cell table:formula="of:=MOD([.A141];16)" office:value-type="float" office:value="11" calcext:value-type="float">
            <text:p>11</text:p>
          </table:table-cell>
          <table:table-cell table:formula="of:=&quot;convert -extract 256x464+&quot;&amp;([.C141]*256)&amp;&quot;+&quot;&amp;([.B141]*464)&amp;&quot; font.png font_&quot;&amp;[.A141]&amp;&quot;.png&quot;" office:value-type="string" office:string-value="convert -extract 256x464+2816+3712 font.png font_139.png" calcext:value-type="string">
            <text:p>convert -extract 256x464+2816+3712 font.png font_139.png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A142]/16)" office:value-type="float" office:value="8" calcext:value-type="float">
            <text:p>8</text:p>
          </table:table-cell>
          <table:table-cell table:formula="of:=MOD([.A142];16)" office:value-type="float" office:value="12" calcext:value-type="float">
            <text:p>12</text:p>
          </table:table-cell>
          <table:table-cell table:formula="of:=&quot;convert -extract 256x464+&quot;&amp;([.C142]*256)&amp;&quot;+&quot;&amp;([.B142]*464)&amp;&quot; font.png font_&quot;&amp;[.A142]&amp;&quot;.png&quot;" office:value-type="string" office:string-value="convert -extract 256x464+3072+3712 font.png font_140.png" calcext:value-type="string">
            <text:p>convert -extract 256x464+3072+3712 font.png font_140.png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A143]/16)" office:value-type="float" office:value="8" calcext:value-type="float">
            <text:p>8</text:p>
          </table:table-cell>
          <table:table-cell table:formula="of:=MOD([.A143];16)" office:value-type="float" office:value="13" calcext:value-type="float">
            <text:p>13</text:p>
          </table:table-cell>
          <table:table-cell table:formula="of:=&quot;convert -extract 256x464+&quot;&amp;([.C143]*256)&amp;&quot;+&quot;&amp;([.B143]*464)&amp;&quot; font.png font_&quot;&amp;[.A143]&amp;&quot;.png&quot;" office:value-type="string" office:string-value="convert -extract 256x464+3328+3712 font.png font_141.png" calcext:value-type="string">
            <text:p>convert -extract 256x464+3328+3712 font.png font_141.png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A144]/16)" office:value-type="float" office:value="8" calcext:value-type="float">
            <text:p>8</text:p>
          </table:table-cell>
          <table:table-cell table:formula="of:=MOD([.A144];16)" office:value-type="float" office:value="14" calcext:value-type="float">
            <text:p>14</text:p>
          </table:table-cell>
          <table:table-cell table:formula="of:=&quot;convert -extract 256x464+&quot;&amp;([.C144]*256)&amp;&quot;+&quot;&amp;([.B144]*464)&amp;&quot; font.png font_&quot;&amp;[.A144]&amp;&quot;.png&quot;" office:value-type="string" office:string-value="convert -extract 256x464+3584+3712 font.png font_142.png" calcext:value-type="string">
            <text:p>convert -extract 256x464+3584+3712 font.png font_142.png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A145]/16)" office:value-type="float" office:value="8" calcext:value-type="float">
            <text:p>8</text:p>
          </table:table-cell>
          <table:table-cell table:formula="of:=MOD([.A145];16)" office:value-type="float" office:value="15" calcext:value-type="float">
            <text:p>15</text:p>
          </table:table-cell>
          <table:table-cell table:formula="of:=&quot;convert -extract 256x464+&quot;&amp;([.C145]*256)&amp;&quot;+&quot;&amp;([.B145]*464)&amp;&quot; font.png font_&quot;&amp;[.A145]&amp;&quot;.png&quot;" office:value-type="string" office:string-value="convert -extract 256x464+3840+3712 font.png font_143.png" calcext:value-type="string">
            <text:p>convert -extract 256x464+3840+3712 font.png font_143.png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A146]/16)" office:value-type="float" office:value="9" calcext:value-type="float">
            <text:p>9</text:p>
          </table:table-cell>
          <table:table-cell table:formula="of:=MOD([.A146];16)" office:value-type="float" office:value="0" calcext:value-type="float">
            <text:p>0</text:p>
          </table:table-cell>
          <table:table-cell table:formula="of:=&quot;convert -extract 256x464+&quot;&amp;([.C146]*256)&amp;&quot;+&quot;&amp;([.B146]*464)&amp;&quot; font.png font_&quot;&amp;[.A146]&amp;&quot;.png&quot;" office:value-type="string" office:string-value="convert -extract 256x464+0+4176 font.png font_144.png" calcext:value-type="string">
            <text:p>convert -extract 256x464+0+4176 font.png font_144.png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A147]/16)" office:value-type="float" office:value="9" calcext:value-type="float">
            <text:p>9</text:p>
          </table:table-cell>
          <table:table-cell table:formula="of:=MOD([.A147];16)" office:value-type="float" office:value="1" calcext:value-type="float">
            <text:p>1</text:p>
          </table:table-cell>
          <table:table-cell table:formula="of:=&quot;convert -extract 256x464+&quot;&amp;([.C147]*256)&amp;&quot;+&quot;&amp;([.B147]*464)&amp;&quot; font.png font_&quot;&amp;[.A147]&amp;&quot;.png&quot;" office:value-type="string" office:string-value="convert -extract 256x464+256+4176 font.png font_145.png" calcext:value-type="string">
            <text:p>convert -extract 256x464+256+4176 font.png font_145.png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A148]/16)" office:value-type="float" office:value="9" calcext:value-type="float">
            <text:p>9</text:p>
          </table:table-cell>
          <table:table-cell table:formula="of:=MOD([.A148];16)" office:value-type="float" office:value="2" calcext:value-type="float">
            <text:p>2</text:p>
          </table:table-cell>
          <table:table-cell table:formula="of:=&quot;convert -extract 256x464+&quot;&amp;([.C148]*256)&amp;&quot;+&quot;&amp;([.B148]*464)&amp;&quot; font.png font_&quot;&amp;[.A148]&amp;&quot;.png&quot;" office:value-type="string" office:string-value="convert -extract 256x464+512+4176 font.png font_146.png" calcext:value-type="string">
            <text:p>convert -extract 256x464+512+4176 font.png font_146.png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A149]/16)" office:value-type="float" office:value="9" calcext:value-type="float">
            <text:p>9</text:p>
          </table:table-cell>
          <table:table-cell table:formula="of:=MOD([.A149];16)" office:value-type="float" office:value="3" calcext:value-type="float">
            <text:p>3</text:p>
          </table:table-cell>
          <table:table-cell table:formula="of:=&quot;convert -extract 256x464+&quot;&amp;([.C149]*256)&amp;&quot;+&quot;&amp;([.B149]*464)&amp;&quot; font.png font_&quot;&amp;[.A149]&amp;&quot;.png&quot;" office:value-type="string" office:string-value="convert -extract 256x464+768+4176 font.png font_147.png" calcext:value-type="string">
            <text:p>convert -extract 256x464+768+4176 font.png font_147.png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A150]/16)" office:value-type="float" office:value="9" calcext:value-type="float">
            <text:p>9</text:p>
          </table:table-cell>
          <table:table-cell table:formula="of:=MOD([.A150];16)" office:value-type="float" office:value="4" calcext:value-type="float">
            <text:p>4</text:p>
          </table:table-cell>
          <table:table-cell table:formula="of:=&quot;convert -extract 256x464+&quot;&amp;([.C150]*256)&amp;&quot;+&quot;&amp;([.B150]*464)&amp;&quot; font.png font_&quot;&amp;[.A150]&amp;&quot;.png&quot;" office:value-type="string" office:string-value="convert -extract 256x464+1024+4176 font.png font_148.png" calcext:value-type="string">
            <text:p>convert -extract 256x464+1024+4176 font.png font_148.png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A151]/16)" office:value-type="float" office:value="9" calcext:value-type="float">
            <text:p>9</text:p>
          </table:table-cell>
          <table:table-cell table:formula="of:=MOD([.A151];16)" office:value-type="float" office:value="5" calcext:value-type="float">
            <text:p>5</text:p>
          </table:table-cell>
          <table:table-cell table:formula="of:=&quot;convert -extract 256x464+&quot;&amp;([.C151]*256)&amp;&quot;+&quot;&amp;([.B151]*464)&amp;&quot; font.png font_&quot;&amp;[.A151]&amp;&quot;.png&quot;" office:value-type="string" office:string-value="convert -extract 256x464+1280+4176 font.png font_149.png" calcext:value-type="string">
            <text:p>convert -extract 256x464+1280+4176 font.png font_149.png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A152]/16)" office:value-type="float" office:value="9" calcext:value-type="float">
            <text:p>9</text:p>
          </table:table-cell>
          <table:table-cell table:formula="of:=MOD([.A152];16)" office:value-type="float" office:value="6" calcext:value-type="float">
            <text:p>6</text:p>
          </table:table-cell>
          <table:table-cell table:formula="of:=&quot;convert -extract 256x464+&quot;&amp;([.C152]*256)&amp;&quot;+&quot;&amp;([.B152]*464)&amp;&quot; font.png font_&quot;&amp;[.A152]&amp;&quot;.png&quot;" office:value-type="string" office:string-value="convert -extract 256x464+1536+4176 font.png font_150.png" calcext:value-type="string">
            <text:p>convert -extract 256x464+1536+4176 font.png font_150.png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A153]/16)" office:value-type="float" office:value="9" calcext:value-type="float">
            <text:p>9</text:p>
          </table:table-cell>
          <table:table-cell table:formula="of:=MOD([.A153];16)" office:value-type="float" office:value="7" calcext:value-type="float">
            <text:p>7</text:p>
          </table:table-cell>
          <table:table-cell table:formula="of:=&quot;convert -extract 256x464+&quot;&amp;([.C153]*256)&amp;&quot;+&quot;&amp;([.B153]*464)&amp;&quot; font.png font_&quot;&amp;[.A153]&amp;&quot;.png&quot;" office:value-type="string" office:string-value="convert -extract 256x464+1792+4176 font.png font_151.png" calcext:value-type="string">
            <text:p>convert -extract 256x464+1792+4176 font.png font_151.png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A154]/16)" office:value-type="float" office:value="9" calcext:value-type="float">
            <text:p>9</text:p>
          </table:table-cell>
          <table:table-cell table:formula="of:=MOD([.A154];16)" office:value-type="float" office:value="8" calcext:value-type="float">
            <text:p>8</text:p>
          </table:table-cell>
          <table:table-cell table:formula="of:=&quot;convert -extract 256x464+&quot;&amp;([.C154]*256)&amp;&quot;+&quot;&amp;([.B154]*464)&amp;&quot; font.png font_&quot;&amp;[.A154]&amp;&quot;.png&quot;" office:value-type="string" office:string-value="convert -extract 256x464+2048+4176 font.png font_152.png" calcext:value-type="string">
            <text:p>convert -extract 256x464+2048+4176 font.png font_152.png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A155]/16)" office:value-type="float" office:value="9" calcext:value-type="float">
            <text:p>9</text:p>
          </table:table-cell>
          <table:table-cell table:formula="of:=MOD([.A155];16)" office:value-type="float" office:value="9" calcext:value-type="float">
            <text:p>9</text:p>
          </table:table-cell>
          <table:table-cell table:formula="of:=&quot;convert -extract 256x464+&quot;&amp;([.C155]*256)&amp;&quot;+&quot;&amp;([.B155]*464)&amp;&quot; font.png font_&quot;&amp;[.A155]&amp;&quot;.png&quot;" office:value-type="string" office:string-value="convert -extract 256x464+2304+4176 font.png font_153.png" calcext:value-type="string">
            <text:p>convert -extract 256x464+2304+4176 font.png font_153.png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A156]/16)" office:value-type="float" office:value="9" calcext:value-type="float">
            <text:p>9</text:p>
          </table:table-cell>
          <table:table-cell table:formula="of:=MOD([.A156];16)" office:value-type="float" office:value="10" calcext:value-type="float">
            <text:p>10</text:p>
          </table:table-cell>
          <table:table-cell table:formula="of:=&quot;convert -extract 256x464+&quot;&amp;([.C156]*256)&amp;&quot;+&quot;&amp;([.B156]*464)&amp;&quot; font.png font_&quot;&amp;[.A156]&amp;&quot;.png&quot;" office:value-type="string" office:string-value="convert -extract 256x464+2560+4176 font.png font_154.png" calcext:value-type="string">
            <text:p>convert -extract 256x464+2560+4176 font.png font_154.png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A157]/16)" office:value-type="float" office:value="9" calcext:value-type="float">
            <text:p>9</text:p>
          </table:table-cell>
          <table:table-cell table:formula="of:=MOD([.A157];16)" office:value-type="float" office:value="11" calcext:value-type="float">
            <text:p>11</text:p>
          </table:table-cell>
          <table:table-cell table:formula="of:=&quot;convert -extract 256x464+&quot;&amp;([.C157]*256)&amp;&quot;+&quot;&amp;([.B157]*464)&amp;&quot; font.png font_&quot;&amp;[.A157]&amp;&quot;.png&quot;" office:value-type="string" office:string-value="convert -extract 256x464+2816+4176 font.png font_155.png" calcext:value-type="string">
            <text:p>convert -extract 256x464+2816+4176 font.png font_155.png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A158]/16)" office:value-type="float" office:value="9" calcext:value-type="float">
            <text:p>9</text:p>
          </table:table-cell>
          <table:table-cell table:formula="of:=MOD([.A158];16)" office:value-type="float" office:value="12" calcext:value-type="float">
            <text:p>12</text:p>
          </table:table-cell>
          <table:table-cell table:formula="of:=&quot;convert -extract 256x464+&quot;&amp;([.C158]*256)&amp;&quot;+&quot;&amp;([.B158]*464)&amp;&quot; font.png font_&quot;&amp;[.A158]&amp;&quot;.png&quot;" office:value-type="string" office:string-value="convert -extract 256x464+3072+4176 font.png font_156.png" calcext:value-type="string">
            <text:p>convert -extract 256x464+3072+4176 font.png font_156.png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A159]/16)" office:value-type="float" office:value="9" calcext:value-type="float">
            <text:p>9</text:p>
          </table:table-cell>
          <table:table-cell table:formula="of:=MOD([.A159];16)" office:value-type="float" office:value="13" calcext:value-type="float">
            <text:p>13</text:p>
          </table:table-cell>
          <table:table-cell table:formula="of:=&quot;convert -extract 256x464+&quot;&amp;([.C159]*256)&amp;&quot;+&quot;&amp;([.B159]*464)&amp;&quot; font.png font_&quot;&amp;[.A159]&amp;&quot;.png&quot;" office:value-type="string" office:string-value="convert -extract 256x464+3328+4176 font.png font_157.png" calcext:value-type="string">
            <text:p>convert -extract 256x464+3328+4176 font.png font_157.png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A160]/16)" office:value-type="float" office:value="9" calcext:value-type="float">
            <text:p>9</text:p>
          </table:table-cell>
          <table:table-cell table:formula="of:=MOD([.A160];16)" office:value-type="float" office:value="14" calcext:value-type="float">
            <text:p>14</text:p>
          </table:table-cell>
          <table:table-cell table:formula="of:=&quot;convert -extract 256x464+&quot;&amp;([.C160]*256)&amp;&quot;+&quot;&amp;([.B160]*464)&amp;&quot; font.png font_&quot;&amp;[.A160]&amp;&quot;.png&quot;" office:value-type="string" office:string-value="convert -extract 256x464+3584+4176 font.png font_158.png" calcext:value-type="string">
            <text:p>convert -extract 256x464+3584+4176 font.png font_158.png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A161]/16)" office:value-type="float" office:value="9" calcext:value-type="float">
            <text:p>9</text:p>
          </table:table-cell>
          <table:table-cell table:formula="of:=MOD([.A161];16)" office:value-type="float" office:value="15" calcext:value-type="float">
            <text:p>15</text:p>
          </table:table-cell>
          <table:table-cell table:formula="of:=&quot;convert -extract 256x464+&quot;&amp;([.C161]*256)&amp;&quot;+&quot;&amp;([.B161]*464)&amp;&quot; font.png font_&quot;&amp;[.A161]&amp;&quot;.png&quot;" office:value-type="string" office:string-value="convert -extract 256x464+3840+4176 font.png font_159.png" calcext:value-type="string">
            <text:p>convert -extract 256x464+3840+4176 font.png font_159.png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A162]/16)" office:value-type="float" office:value="10" calcext:value-type="float">
            <text:p>10</text:p>
          </table:table-cell>
          <table:table-cell table:formula="of:=MOD([.A162];16)" office:value-type="float" office:value="0" calcext:value-type="float">
            <text:p>0</text:p>
          </table:table-cell>
          <table:table-cell table:formula="of:=&quot;convert -extract 256x464+&quot;&amp;([.C162]*256)&amp;&quot;+&quot;&amp;([.B162]*464)&amp;&quot; font.png font_&quot;&amp;[.A162]&amp;&quot;.png&quot;" office:value-type="string" office:string-value="convert -extract 256x464+0+4640 font.png font_160.png" calcext:value-type="string">
            <text:p>convert -extract 256x464+0+4640 font.png font_160.png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A163]/16)" office:value-type="float" office:value="10" calcext:value-type="float">
            <text:p>10</text:p>
          </table:table-cell>
          <table:table-cell table:formula="of:=MOD([.A163];16)" office:value-type="float" office:value="1" calcext:value-type="float">
            <text:p>1</text:p>
          </table:table-cell>
          <table:table-cell table:formula="of:=&quot;convert -extract 256x464+&quot;&amp;([.C163]*256)&amp;&quot;+&quot;&amp;([.B163]*464)&amp;&quot; font.png font_&quot;&amp;[.A163]&amp;&quot;.png&quot;" office:value-type="string" office:string-value="convert -extract 256x464+256+4640 font.png font_161.png" calcext:value-type="string">
            <text:p>convert -extract 256x464+256+4640 font.png font_161.png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A164]/16)" office:value-type="float" office:value="10" calcext:value-type="float">
            <text:p>10</text:p>
          </table:table-cell>
          <table:table-cell table:formula="of:=MOD([.A164];16)" office:value-type="float" office:value="2" calcext:value-type="float">
            <text:p>2</text:p>
          </table:table-cell>
          <table:table-cell table:formula="of:=&quot;convert -extract 256x464+&quot;&amp;([.C164]*256)&amp;&quot;+&quot;&amp;([.B164]*464)&amp;&quot; font.png font_&quot;&amp;[.A164]&amp;&quot;.png&quot;" office:value-type="string" office:string-value="convert -extract 256x464+512+4640 font.png font_162.png" calcext:value-type="string">
            <text:p>convert -extract 256x464+512+4640 font.png font_162.png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A165]/16)" office:value-type="float" office:value="10" calcext:value-type="float">
            <text:p>10</text:p>
          </table:table-cell>
          <table:table-cell table:formula="of:=MOD([.A165];16)" office:value-type="float" office:value="3" calcext:value-type="float">
            <text:p>3</text:p>
          </table:table-cell>
          <table:table-cell table:formula="of:=&quot;convert -extract 256x464+&quot;&amp;([.C165]*256)&amp;&quot;+&quot;&amp;([.B165]*464)&amp;&quot; font.png font_&quot;&amp;[.A165]&amp;&quot;.png&quot;" office:value-type="string" office:string-value="convert -extract 256x464+768+4640 font.png font_163.png" calcext:value-type="string">
            <text:p>convert -extract 256x464+768+4640 font.png font_163.png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A166]/16)" office:value-type="float" office:value="10" calcext:value-type="float">
            <text:p>10</text:p>
          </table:table-cell>
          <table:table-cell table:formula="of:=MOD([.A166];16)" office:value-type="float" office:value="4" calcext:value-type="float">
            <text:p>4</text:p>
          </table:table-cell>
          <table:table-cell table:formula="of:=&quot;convert -extract 256x464+&quot;&amp;([.C166]*256)&amp;&quot;+&quot;&amp;([.B166]*464)&amp;&quot; font.png font_&quot;&amp;[.A166]&amp;&quot;.png&quot;" office:value-type="string" office:string-value="convert -extract 256x464+1024+4640 font.png font_164.png" calcext:value-type="string">
            <text:p>convert -extract 256x464+1024+4640 font.png font_164.png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A167]/16)" office:value-type="float" office:value="10" calcext:value-type="float">
            <text:p>10</text:p>
          </table:table-cell>
          <table:table-cell table:formula="of:=MOD([.A167];16)" office:value-type="float" office:value="5" calcext:value-type="float">
            <text:p>5</text:p>
          </table:table-cell>
          <table:table-cell table:formula="of:=&quot;convert -extract 256x464+&quot;&amp;([.C167]*256)&amp;&quot;+&quot;&amp;([.B167]*464)&amp;&quot; font.png font_&quot;&amp;[.A167]&amp;&quot;.png&quot;" office:value-type="string" office:string-value="convert -extract 256x464+1280+4640 font.png font_165.png" calcext:value-type="string">
            <text:p>convert -extract 256x464+1280+4640 font.png font_165.png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A168]/16)" office:value-type="float" office:value="10" calcext:value-type="float">
            <text:p>10</text:p>
          </table:table-cell>
          <table:table-cell table:formula="of:=MOD([.A168];16)" office:value-type="float" office:value="6" calcext:value-type="float">
            <text:p>6</text:p>
          </table:table-cell>
          <table:table-cell table:formula="of:=&quot;convert -extract 256x464+&quot;&amp;([.C168]*256)&amp;&quot;+&quot;&amp;([.B168]*464)&amp;&quot; font.png font_&quot;&amp;[.A168]&amp;&quot;.png&quot;" office:value-type="string" office:string-value="convert -extract 256x464+1536+4640 font.png font_166.png" calcext:value-type="string">
            <text:p>convert -extract 256x464+1536+4640 font.png font_166.png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A169]/16)" office:value-type="float" office:value="10" calcext:value-type="float">
            <text:p>10</text:p>
          </table:table-cell>
          <table:table-cell table:formula="of:=MOD([.A169];16)" office:value-type="float" office:value="7" calcext:value-type="float">
            <text:p>7</text:p>
          </table:table-cell>
          <table:table-cell table:formula="of:=&quot;convert -extract 256x464+&quot;&amp;([.C169]*256)&amp;&quot;+&quot;&amp;([.B169]*464)&amp;&quot; font.png font_&quot;&amp;[.A169]&amp;&quot;.png&quot;" office:value-type="string" office:string-value="convert -extract 256x464+1792+4640 font.png font_167.png" calcext:value-type="string">
            <text:p>convert -extract 256x464+1792+4640 font.png font_167.png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A170]/16)" office:value-type="float" office:value="10" calcext:value-type="float">
            <text:p>10</text:p>
          </table:table-cell>
          <table:table-cell table:formula="of:=MOD([.A170];16)" office:value-type="float" office:value="8" calcext:value-type="float">
            <text:p>8</text:p>
          </table:table-cell>
          <table:table-cell table:formula="of:=&quot;convert -extract 256x464+&quot;&amp;([.C170]*256)&amp;&quot;+&quot;&amp;([.B170]*464)&amp;&quot; font.png font_&quot;&amp;[.A170]&amp;&quot;.png&quot;" office:value-type="string" office:string-value="convert -extract 256x464+2048+4640 font.png font_168.png" calcext:value-type="string">
            <text:p>convert -extract 256x464+2048+4640 font.png font_168.png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A171]/16)" office:value-type="float" office:value="10" calcext:value-type="float">
            <text:p>10</text:p>
          </table:table-cell>
          <table:table-cell table:formula="of:=MOD([.A171];16)" office:value-type="float" office:value="9" calcext:value-type="float">
            <text:p>9</text:p>
          </table:table-cell>
          <table:table-cell table:formula="of:=&quot;convert -extract 256x464+&quot;&amp;([.C171]*256)&amp;&quot;+&quot;&amp;([.B171]*464)&amp;&quot; font.png font_&quot;&amp;[.A171]&amp;&quot;.png&quot;" office:value-type="string" office:string-value="convert -extract 256x464+2304+4640 font.png font_169.png" calcext:value-type="string">
            <text:p>convert -extract 256x464+2304+4640 font.png font_169.png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A172]/16)" office:value-type="float" office:value="10" calcext:value-type="float">
            <text:p>10</text:p>
          </table:table-cell>
          <table:table-cell table:formula="of:=MOD([.A172];16)" office:value-type="float" office:value="10" calcext:value-type="float">
            <text:p>10</text:p>
          </table:table-cell>
          <table:table-cell table:formula="of:=&quot;convert -extract 256x464+&quot;&amp;([.C172]*256)&amp;&quot;+&quot;&amp;([.B172]*464)&amp;&quot; font.png font_&quot;&amp;[.A172]&amp;&quot;.png&quot;" office:value-type="string" office:string-value="convert -extract 256x464+2560+4640 font.png font_170.png" calcext:value-type="string">
            <text:p>convert -extract 256x464+2560+4640 font.png font_170.png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A173]/16)" office:value-type="float" office:value="10" calcext:value-type="float">
            <text:p>10</text:p>
          </table:table-cell>
          <table:table-cell table:formula="of:=MOD([.A173];16)" office:value-type="float" office:value="11" calcext:value-type="float">
            <text:p>11</text:p>
          </table:table-cell>
          <table:table-cell table:formula="of:=&quot;convert -extract 256x464+&quot;&amp;([.C173]*256)&amp;&quot;+&quot;&amp;([.B173]*464)&amp;&quot; font.png font_&quot;&amp;[.A173]&amp;&quot;.png&quot;" office:value-type="string" office:string-value="convert -extract 256x464+2816+4640 font.png font_171.png" calcext:value-type="string">
            <text:p>convert -extract 256x464+2816+4640 font.png font_171.png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A174]/16)" office:value-type="float" office:value="10" calcext:value-type="float">
            <text:p>10</text:p>
          </table:table-cell>
          <table:table-cell table:formula="of:=MOD([.A174];16)" office:value-type="float" office:value="12" calcext:value-type="float">
            <text:p>12</text:p>
          </table:table-cell>
          <table:table-cell table:formula="of:=&quot;convert -extract 256x464+&quot;&amp;([.C174]*256)&amp;&quot;+&quot;&amp;([.B174]*464)&amp;&quot; font.png font_&quot;&amp;[.A174]&amp;&quot;.png&quot;" office:value-type="string" office:string-value="convert -extract 256x464+3072+4640 font.png font_172.png" calcext:value-type="string">
            <text:p>convert -extract 256x464+3072+4640 font.png font_172.png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A175]/16)" office:value-type="float" office:value="10" calcext:value-type="float">
            <text:p>10</text:p>
          </table:table-cell>
          <table:table-cell table:formula="of:=MOD([.A175];16)" office:value-type="float" office:value="13" calcext:value-type="float">
            <text:p>13</text:p>
          </table:table-cell>
          <table:table-cell table:formula="of:=&quot;convert -extract 256x464+&quot;&amp;([.C175]*256)&amp;&quot;+&quot;&amp;([.B175]*464)&amp;&quot; font.png font_&quot;&amp;[.A175]&amp;&quot;.png&quot;" office:value-type="string" office:string-value="convert -extract 256x464+3328+4640 font.png font_173.png" calcext:value-type="string">
            <text:p>convert -extract 256x464+3328+4640 font.png font_173.png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A176]/16)" office:value-type="float" office:value="10" calcext:value-type="float">
            <text:p>10</text:p>
          </table:table-cell>
          <table:table-cell table:formula="of:=MOD([.A176];16)" office:value-type="float" office:value="14" calcext:value-type="float">
            <text:p>14</text:p>
          </table:table-cell>
          <table:table-cell table:formula="of:=&quot;convert -extract 256x464+&quot;&amp;([.C176]*256)&amp;&quot;+&quot;&amp;([.B176]*464)&amp;&quot; font.png font_&quot;&amp;[.A176]&amp;&quot;.png&quot;" office:value-type="string" office:string-value="convert -extract 256x464+3584+4640 font.png font_174.png" calcext:value-type="string">
            <text:p>convert -extract 256x464+3584+4640 font.png font_174.png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A177]/16)" office:value-type="float" office:value="10" calcext:value-type="float">
            <text:p>10</text:p>
          </table:table-cell>
          <table:table-cell table:formula="of:=MOD([.A177];16)" office:value-type="float" office:value="15" calcext:value-type="float">
            <text:p>15</text:p>
          </table:table-cell>
          <table:table-cell table:formula="of:=&quot;convert -extract 256x464+&quot;&amp;([.C177]*256)&amp;&quot;+&quot;&amp;([.B177]*464)&amp;&quot; font.png font_&quot;&amp;[.A177]&amp;&quot;.png&quot;" office:value-type="string" office:string-value="convert -extract 256x464+3840+4640 font.png font_175.png" calcext:value-type="string">
            <text:p>convert -extract 256x464+3840+4640 font.png font_175.png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A178]/16)" office:value-type="float" office:value="11" calcext:value-type="float">
            <text:p>11</text:p>
          </table:table-cell>
          <table:table-cell table:formula="of:=MOD([.A178];16)" office:value-type="float" office:value="0" calcext:value-type="float">
            <text:p>0</text:p>
          </table:table-cell>
          <table:table-cell table:formula="of:=&quot;convert -extract 256x464+&quot;&amp;([.C178]*256)&amp;&quot;+&quot;&amp;([.B178]*464)&amp;&quot; font.png font_&quot;&amp;[.A178]&amp;&quot;.png&quot;" office:value-type="string" office:string-value="convert -extract 256x464+0+5104 font.png font_176.png" calcext:value-type="string">
            <text:p>convert -extract 256x464+0+5104 font.png font_176.png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A179]/16)" office:value-type="float" office:value="11" calcext:value-type="float">
            <text:p>11</text:p>
          </table:table-cell>
          <table:table-cell table:formula="of:=MOD([.A179];16)" office:value-type="float" office:value="1" calcext:value-type="float">
            <text:p>1</text:p>
          </table:table-cell>
          <table:table-cell table:formula="of:=&quot;convert -extract 256x464+&quot;&amp;([.C179]*256)&amp;&quot;+&quot;&amp;([.B179]*464)&amp;&quot; font.png font_&quot;&amp;[.A179]&amp;&quot;.png&quot;" office:value-type="string" office:string-value="convert -extract 256x464+256+5104 font.png font_177.png" calcext:value-type="string">
            <text:p>convert -extract 256x464+256+5104 font.png font_177.png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A180]/16)" office:value-type="float" office:value="11" calcext:value-type="float">
            <text:p>11</text:p>
          </table:table-cell>
          <table:table-cell table:formula="of:=MOD([.A180];16)" office:value-type="float" office:value="2" calcext:value-type="float">
            <text:p>2</text:p>
          </table:table-cell>
          <table:table-cell table:formula="of:=&quot;convert -extract 256x464+&quot;&amp;([.C180]*256)&amp;&quot;+&quot;&amp;([.B180]*464)&amp;&quot; font.png font_&quot;&amp;[.A180]&amp;&quot;.png&quot;" office:value-type="string" office:string-value="convert -extract 256x464+512+5104 font.png font_178.png" calcext:value-type="string">
            <text:p>convert -extract 256x464+512+5104 font.png font_178.png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A181]/16)" office:value-type="float" office:value="11" calcext:value-type="float">
            <text:p>11</text:p>
          </table:table-cell>
          <table:table-cell table:formula="of:=MOD([.A181];16)" office:value-type="float" office:value="3" calcext:value-type="float">
            <text:p>3</text:p>
          </table:table-cell>
          <table:table-cell table:formula="of:=&quot;convert -extract 256x464+&quot;&amp;([.C181]*256)&amp;&quot;+&quot;&amp;([.B181]*464)&amp;&quot; font.png font_&quot;&amp;[.A181]&amp;&quot;.png&quot;" office:value-type="string" office:string-value="convert -extract 256x464+768+5104 font.png font_179.png" calcext:value-type="string">
            <text:p>convert -extract 256x464+768+5104 font.png font_179.png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A182]/16)" office:value-type="float" office:value="11" calcext:value-type="float">
            <text:p>11</text:p>
          </table:table-cell>
          <table:table-cell table:formula="of:=MOD([.A182];16)" office:value-type="float" office:value="4" calcext:value-type="float">
            <text:p>4</text:p>
          </table:table-cell>
          <table:table-cell table:formula="of:=&quot;convert -extract 256x464+&quot;&amp;([.C182]*256)&amp;&quot;+&quot;&amp;([.B182]*464)&amp;&quot; font.png font_&quot;&amp;[.A182]&amp;&quot;.png&quot;" office:value-type="string" office:string-value="convert -extract 256x464+1024+5104 font.png font_180.png" calcext:value-type="string">
            <text:p>convert -extract 256x464+1024+5104 font.png font_180.png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A183]/16)" office:value-type="float" office:value="11" calcext:value-type="float">
            <text:p>11</text:p>
          </table:table-cell>
          <table:table-cell table:formula="of:=MOD([.A183];16)" office:value-type="float" office:value="5" calcext:value-type="float">
            <text:p>5</text:p>
          </table:table-cell>
          <table:table-cell table:formula="of:=&quot;convert -extract 256x464+&quot;&amp;([.C183]*256)&amp;&quot;+&quot;&amp;([.B183]*464)&amp;&quot; font.png font_&quot;&amp;[.A183]&amp;&quot;.png&quot;" office:value-type="string" office:string-value="convert -extract 256x464+1280+5104 font.png font_181.png" calcext:value-type="string">
            <text:p>convert -extract 256x464+1280+5104 font.png font_181.png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A184]/16)" office:value-type="float" office:value="11" calcext:value-type="float">
            <text:p>11</text:p>
          </table:table-cell>
          <table:table-cell table:formula="of:=MOD([.A184];16)" office:value-type="float" office:value="6" calcext:value-type="float">
            <text:p>6</text:p>
          </table:table-cell>
          <table:table-cell table:formula="of:=&quot;convert -extract 256x464+&quot;&amp;([.C184]*256)&amp;&quot;+&quot;&amp;([.B184]*464)&amp;&quot; font.png font_&quot;&amp;[.A184]&amp;&quot;.png&quot;" office:value-type="string" office:string-value="convert -extract 256x464+1536+5104 font.png font_182.png" calcext:value-type="string">
            <text:p>convert -extract 256x464+1536+5104 font.png font_182.png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A185]/16)" office:value-type="float" office:value="11" calcext:value-type="float">
            <text:p>11</text:p>
          </table:table-cell>
          <table:table-cell table:formula="of:=MOD([.A185];16)" office:value-type="float" office:value="7" calcext:value-type="float">
            <text:p>7</text:p>
          </table:table-cell>
          <table:table-cell table:formula="of:=&quot;convert -extract 256x464+&quot;&amp;([.C185]*256)&amp;&quot;+&quot;&amp;([.B185]*464)&amp;&quot; font.png font_&quot;&amp;[.A185]&amp;&quot;.png&quot;" office:value-type="string" office:string-value="convert -extract 256x464+1792+5104 font.png font_183.png" calcext:value-type="string">
            <text:p>convert -extract 256x464+1792+5104 font.png font_183.png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A186]/16)" office:value-type="float" office:value="11" calcext:value-type="float">
            <text:p>11</text:p>
          </table:table-cell>
          <table:table-cell table:formula="of:=MOD([.A186];16)" office:value-type="float" office:value="8" calcext:value-type="float">
            <text:p>8</text:p>
          </table:table-cell>
          <table:table-cell table:formula="of:=&quot;convert -extract 256x464+&quot;&amp;([.C186]*256)&amp;&quot;+&quot;&amp;([.B186]*464)&amp;&quot; font.png font_&quot;&amp;[.A186]&amp;&quot;.png&quot;" office:value-type="string" office:string-value="convert -extract 256x464+2048+5104 font.png font_184.png" calcext:value-type="string">
            <text:p>convert -extract 256x464+2048+5104 font.png font_184.png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A187]/16)" office:value-type="float" office:value="11" calcext:value-type="float">
            <text:p>11</text:p>
          </table:table-cell>
          <table:table-cell table:formula="of:=MOD([.A187];16)" office:value-type="float" office:value="9" calcext:value-type="float">
            <text:p>9</text:p>
          </table:table-cell>
          <table:table-cell table:formula="of:=&quot;convert -extract 256x464+&quot;&amp;([.C187]*256)&amp;&quot;+&quot;&amp;([.B187]*464)&amp;&quot; font.png font_&quot;&amp;[.A187]&amp;&quot;.png&quot;" office:value-type="string" office:string-value="convert -extract 256x464+2304+5104 font.png font_185.png" calcext:value-type="string">
            <text:p>convert -extract 256x464+2304+5104 font.png font_185.png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A188]/16)" office:value-type="float" office:value="11" calcext:value-type="float">
            <text:p>11</text:p>
          </table:table-cell>
          <table:table-cell table:formula="of:=MOD([.A188];16)" office:value-type="float" office:value="10" calcext:value-type="float">
            <text:p>10</text:p>
          </table:table-cell>
          <table:table-cell table:formula="of:=&quot;convert -extract 256x464+&quot;&amp;([.C188]*256)&amp;&quot;+&quot;&amp;([.B188]*464)&amp;&quot; font.png font_&quot;&amp;[.A188]&amp;&quot;.png&quot;" office:value-type="string" office:string-value="convert -extract 256x464+2560+5104 font.png font_186.png" calcext:value-type="string">
            <text:p>convert -extract 256x464+2560+5104 font.png font_186.png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A189]/16)" office:value-type="float" office:value="11" calcext:value-type="float">
            <text:p>11</text:p>
          </table:table-cell>
          <table:table-cell table:formula="of:=MOD([.A189];16)" office:value-type="float" office:value="11" calcext:value-type="float">
            <text:p>11</text:p>
          </table:table-cell>
          <table:table-cell table:formula="of:=&quot;convert -extract 256x464+&quot;&amp;([.C189]*256)&amp;&quot;+&quot;&amp;([.B189]*464)&amp;&quot; font.png font_&quot;&amp;[.A189]&amp;&quot;.png&quot;" office:value-type="string" office:string-value="convert -extract 256x464+2816+5104 font.png font_187.png" calcext:value-type="string">
            <text:p>convert -extract 256x464+2816+5104 font.png font_187.png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A190]/16)" office:value-type="float" office:value="11" calcext:value-type="float">
            <text:p>11</text:p>
          </table:table-cell>
          <table:table-cell table:formula="of:=MOD([.A190];16)" office:value-type="float" office:value="12" calcext:value-type="float">
            <text:p>12</text:p>
          </table:table-cell>
          <table:table-cell table:formula="of:=&quot;convert -extract 256x464+&quot;&amp;([.C190]*256)&amp;&quot;+&quot;&amp;([.B190]*464)&amp;&quot; font.png font_&quot;&amp;[.A190]&amp;&quot;.png&quot;" office:value-type="string" office:string-value="convert -extract 256x464+3072+5104 font.png font_188.png" calcext:value-type="string">
            <text:p>convert -extract 256x464+3072+5104 font.png font_188.png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A191]/16)" office:value-type="float" office:value="11" calcext:value-type="float">
            <text:p>11</text:p>
          </table:table-cell>
          <table:table-cell table:formula="of:=MOD([.A191];16)" office:value-type="float" office:value="13" calcext:value-type="float">
            <text:p>13</text:p>
          </table:table-cell>
          <table:table-cell table:formula="of:=&quot;convert -extract 256x464+&quot;&amp;([.C191]*256)&amp;&quot;+&quot;&amp;([.B191]*464)&amp;&quot; font.png font_&quot;&amp;[.A191]&amp;&quot;.png&quot;" office:value-type="string" office:string-value="convert -extract 256x464+3328+5104 font.png font_189.png" calcext:value-type="string">
            <text:p>convert -extract 256x464+3328+5104 font.png font_189.png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A192]/16)" office:value-type="float" office:value="11" calcext:value-type="float">
            <text:p>11</text:p>
          </table:table-cell>
          <table:table-cell table:formula="of:=MOD([.A192];16)" office:value-type="float" office:value="14" calcext:value-type="float">
            <text:p>14</text:p>
          </table:table-cell>
          <table:table-cell table:formula="of:=&quot;convert -extract 256x464+&quot;&amp;([.C192]*256)&amp;&quot;+&quot;&amp;([.B192]*464)&amp;&quot; font.png font_&quot;&amp;[.A192]&amp;&quot;.png&quot;" office:value-type="string" office:string-value="convert -extract 256x464+3584+5104 font.png font_190.png" calcext:value-type="string">
            <text:p>convert -extract 256x464+3584+5104 font.png font_190.png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A193]/16)" office:value-type="float" office:value="11" calcext:value-type="float">
            <text:p>11</text:p>
          </table:table-cell>
          <table:table-cell table:formula="of:=MOD([.A193];16)" office:value-type="float" office:value="15" calcext:value-type="float">
            <text:p>15</text:p>
          </table:table-cell>
          <table:table-cell table:formula="of:=&quot;convert -extract 256x464+&quot;&amp;([.C193]*256)&amp;&quot;+&quot;&amp;([.B193]*464)&amp;&quot; font.png font_&quot;&amp;[.A193]&amp;&quot;.png&quot;" office:value-type="string" office:string-value="convert -extract 256x464+3840+5104 font.png font_191.png" calcext:value-type="string">
            <text:p>convert -extract 256x464+3840+5104 font.png font_191.png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A194]/16)" office:value-type="float" office:value="12" calcext:value-type="float">
            <text:p>12</text:p>
          </table:table-cell>
          <table:table-cell table:formula="of:=MOD([.A194];16)" office:value-type="float" office:value="0" calcext:value-type="float">
            <text:p>0</text:p>
          </table:table-cell>
          <table:table-cell table:formula="of:=&quot;convert -extract 256x464+&quot;&amp;([.C194]*256)&amp;&quot;+&quot;&amp;([.B194]*464)&amp;&quot; font.png font_&quot;&amp;[.A194]&amp;&quot;.png&quot;" office:value-type="string" office:string-value="convert -extract 256x464+0+5568 font.png font_192.png" calcext:value-type="string">
            <text:p>convert -extract 256x464+0+5568 font.png font_192.png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A195]/16)" office:value-type="float" office:value="12" calcext:value-type="float">
            <text:p>12</text:p>
          </table:table-cell>
          <table:table-cell table:formula="of:=MOD([.A195];16)" office:value-type="float" office:value="1" calcext:value-type="float">
            <text:p>1</text:p>
          </table:table-cell>
          <table:table-cell table:formula="of:=&quot;convert -extract 256x464+&quot;&amp;([.C195]*256)&amp;&quot;+&quot;&amp;([.B195]*464)&amp;&quot; font.png font_&quot;&amp;[.A195]&amp;&quot;.png&quot;" office:value-type="string" office:string-value="convert -extract 256x464+256+5568 font.png font_193.png" calcext:value-type="string">
            <text:p>convert -extract 256x464+256+5568 font.png font_193.png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A196]/16)" office:value-type="float" office:value="12" calcext:value-type="float">
            <text:p>12</text:p>
          </table:table-cell>
          <table:table-cell table:formula="of:=MOD([.A196];16)" office:value-type="float" office:value="2" calcext:value-type="float">
            <text:p>2</text:p>
          </table:table-cell>
          <table:table-cell table:formula="of:=&quot;convert -extract 256x464+&quot;&amp;([.C196]*256)&amp;&quot;+&quot;&amp;([.B196]*464)&amp;&quot; font.png font_&quot;&amp;[.A196]&amp;&quot;.png&quot;" office:value-type="string" office:string-value="convert -extract 256x464+512+5568 font.png font_194.png" calcext:value-type="string">
            <text:p>convert -extract 256x464+512+5568 font.png font_194.png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A197]/16)" office:value-type="float" office:value="12" calcext:value-type="float">
            <text:p>12</text:p>
          </table:table-cell>
          <table:table-cell table:formula="of:=MOD([.A197];16)" office:value-type="float" office:value="3" calcext:value-type="float">
            <text:p>3</text:p>
          </table:table-cell>
          <table:table-cell table:formula="of:=&quot;convert -extract 256x464+&quot;&amp;([.C197]*256)&amp;&quot;+&quot;&amp;([.B197]*464)&amp;&quot; font.png font_&quot;&amp;[.A197]&amp;&quot;.png&quot;" office:value-type="string" office:string-value="convert -extract 256x464+768+5568 font.png font_195.png" calcext:value-type="string">
            <text:p>convert -extract 256x464+768+5568 font.png font_195.png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A198]/16)" office:value-type="float" office:value="12" calcext:value-type="float">
            <text:p>12</text:p>
          </table:table-cell>
          <table:table-cell table:formula="of:=MOD([.A198];16)" office:value-type="float" office:value="4" calcext:value-type="float">
            <text:p>4</text:p>
          </table:table-cell>
          <table:table-cell table:formula="of:=&quot;convert -extract 256x464+&quot;&amp;([.C198]*256)&amp;&quot;+&quot;&amp;([.B198]*464)&amp;&quot; font.png font_&quot;&amp;[.A198]&amp;&quot;.png&quot;" office:value-type="string" office:string-value="convert -extract 256x464+1024+5568 font.png font_196.png" calcext:value-type="string">
            <text:p>convert -extract 256x464+1024+5568 font.png font_196.png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A199]/16)" office:value-type="float" office:value="12" calcext:value-type="float">
            <text:p>12</text:p>
          </table:table-cell>
          <table:table-cell table:formula="of:=MOD([.A199];16)" office:value-type="float" office:value="5" calcext:value-type="float">
            <text:p>5</text:p>
          </table:table-cell>
          <table:table-cell table:formula="of:=&quot;convert -extract 256x464+&quot;&amp;([.C199]*256)&amp;&quot;+&quot;&amp;([.B199]*464)&amp;&quot; font.png font_&quot;&amp;[.A199]&amp;&quot;.png&quot;" office:value-type="string" office:string-value="convert -extract 256x464+1280+5568 font.png font_197.png" calcext:value-type="string">
            <text:p>convert -extract 256x464+1280+5568 font.png font_197.png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A200]/16)" office:value-type="float" office:value="12" calcext:value-type="float">
            <text:p>12</text:p>
          </table:table-cell>
          <table:table-cell table:formula="of:=MOD([.A200];16)" office:value-type="float" office:value="6" calcext:value-type="float">
            <text:p>6</text:p>
          </table:table-cell>
          <table:table-cell table:formula="of:=&quot;convert -extract 256x464+&quot;&amp;([.C200]*256)&amp;&quot;+&quot;&amp;([.B200]*464)&amp;&quot; font.png font_&quot;&amp;[.A200]&amp;&quot;.png&quot;" office:value-type="string" office:string-value="convert -extract 256x464+1536+5568 font.png font_198.png" calcext:value-type="string">
            <text:p>convert -extract 256x464+1536+5568 font.png font_198.png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A201]/16)" office:value-type="float" office:value="12" calcext:value-type="float">
            <text:p>12</text:p>
          </table:table-cell>
          <table:table-cell table:formula="of:=MOD([.A201];16)" office:value-type="float" office:value="7" calcext:value-type="float">
            <text:p>7</text:p>
          </table:table-cell>
          <table:table-cell table:formula="of:=&quot;convert -extract 256x464+&quot;&amp;([.C201]*256)&amp;&quot;+&quot;&amp;([.B201]*464)&amp;&quot; font.png font_&quot;&amp;[.A201]&amp;&quot;.png&quot;" office:value-type="string" office:string-value="convert -extract 256x464+1792+5568 font.png font_199.png" calcext:value-type="string">
            <text:p>convert -extract 256x464+1792+5568 font.png font_199.png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A202]/16)" office:value-type="float" office:value="12" calcext:value-type="float">
            <text:p>12</text:p>
          </table:table-cell>
          <table:table-cell table:formula="of:=MOD([.A202];16)" office:value-type="float" office:value="8" calcext:value-type="float">
            <text:p>8</text:p>
          </table:table-cell>
          <table:table-cell table:formula="of:=&quot;convert -extract 256x464+&quot;&amp;([.C202]*256)&amp;&quot;+&quot;&amp;([.B202]*464)&amp;&quot; font.png font_&quot;&amp;[.A202]&amp;&quot;.png&quot;" office:value-type="string" office:string-value="convert -extract 256x464+2048+5568 font.png font_200.png" calcext:value-type="string">
            <text:p>convert -extract 256x464+2048+5568 font.png font_200.png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A203]/16)" office:value-type="float" office:value="12" calcext:value-type="float">
            <text:p>12</text:p>
          </table:table-cell>
          <table:table-cell table:formula="of:=MOD([.A203];16)" office:value-type="float" office:value="9" calcext:value-type="float">
            <text:p>9</text:p>
          </table:table-cell>
          <table:table-cell table:formula="of:=&quot;convert -extract 256x464+&quot;&amp;([.C203]*256)&amp;&quot;+&quot;&amp;([.B203]*464)&amp;&quot; font.png font_&quot;&amp;[.A203]&amp;&quot;.png&quot;" office:value-type="string" office:string-value="convert -extract 256x464+2304+5568 font.png font_201.png" calcext:value-type="string">
            <text:p>convert -extract 256x464+2304+5568 font.png font_201.png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A204]/16)" office:value-type="float" office:value="12" calcext:value-type="float">
            <text:p>12</text:p>
          </table:table-cell>
          <table:table-cell table:formula="of:=MOD([.A204];16)" office:value-type="float" office:value="10" calcext:value-type="float">
            <text:p>10</text:p>
          </table:table-cell>
          <table:table-cell table:formula="of:=&quot;convert -extract 256x464+&quot;&amp;([.C204]*256)&amp;&quot;+&quot;&amp;([.B204]*464)&amp;&quot; font.png font_&quot;&amp;[.A204]&amp;&quot;.png&quot;" office:value-type="string" office:string-value="convert -extract 256x464+2560+5568 font.png font_202.png" calcext:value-type="string">
            <text:p>convert -extract 256x464+2560+5568 font.png font_202.png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A205]/16)" office:value-type="float" office:value="12" calcext:value-type="float">
            <text:p>12</text:p>
          </table:table-cell>
          <table:table-cell table:formula="of:=MOD([.A205];16)" office:value-type="float" office:value="11" calcext:value-type="float">
            <text:p>11</text:p>
          </table:table-cell>
          <table:table-cell table:formula="of:=&quot;convert -extract 256x464+&quot;&amp;([.C205]*256)&amp;&quot;+&quot;&amp;([.B205]*464)&amp;&quot; font.png font_&quot;&amp;[.A205]&amp;&quot;.png&quot;" office:value-type="string" office:string-value="convert -extract 256x464+2816+5568 font.png font_203.png" calcext:value-type="string">
            <text:p>convert -extract 256x464+2816+5568 font.png font_203.png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A206]/16)" office:value-type="float" office:value="12" calcext:value-type="float">
            <text:p>12</text:p>
          </table:table-cell>
          <table:table-cell table:formula="of:=MOD([.A206];16)" office:value-type="float" office:value="12" calcext:value-type="float">
            <text:p>12</text:p>
          </table:table-cell>
          <table:table-cell table:formula="of:=&quot;convert -extract 256x464+&quot;&amp;([.C206]*256)&amp;&quot;+&quot;&amp;([.B206]*464)&amp;&quot; font.png font_&quot;&amp;[.A206]&amp;&quot;.png&quot;" office:value-type="string" office:string-value="convert -extract 256x464+3072+5568 font.png font_204.png" calcext:value-type="string">
            <text:p>convert -extract 256x464+3072+5568 font.png font_204.png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A207]/16)" office:value-type="float" office:value="12" calcext:value-type="float">
            <text:p>12</text:p>
          </table:table-cell>
          <table:table-cell table:formula="of:=MOD([.A207];16)" office:value-type="float" office:value="13" calcext:value-type="float">
            <text:p>13</text:p>
          </table:table-cell>
          <table:table-cell table:formula="of:=&quot;convert -extract 256x464+&quot;&amp;([.C207]*256)&amp;&quot;+&quot;&amp;([.B207]*464)&amp;&quot; font.png font_&quot;&amp;[.A207]&amp;&quot;.png&quot;" office:value-type="string" office:string-value="convert -extract 256x464+3328+5568 font.png font_205.png" calcext:value-type="string">
            <text:p>convert -extract 256x464+3328+5568 font.png font_205.png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A208]/16)" office:value-type="float" office:value="12" calcext:value-type="float">
            <text:p>12</text:p>
          </table:table-cell>
          <table:table-cell table:formula="of:=MOD([.A208];16)" office:value-type="float" office:value="14" calcext:value-type="float">
            <text:p>14</text:p>
          </table:table-cell>
          <table:table-cell table:formula="of:=&quot;convert -extract 256x464+&quot;&amp;([.C208]*256)&amp;&quot;+&quot;&amp;([.B208]*464)&amp;&quot; font.png font_&quot;&amp;[.A208]&amp;&quot;.png&quot;" office:value-type="string" office:string-value="convert -extract 256x464+3584+5568 font.png font_206.png" calcext:value-type="string">
            <text:p>convert -extract 256x464+3584+5568 font.png font_206.png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A209]/16)" office:value-type="float" office:value="12" calcext:value-type="float">
            <text:p>12</text:p>
          </table:table-cell>
          <table:table-cell table:formula="of:=MOD([.A209];16)" office:value-type="float" office:value="15" calcext:value-type="float">
            <text:p>15</text:p>
          </table:table-cell>
          <table:table-cell table:formula="of:=&quot;convert -extract 256x464+&quot;&amp;([.C209]*256)&amp;&quot;+&quot;&amp;([.B209]*464)&amp;&quot; font.png font_&quot;&amp;[.A209]&amp;&quot;.png&quot;" office:value-type="string" office:string-value="convert -extract 256x464+3840+5568 font.png font_207.png" calcext:value-type="string">
            <text:p>convert -extract 256x464+3840+5568 font.png font_207.png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A210]/16)" office:value-type="float" office:value="13" calcext:value-type="float">
            <text:p>13</text:p>
          </table:table-cell>
          <table:table-cell table:formula="of:=MOD([.A210];16)" office:value-type="float" office:value="0" calcext:value-type="float">
            <text:p>0</text:p>
          </table:table-cell>
          <table:table-cell table:formula="of:=&quot;convert -extract 256x464+&quot;&amp;([.C210]*256)&amp;&quot;+&quot;&amp;([.B210]*464)&amp;&quot; font.png font_&quot;&amp;[.A210]&amp;&quot;.png&quot;" office:value-type="string" office:string-value="convert -extract 256x464+0+6032 font.png font_208.png" calcext:value-type="string">
            <text:p>convert -extract 256x464+0+6032 font.png font_208.png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A211]/16)" office:value-type="float" office:value="13" calcext:value-type="float">
            <text:p>13</text:p>
          </table:table-cell>
          <table:table-cell table:formula="of:=MOD([.A211];16)" office:value-type="float" office:value="1" calcext:value-type="float">
            <text:p>1</text:p>
          </table:table-cell>
          <table:table-cell table:formula="of:=&quot;convert -extract 256x464+&quot;&amp;([.C211]*256)&amp;&quot;+&quot;&amp;([.B211]*464)&amp;&quot; font.png font_&quot;&amp;[.A211]&amp;&quot;.png&quot;" office:value-type="string" office:string-value="convert -extract 256x464+256+6032 font.png font_209.png" calcext:value-type="string">
            <text:p>convert -extract 256x464+256+6032 font.png font_209.png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A212]/16)" office:value-type="float" office:value="13" calcext:value-type="float">
            <text:p>13</text:p>
          </table:table-cell>
          <table:table-cell table:formula="of:=MOD([.A212];16)" office:value-type="float" office:value="2" calcext:value-type="float">
            <text:p>2</text:p>
          </table:table-cell>
          <table:table-cell table:formula="of:=&quot;convert -extract 256x464+&quot;&amp;([.C212]*256)&amp;&quot;+&quot;&amp;([.B212]*464)&amp;&quot; font.png font_&quot;&amp;[.A212]&amp;&quot;.png&quot;" office:value-type="string" office:string-value="convert -extract 256x464+512+6032 font.png font_210.png" calcext:value-type="string">
            <text:p>convert -extract 256x464+512+6032 font.png font_210.png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A213]/16)" office:value-type="float" office:value="13" calcext:value-type="float">
            <text:p>13</text:p>
          </table:table-cell>
          <table:table-cell table:formula="of:=MOD([.A213];16)" office:value-type="float" office:value="3" calcext:value-type="float">
            <text:p>3</text:p>
          </table:table-cell>
          <table:table-cell table:formula="of:=&quot;convert -extract 256x464+&quot;&amp;([.C213]*256)&amp;&quot;+&quot;&amp;([.B213]*464)&amp;&quot; font.png font_&quot;&amp;[.A213]&amp;&quot;.png&quot;" office:value-type="string" office:string-value="convert -extract 256x464+768+6032 font.png font_211.png" calcext:value-type="string">
            <text:p>convert -extract 256x464+768+6032 font.png font_211.png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A214]/16)" office:value-type="float" office:value="13" calcext:value-type="float">
            <text:p>13</text:p>
          </table:table-cell>
          <table:table-cell table:formula="of:=MOD([.A214];16)" office:value-type="float" office:value="4" calcext:value-type="float">
            <text:p>4</text:p>
          </table:table-cell>
          <table:table-cell table:formula="of:=&quot;convert -extract 256x464+&quot;&amp;([.C214]*256)&amp;&quot;+&quot;&amp;([.B214]*464)&amp;&quot; font.png font_&quot;&amp;[.A214]&amp;&quot;.png&quot;" office:value-type="string" office:string-value="convert -extract 256x464+1024+6032 font.png font_212.png" calcext:value-type="string">
            <text:p>convert -extract 256x464+1024+6032 font.png font_212.png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A215]/16)" office:value-type="float" office:value="13" calcext:value-type="float">
            <text:p>13</text:p>
          </table:table-cell>
          <table:table-cell table:formula="of:=MOD([.A215];16)" office:value-type="float" office:value="5" calcext:value-type="float">
            <text:p>5</text:p>
          </table:table-cell>
          <table:table-cell table:formula="of:=&quot;convert -extract 256x464+&quot;&amp;([.C215]*256)&amp;&quot;+&quot;&amp;([.B215]*464)&amp;&quot; font.png font_&quot;&amp;[.A215]&amp;&quot;.png&quot;" office:value-type="string" office:string-value="convert -extract 256x464+1280+6032 font.png font_213.png" calcext:value-type="string">
            <text:p>convert -extract 256x464+1280+6032 font.png font_213.png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A216]/16)" office:value-type="float" office:value="13" calcext:value-type="float">
            <text:p>13</text:p>
          </table:table-cell>
          <table:table-cell table:formula="of:=MOD([.A216];16)" office:value-type="float" office:value="6" calcext:value-type="float">
            <text:p>6</text:p>
          </table:table-cell>
          <table:table-cell table:formula="of:=&quot;convert -extract 256x464+&quot;&amp;([.C216]*256)&amp;&quot;+&quot;&amp;([.B216]*464)&amp;&quot; font.png font_&quot;&amp;[.A216]&amp;&quot;.png&quot;" office:value-type="string" office:string-value="convert -extract 256x464+1536+6032 font.png font_214.png" calcext:value-type="string">
            <text:p>convert -extract 256x464+1536+6032 font.png font_214.png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A217]/16)" office:value-type="float" office:value="13" calcext:value-type="float">
            <text:p>13</text:p>
          </table:table-cell>
          <table:table-cell table:formula="of:=MOD([.A217];16)" office:value-type="float" office:value="7" calcext:value-type="float">
            <text:p>7</text:p>
          </table:table-cell>
          <table:table-cell table:formula="of:=&quot;convert -extract 256x464+&quot;&amp;([.C217]*256)&amp;&quot;+&quot;&amp;([.B217]*464)&amp;&quot; font.png font_&quot;&amp;[.A217]&amp;&quot;.png&quot;" office:value-type="string" office:string-value="convert -extract 256x464+1792+6032 font.png font_215.png" calcext:value-type="string">
            <text:p>convert -extract 256x464+1792+6032 font.png font_215.png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A218]/16)" office:value-type="float" office:value="13" calcext:value-type="float">
            <text:p>13</text:p>
          </table:table-cell>
          <table:table-cell table:formula="of:=MOD([.A218];16)" office:value-type="float" office:value="8" calcext:value-type="float">
            <text:p>8</text:p>
          </table:table-cell>
          <table:table-cell table:formula="of:=&quot;convert -extract 256x464+&quot;&amp;([.C218]*256)&amp;&quot;+&quot;&amp;([.B218]*464)&amp;&quot; font.png font_&quot;&amp;[.A218]&amp;&quot;.png&quot;" office:value-type="string" office:string-value="convert -extract 256x464+2048+6032 font.png font_216.png" calcext:value-type="string">
            <text:p>convert -extract 256x464+2048+6032 font.png font_216.png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A219]/16)" office:value-type="float" office:value="13" calcext:value-type="float">
            <text:p>13</text:p>
          </table:table-cell>
          <table:table-cell table:formula="of:=MOD([.A219];16)" office:value-type="float" office:value="9" calcext:value-type="float">
            <text:p>9</text:p>
          </table:table-cell>
          <table:table-cell table:formula="of:=&quot;convert -extract 256x464+&quot;&amp;([.C219]*256)&amp;&quot;+&quot;&amp;([.B219]*464)&amp;&quot; font.png font_&quot;&amp;[.A219]&amp;&quot;.png&quot;" office:value-type="string" office:string-value="convert -extract 256x464+2304+6032 font.png font_217.png" calcext:value-type="string">
            <text:p>convert -extract 256x464+2304+6032 font.png font_217.png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A220]/16)" office:value-type="float" office:value="13" calcext:value-type="float">
            <text:p>13</text:p>
          </table:table-cell>
          <table:table-cell table:formula="of:=MOD([.A220];16)" office:value-type="float" office:value="10" calcext:value-type="float">
            <text:p>10</text:p>
          </table:table-cell>
          <table:table-cell table:formula="of:=&quot;convert -extract 256x464+&quot;&amp;([.C220]*256)&amp;&quot;+&quot;&amp;([.B220]*464)&amp;&quot; font.png font_&quot;&amp;[.A220]&amp;&quot;.png&quot;" office:value-type="string" office:string-value="convert -extract 256x464+2560+6032 font.png font_218.png" calcext:value-type="string">
            <text:p>convert -extract 256x464+2560+6032 font.png font_218.png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A221]/16)" office:value-type="float" office:value="13" calcext:value-type="float">
            <text:p>13</text:p>
          </table:table-cell>
          <table:table-cell table:formula="of:=MOD([.A221];16)" office:value-type="float" office:value="11" calcext:value-type="float">
            <text:p>11</text:p>
          </table:table-cell>
          <table:table-cell table:formula="of:=&quot;convert -extract 256x464+&quot;&amp;([.C221]*256)&amp;&quot;+&quot;&amp;([.B221]*464)&amp;&quot; font.png font_&quot;&amp;[.A221]&amp;&quot;.png&quot;" office:value-type="string" office:string-value="convert -extract 256x464+2816+6032 font.png font_219.png" calcext:value-type="string">
            <text:p>convert -extract 256x464+2816+6032 font.png font_219.png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A222]/16)" office:value-type="float" office:value="13" calcext:value-type="float">
            <text:p>13</text:p>
          </table:table-cell>
          <table:table-cell table:formula="of:=MOD([.A222];16)" office:value-type="float" office:value="12" calcext:value-type="float">
            <text:p>12</text:p>
          </table:table-cell>
          <table:table-cell table:formula="of:=&quot;convert -extract 256x464+&quot;&amp;([.C222]*256)&amp;&quot;+&quot;&amp;([.B222]*464)&amp;&quot; font.png font_&quot;&amp;[.A222]&amp;&quot;.png&quot;" office:value-type="string" office:string-value="convert -extract 256x464+3072+6032 font.png font_220.png" calcext:value-type="string">
            <text:p>convert -extract 256x464+3072+6032 font.png font_220.png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A223]/16)" office:value-type="float" office:value="13" calcext:value-type="float">
            <text:p>13</text:p>
          </table:table-cell>
          <table:table-cell table:formula="of:=MOD([.A223];16)" office:value-type="float" office:value="13" calcext:value-type="float">
            <text:p>13</text:p>
          </table:table-cell>
          <table:table-cell table:formula="of:=&quot;convert -extract 256x464+&quot;&amp;([.C223]*256)&amp;&quot;+&quot;&amp;([.B223]*464)&amp;&quot; font.png font_&quot;&amp;[.A223]&amp;&quot;.png&quot;" office:value-type="string" office:string-value="convert -extract 256x464+3328+6032 font.png font_221.png" calcext:value-type="string">
            <text:p>convert -extract 256x464+3328+6032 font.png font_221.png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A224]/16)" office:value-type="float" office:value="13" calcext:value-type="float">
            <text:p>13</text:p>
          </table:table-cell>
          <table:table-cell table:formula="of:=MOD([.A224];16)" office:value-type="float" office:value="14" calcext:value-type="float">
            <text:p>14</text:p>
          </table:table-cell>
          <table:table-cell table:formula="of:=&quot;convert -extract 256x464+&quot;&amp;([.C224]*256)&amp;&quot;+&quot;&amp;([.B224]*464)&amp;&quot; font.png font_&quot;&amp;[.A224]&amp;&quot;.png&quot;" office:value-type="string" office:string-value="convert -extract 256x464+3584+6032 font.png font_222.png" calcext:value-type="string">
            <text:p>convert -extract 256x464+3584+6032 font.png font_222.png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A225]/16)" office:value-type="float" office:value="13" calcext:value-type="float">
            <text:p>13</text:p>
          </table:table-cell>
          <table:table-cell table:formula="of:=MOD([.A225];16)" office:value-type="float" office:value="15" calcext:value-type="float">
            <text:p>15</text:p>
          </table:table-cell>
          <table:table-cell table:formula="of:=&quot;convert -extract 256x464+&quot;&amp;([.C225]*256)&amp;&quot;+&quot;&amp;([.B225]*464)&amp;&quot; font.png font_&quot;&amp;[.A225]&amp;&quot;.png&quot;" office:value-type="string" office:string-value="convert -extract 256x464+3840+6032 font.png font_223.png" calcext:value-type="string">
            <text:p>convert -extract 256x464+3840+6032 font.png font_223.png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A226]/16)" office:value-type="float" office:value="14" calcext:value-type="float">
            <text:p>14</text:p>
          </table:table-cell>
          <table:table-cell table:formula="of:=MOD([.A226];16)" office:value-type="float" office:value="0" calcext:value-type="float">
            <text:p>0</text:p>
          </table:table-cell>
          <table:table-cell table:formula="of:=&quot;convert -extract 256x464+&quot;&amp;([.C226]*256)&amp;&quot;+&quot;&amp;([.B226]*464)&amp;&quot; font.png font_&quot;&amp;[.A226]&amp;&quot;.png&quot;" office:value-type="string" office:string-value="convert -extract 256x464+0+6496 font.png font_224.png" calcext:value-type="string">
            <text:p>convert -extract 256x464+0+6496 font.png font_224.png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A227]/16)" office:value-type="float" office:value="14" calcext:value-type="float">
            <text:p>14</text:p>
          </table:table-cell>
          <table:table-cell table:formula="of:=MOD([.A227];16)" office:value-type="float" office:value="1" calcext:value-type="float">
            <text:p>1</text:p>
          </table:table-cell>
          <table:table-cell table:formula="of:=&quot;convert -extract 256x464+&quot;&amp;([.C227]*256)&amp;&quot;+&quot;&amp;([.B227]*464)&amp;&quot; font.png font_&quot;&amp;[.A227]&amp;&quot;.png&quot;" office:value-type="string" office:string-value="convert -extract 256x464+256+6496 font.png font_225.png" calcext:value-type="string">
            <text:p>convert -extract 256x464+256+6496 font.png font_225.png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A228]/16)" office:value-type="float" office:value="14" calcext:value-type="float">
            <text:p>14</text:p>
          </table:table-cell>
          <table:table-cell table:formula="of:=MOD([.A228];16)" office:value-type="float" office:value="2" calcext:value-type="float">
            <text:p>2</text:p>
          </table:table-cell>
          <table:table-cell table:formula="of:=&quot;convert -extract 256x464+&quot;&amp;([.C228]*256)&amp;&quot;+&quot;&amp;([.B228]*464)&amp;&quot; font.png font_&quot;&amp;[.A228]&amp;&quot;.png&quot;" office:value-type="string" office:string-value="convert -extract 256x464+512+6496 font.png font_226.png" calcext:value-type="string">
            <text:p>convert -extract 256x464+512+6496 font.png font_226.png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A229]/16)" office:value-type="float" office:value="14" calcext:value-type="float">
            <text:p>14</text:p>
          </table:table-cell>
          <table:table-cell table:formula="of:=MOD([.A229];16)" office:value-type="float" office:value="3" calcext:value-type="float">
            <text:p>3</text:p>
          </table:table-cell>
          <table:table-cell table:formula="of:=&quot;convert -extract 256x464+&quot;&amp;([.C229]*256)&amp;&quot;+&quot;&amp;([.B229]*464)&amp;&quot; font.png font_&quot;&amp;[.A229]&amp;&quot;.png&quot;" office:value-type="string" office:string-value="convert -extract 256x464+768+6496 font.png font_227.png" calcext:value-type="string">
            <text:p>convert -extract 256x464+768+6496 font.png font_227.png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A230]/16)" office:value-type="float" office:value="14" calcext:value-type="float">
            <text:p>14</text:p>
          </table:table-cell>
          <table:table-cell table:formula="of:=MOD([.A230];16)" office:value-type="float" office:value="4" calcext:value-type="float">
            <text:p>4</text:p>
          </table:table-cell>
          <table:table-cell table:formula="of:=&quot;convert -extract 256x464+&quot;&amp;([.C230]*256)&amp;&quot;+&quot;&amp;([.B230]*464)&amp;&quot; font.png font_&quot;&amp;[.A230]&amp;&quot;.png&quot;" office:value-type="string" office:string-value="convert -extract 256x464+1024+6496 font.png font_228.png" calcext:value-type="string">
            <text:p>convert -extract 256x464+1024+6496 font.png font_228.png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A231]/16)" office:value-type="float" office:value="14" calcext:value-type="float">
            <text:p>14</text:p>
          </table:table-cell>
          <table:table-cell table:formula="of:=MOD([.A231];16)" office:value-type="float" office:value="5" calcext:value-type="float">
            <text:p>5</text:p>
          </table:table-cell>
          <table:table-cell table:formula="of:=&quot;convert -extract 256x464+&quot;&amp;([.C231]*256)&amp;&quot;+&quot;&amp;([.B231]*464)&amp;&quot; font.png font_&quot;&amp;[.A231]&amp;&quot;.png&quot;" office:value-type="string" office:string-value="convert -extract 256x464+1280+6496 font.png font_229.png" calcext:value-type="string">
            <text:p>convert -extract 256x464+1280+6496 font.png font_229.png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A232]/16)" office:value-type="float" office:value="14" calcext:value-type="float">
            <text:p>14</text:p>
          </table:table-cell>
          <table:table-cell table:formula="of:=MOD([.A232];16)" office:value-type="float" office:value="6" calcext:value-type="float">
            <text:p>6</text:p>
          </table:table-cell>
          <table:table-cell table:formula="of:=&quot;convert -extract 256x464+&quot;&amp;([.C232]*256)&amp;&quot;+&quot;&amp;([.B232]*464)&amp;&quot; font.png font_&quot;&amp;[.A232]&amp;&quot;.png&quot;" office:value-type="string" office:string-value="convert -extract 256x464+1536+6496 font.png font_230.png" calcext:value-type="string">
            <text:p>convert -extract 256x464+1536+6496 font.png font_230.png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A233]/16)" office:value-type="float" office:value="14" calcext:value-type="float">
            <text:p>14</text:p>
          </table:table-cell>
          <table:table-cell table:formula="of:=MOD([.A233];16)" office:value-type="float" office:value="7" calcext:value-type="float">
            <text:p>7</text:p>
          </table:table-cell>
          <table:table-cell table:formula="of:=&quot;convert -extract 256x464+&quot;&amp;([.C233]*256)&amp;&quot;+&quot;&amp;([.B233]*464)&amp;&quot; font.png font_&quot;&amp;[.A233]&amp;&quot;.png&quot;" office:value-type="string" office:string-value="convert -extract 256x464+1792+6496 font.png font_231.png" calcext:value-type="string">
            <text:p>convert -extract 256x464+1792+6496 font.png font_231.png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A234]/16)" office:value-type="float" office:value="14" calcext:value-type="float">
            <text:p>14</text:p>
          </table:table-cell>
          <table:table-cell table:formula="of:=MOD([.A234];16)" office:value-type="float" office:value="8" calcext:value-type="float">
            <text:p>8</text:p>
          </table:table-cell>
          <table:table-cell table:formula="of:=&quot;convert -extract 256x464+&quot;&amp;([.C234]*256)&amp;&quot;+&quot;&amp;([.B234]*464)&amp;&quot; font.png font_&quot;&amp;[.A234]&amp;&quot;.png&quot;" office:value-type="string" office:string-value="convert -extract 256x464+2048+6496 font.png font_232.png" calcext:value-type="string">
            <text:p>convert -extract 256x464+2048+6496 font.png font_232.png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A235]/16)" office:value-type="float" office:value="14" calcext:value-type="float">
            <text:p>14</text:p>
          </table:table-cell>
          <table:table-cell table:formula="of:=MOD([.A235];16)" office:value-type="float" office:value="9" calcext:value-type="float">
            <text:p>9</text:p>
          </table:table-cell>
          <table:table-cell table:formula="of:=&quot;convert -extract 256x464+&quot;&amp;([.C235]*256)&amp;&quot;+&quot;&amp;([.B235]*464)&amp;&quot; font.png font_&quot;&amp;[.A235]&amp;&quot;.png&quot;" office:value-type="string" office:string-value="convert -extract 256x464+2304+6496 font.png font_233.png" calcext:value-type="string">
            <text:p>convert -extract 256x464+2304+6496 font.png font_233.png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A236]/16)" office:value-type="float" office:value="14" calcext:value-type="float">
            <text:p>14</text:p>
          </table:table-cell>
          <table:table-cell table:formula="of:=MOD([.A236];16)" office:value-type="float" office:value="10" calcext:value-type="float">
            <text:p>10</text:p>
          </table:table-cell>
          <table:table-cell table:formula="of:=&quot;convert -extract 256x464+&quot;&amp;([.C236]*256)&amp;&quot;+&quot;&amp;([.B236]*464)&amp;&quot; font.png font_&quot;&amp;[.A236]&amp;&quot;.png&quot;" office:value-type="string" office:string-value="convert -extract 256x464+2560+6496 font.png font_234.png" calcext:value-type="string">
            <text:p>convert -extract 256x464+2560+6496 font.png font_234.png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A237]/16)" office:value-type="float" office:value="14" calcext:value-type="float">
            <text:p>14</text:p>
          </table:table-cell>
          <table:table-cell table:formula="of:=MOD([.A237];16)" office:value-type="float" office:value="11" calcext:value-type="float">
            <text:p>11</text:p>
          </table:table-cell>
          <table:table-cell table:formula="of:=&quot;convert -extract 256x464+&quot;&amp;([.C237]*256)&amp;&quot;+&quot;&amp;([.B237]*464)&amp;&quot; font.png font_&quot;&amp;[.A237]&amp;&quot;.png&quot;" office:value-type="string" office:string-value="convert -extract 256x464+2816+6496 font.png font_235.png" calcext:value-type="string">
            <text:p>convert -extract 256x464+2816+6496 font.png font_235.png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A238]/16)" office:value-type="float" office:value="14" calcext:value-type="float">
            <text:p>14</text:p>
          </table:table-cell>
          <table:table-cell table:formula="of:=MOD([.A238];16)" office:value-type="float" office:value="12" calcext:value-type="float">
            <text:p>12</text:p>
          </table:table-cell>
          <table:table-cell table:formula="of:=&quot;convert -extract 256x464+&quot;&amp;([.C238]*256)&amp;&quot;+&quot;&amp;([.B238]*464)&amp;&quot; font.png font_&quot;&amp;[.A238]&amp;&quot;.png&quot;" office:value-type="string" office:string-value="convert -extract 256x464+3072+6496 font.png font_236.png" calcext:value-type="string">
            <text:p>convert -extract 256x464+3072+6496 font.png font_236.png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A239]/16)" office:value-type="float" office:value="14" calcext:value-type="float">
            <text:p>14</text:p>
          </table:table-cell>
          <table:table-cell table:formula="of:=MOD([.A239];16)" office:value-type="float" office:value="13" calcext:value-type="float">
            <text:p>13</text:p>
          </table:table-cell>
          <table:table-cell table:formula="of:=&quot;convert -extract 256x464+&quot;&amp;([.C239]*256)&amp;&quot;+&quot;&amp;([.B239]*464)&amp;&quot; font.png font_&quot;&amp;[.A239]&amp;&quot;.png&quot;" office:value-type="string" office:string-value="convert -extract 256x464+3328+6496 font.png font_237.png" calcext:value-type="string">
            <text:p>convert -extract 256x464+3328+6496 font.png font_237.png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A240]/16)" office:value-type="float" office:value="14" calcext:value-type="float">
            <text:p>14</text:p>
          </table:table-cell>
          <table:table-cell table:formula="of:=MOD([.A240];16)" office:value-type="float" office:value="14" calcext:value-type="float">
            <text:p>14</text:p>
          </table:table-cell>
          <table:table-cell table:formula="of:=&quot;convert -extract 256x464+&quot;&amp;([.C240]*256)&amp;&quot;+&quot;&amp;([.B240]*464)&amp;&quot; font.png font_&quot;&amp;[.A240]&amp;&quot;.png&quot;" office:value-type="string" office:string-value="convert -extract 256x464+3584+6496 font.png font_238.png" calcext:value-type="string">
            <text:p>convert -extract 256x464+3584+6496 font.png font_238.png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A241]/16)" office:value-type="float" office:value="14" calcext:value-type="float">
            <text:p>14</text:p>
          </table:table-cell>
          <table:table-cell table:formula="of:=MOD([.A241];16)" office:value-type="float" office:value="15" calcext:value-type="float">
            <text:p>15</text:p>
          </table:table-cell>
          <table:table-cell table:formula="of:=&quot;convert -extract 256x464+&quot;&amp;([.C241]*256)&amp;&quot;+&quot;&amp;([.B241]*464)&amp;&quot; font.png font_&quot;&amp;[.A241]&amp;&quot;.png&quot;" office:value-type="string" office:string-value="convert -extract 256x464+3840+6496 font.png font_239.png" calcext:value-type="string">
            <text:p>convert -extract 256x464+3840+6496 font.png font_239.png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A242]/16)" office:value-type="float" office:value="15" calcext:value-type="float">
            <text:p>15</text:p>
          </table:table-cell>
          <table:table-cell table:formula="of:=MOD([.A242];16)" office:value-type="float" office:value="0" calcext:value-type="float">
            <text:p>0</text:p>
          </table:table-cell>
          <table:table-cell table:formula="of:=&quot;convert -extract 256x464+&quot;&amp;([.C242]*256)&amp;&quot;+&quot;&amp;([.B242]*464)&amp;&quot; font.png font_&quot;&amp;[.A242]&amp;&quot;.png&quot;" office:value-type="string" office:string-value="convert -extract 256x464+0+6960 font.png font_240.png" calcext:value-type="string">
            <text:p>convert -extract 256x464+0+6960 font.png font_240.png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A243]/16)" office:value-type="float" office:value="15" calcext:value-type="float">
            <text:p>15</text:p>
          </table:table-cell>
          <table:table-cell table:formula="of:=MOD([.A243];16)" office:value-type="float" office:value="1" calcext:value-type="float">
            <text:p>1</text:p>
          </table:table-cell>
          <table:table-cell table:formula="of:=&quot;convert -extract 256x464+&quot;&amp;([.C243]*256)&amp;&quot;+&quot;&amp;([.B243]*464)&amp;&quot; font.png font_&quot;&amp;[.A243]&amp;&quot;.png&quot;" office:value-type="string" office:string-value="convert -extract 256x464+256+6960 font.png font_241.png" calcext:value-type="string">
            <text:p>convert -extract 256x464+256+6960 font.png font_241.png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A244]/16)" office:value-type="float" office:value="15" calcext:value-type="float">
            <text:p>15</text:p>
          </table:table-cell>
          <table:table-cell table:formula="of:=MOD([.A244];16)" office:value-type="float" office:value="2" calcext:value-type="float">
            <text:p>2</text:p>
          </table:table-cell>
          <table:table-cell table:formula="of:=&quot;convert -extract 256x464+&quot;&amp;([.C244]*256)&amp;&quot;+&quot;&amp;([.B244]*464)&amp;&quot; font.png font_&quot;&amp;[.A244]&amp;&quot;.png&quot;" office:value-type="string" office:string-value="convert -extract 256x464+512+6960 font.png font_242.png" calcext:value-type="string">
            <text:p>convert -extract 256x464+512+6960 font.png font_242.png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A245]/16)" office:value-type="float" office:value="15" calcext:value-type="float">
            <text:p>15</text:p>
          </table:table-cell>
          <table:table-cell table:formula="of:=MOD([.A245];16)" office:value-type="float" office:value="3" calcext:value-type="float">
            <text:p>3</text:p>
          </table:table-cell>
          <table:table-cell table:formula="of:=&quot;convert -extract 256x464+&quot;&amp;([.C245]*256)&amp;&quot;+&quot;&amp;([.B245]*464)&amp;&quot; font.png font_&quot;&amp;[.A245]&amp;&quot;.png&quot;" office:value-type="string" office:string-value="convert -extract 256x464+768+6960 font.png font_243.png" calcext:value-type="string">
            <text:p>convert -extract 256x464+768+6960 font.png font_243.png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A246]/16)" office:value-type="float" office:value="15" calcext:value-type="float">
            <text:p>15</text:p>
          </table:table-cell>
          <table:table-cell table:formula="of:=MOD([.A246];16)" office:value-type="float" office:value="4" calcext:value-type="float">
            <text:p>4</text:p>
          </table:table-cell>
          <table:table-cell table:formula="of:=&quot;convert -extract 256x464+&quot;&amp;([.C246]*256)&amp;&quot;+&quot;&amp;([.B246]*464)&amp;&quot; font.png font_&quot;&amp;[.A246]&amp;&quot;.png&quot;" office:value-type="string" office:string-value="convert -extract 256x464+1024+6960 font.png font_244.png" calcext:value-type="string">
            <text:p>convert -extract 256x464+1024+6960 font.png font_244.png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A247]/16)" office:value-type="float" office:value="15" calcext:value-type="float">
            <text:p>15</text:p>
          </table:table-cell>
          <table:table-cell table:formula="of:=MOD([.A247];16)" office:value-type="float" office:value="5" calcext:value-type="float">
            <text:p>5</text:p>
          </table:table-cell>
          <table:table-cell table:formula="of:=&quot;convert -extract 256x464+&quot;&amp;([.C247]*256)&amp;&quot;+&quot;&amp;([.B247]*464)&amp;&quot; font.png font_&quot;&amp;[.A247]&amp;&quot;.png&quot;" office:value-type="string" office:string-value="convert -extract 256x464+1280+6960 font.png font_245.png" calcext:value-type="string">
            <text:p>convert -extract 256x464+1280+6960 font.png font_245.png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A248]/16)" office:value-type="float" office:value="15" calcext:value-type="float">
            <text:p>15</text:p>
          </table:table-cell>
          <table:table-cell table:formula="of:=MOD([.A248];16)" office:value-type="float" office:value="6" calcext:value-type="float">
            <text:p>6</text:p>
          </table:table-cell>
          <table:table-cell table:formula="of:=&quot;convert -extract 256x464+&quot;&amp;([.C248]*256)&amp;&quot;+&quot;&amp;([.B248]*464)&amp;&quot; font.png font_&quot;&amp;[.A248]&amp;&quot;.png&quot;" office:value-type="string" office:string-value="convert -extract 256x464+1536+6960 font.png font_246.png" calcext:value-type="string">
            <text:p>convert -extract 256x464+1536+6960 font.png font_246.png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A249]/16)" office:value-type="float" office:value="15" calcext:value-type="float">
            <text:p>15</text:p>
          </table:table-cell>
          <table:table-cell table:formula="of:=MOD([.A249];16)" office:value-type="float" office:value="7" calcext:value-type="float">
            <text:p>7</text:p>
          </table:table-cell>
          <table:table-cell table:formula="of:=&quot;convert -extract 256x464+&quot;&amp;([.C249]*256)&amp;&quot;+&quot;&amp;([.B249]*464)&amp;&quot; font.png font_&quot;&amp;[.A249]&amp;&quot;.png&quot;" office:value-type="string" office:string-value="convert -extract 256x464+1792+6960 font.png font_247.png" calcext:value-type="string">
            <text:p>convert -extract 256x464+1792+6960 font.png font_247.png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A250]/16)" office:value-type="float" office:value="15" calcext:value-type="float">
            <text:p>15</text:p>
          </table:table-cell>
          <table:table-cell table:formula="of:=MOD([.A250];16)" office:value-type="float" office:value="8" calcext:value-type="float">
            <text:p>8</text:p>
          </table:table-cell>
          <table:table-cell table:formula="of:=&quot;convert -extract 256x464+&quot;&amp;([.C250]*256)&amp;&quot;+&quot;&amp;([.B250]*464)&amp;&quot; font.png font_&quot;&amp;[.A250]&amp;&quot;.png&quot;" office:value-type="string" office:string-value="convert -extract 256x464+2048+6960 font.png font_248.png" calcext:value-type="string">
            <text:p>convert -extract 256x464+2048+6960 font.png font_248.png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A251]/16)" office:value-type="float" office:value="15" calcext:value-type="float">
            <text:p>15</text:p>
          </table:table-cell>
          <table:table-cell table:formula="of:=MOD([.A251];16)" office:value-type="float" office:value="9" calcext:value-type="float">
            <text:p>9</text:p>
          </table:table-cell>
          <table:table-cell table:formula="of:=&quot;convert -extract 256x464+&quot;&amp;([.C251]*256)&amp;&quot;+&quot;&amp;([.B251]*464)&amp;&quot; font.png font_&quot;&amp;[.A251]&amp;&quot;.png&quot;" office:value-type="string" office:string-value="convert -extract 256x464+2304+6960 font.png font_249.png" calcext:value-type="string">
            <text:p>convert -extract 256x464+2304+6960 font.png font_249.png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A252]/16)" office:value-type="float" office:value="15" calcext:value-type="float">
            <text:p>15</text:p>
          </table:table-cell>
          <table:table-cell table:formula="of:=MOD([.A252];16)" office:value-type="float" office:value="10" calcext:value-type="float">
            <text:p>10</text:p>
          </table:table-cell>
          <table:table-cell table:formula="of:=&quot;convert -extract 256x464+&quot;&amp;([.C252]*256)&amp;&quot;+&quot;&amp;([.B252]*464)&amp;&quot; font.png font_&quot;&amp;[.A252]&amp;&quot;.png&quot;" office:value-type="string" office:string-value="convert -extract 256x464+2560+6960 font.png font_250.png" calcext:value-type="string">
            <text:p>convert -extract 256x464+2560+6960 font.png font_250.png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A253]/16)" office:value-type="float" office:value="15" calcext:value-type="float">
            <text:p>15</text:p>
          </table:table-cell>
          <table:table-cell table:formula="of:=MOD([.A253];16)" office:value-type="float" office:value="11" calcext:value-type="float">
            <text:p>11</text:p>
          </table:table-cell>
          <table:table-cell table:formula="of:=&quot;convert -extract 256x464+&quot;&amp;([.C253]*256)&amp;&quot;+&quot;&amp;([.B253]*464)&amp;&quot; font.png font_&quot;&amp;[.A253]&amp;&quot;.png&quot;" office:value-type="string" office:string-value="convert -extract 256x464+2816+6960 font.png font_251.png" calcext:value-type="string">
            <text:p>convert -extract 256x464+2816+6960 font.png font_251.png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A254]/16)" office:value-type="float" office:value="15" calcext:value-type="float">
            <text:p>15</text:p>
          </table:table-cell>
          <table:table-cell table:formula="of:=MOD([.A254];16)" office:value-type="float" office:value="12" calcext:value-type="float">
            <text:p>12</text:p>
          </table:table-cell>
          <table:table-cell table:formula="of:=&quot;convert -extract 256x464+&quot;&amp;([.C254]*256)&amp;&quot;+&quot;&amp;([.B254]*464)&amp;&quot; font.png font_&quot;&amp;[.A254]&amp;&quot;.png&quot;" office:value-type="string" office:string-value="convert -extract 256x464+3072+6960 font.png font_252.png" calcext:value-type="string">
            <text:p>convert -extract 256x464+3072+6960 font.png font_252.png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A255]/16)" office:value-type="float" office:value="15" calcext:value-type="float">
            <text:p>15</text:p>
          </table:table-cell>
          <table:table-cell table:formula="of:=MOD([.A255];16)" office:value-type="float" office:value="13" calcext:value-type="float">
            <text:p>13</text:p>
          </table:table-cell>
          <table:table-cell table:formula="of:=&quot;convert -extract 256x464+&quot;&amp;([.C255]*256)&amp;&quot;+&quot;&amp;([.B255]*464)&amp;&quot; font.png font_&quot;&amp;[.A255]&amp;&quot;.png&quot;" office:value-type="string" office:string-value="convert -extract 256x464+3328+6960 font.png font_253.png" calcext:value-type="string">
            <text:p>convert -extract 256x464+3328+6960 font.png font_253.png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A256]/16)" office:value-type="float" office:value="15" calcext:value-type="float">
            <text:p>15</text:p>
          </table:table-cell>
          <table:table-cell table:formula="of:=MOD([.A256];16)" office:value-type="float" office:value="14" calcext:value-type="float">
            <text:p>14</text:p>
          </table:table-cell>
          <table:table-cell table:formula="of:=&quot;convert -extract 256x464+&quot;&amp;([.C256]*256)&amp;&quot;+&quot;&amp;([.B256]*464)&amp;&quot; font.png font_&quot;&amp;[.A256]&amp;&quot;.png&quot;" office:value-type="string" office:string-value="convert -extract 256x464+3584+6960 font.png font_254.png" calcext:value-type="string">
            <text:p>convert -extract 256x464+3584+6960 font.png font_254.png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A257]/16)" office:value-type="float" office:value="15" calcext:value-type="float">
            <text:p>15</text:p>
          </table:table-cell>
          <table:table-cell table:formula="of:=MOD([.A257];16)" office:value-type="float" office:value="15" calcext:value-type="float">
            <text:p>15</text:p>
          </table:table-cell>
          <table:table-cell table:formula="of:=&quot;convert -extract 256x464+&quot;&amp;([.C257]*256)&amp;&quot;+&quot;&amp;([.B257]*464)&amp;&quot; font.png font_&quot;&amp;[.A257]&amp;&quot;.png&quot;" office:value-type="string" office:string-value="convert -extract 256x464+3840+6960 font.png font_255.png" calcext:value-type="string">
            <text:p>convert -extract 256x464+3840+6960 font.png font_255.png</text:p>
          </table:table-cell>
          <table:table-cell/>
        </table:table-row>
        <table:table-row table:style-name="ro1" table:number-rows-repeated="10483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5:25:35.121334349</meta:creation-date>
    <dc:date>2021-02-07T15:37:29.514128474</dc:date>
    <meta:editing-duration>PT11M53S</meta:editing-duration>
    <meta:editing-cycles>3</meta:editing-cycles>
    <meta:generator>LibreOffice/6.4.6.2$Linux_X86_64 LibreOffice_project/40$Build-2</meta:generator>
    <meta:document-statistic meta:table-count="1" meta:cell-count="1156" meta:object-count="0"/>
  </office:meta>
</office:document-meta>
</file>